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2" table:default-cell-style-name="ce6"/>
        <table:table-column table:style-name="co2" table:default-cell-style-name="ce4"/>
        <table:table-column table:style-name="co2" table:number-columns-repeated="2" table:default-cell-style-name="ce5"/>
        <table:table-column table:style-name="co3" table:number-columns-repeated="5" table:default-cell-style-name="ce5"/>
        <table:table-column table:style-name="co4" table:number-columns-repeated="5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3" table:number-rows-spanned="1">
            <text:p>ID процесса (ов) A</text:p>
          </table:table-cell>
          <table:covered-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VLOOKUP([.C2];[.$A:.$J];10;0)" office:value-type="float" office:value="12" calcext:value-type="float">
            <text:p>12</text:p>
          </table:table-cell>
          <table:table-cell table:formula="of:=VLOOKUP([.D2];[.$A:.$J];10;0)" office:value-type="float" office:value="5" calcext:value-type="float">
            <text:p>5</text:p>
          </table:table-cell>
          <table:table-cell table:formula="of:=VLOOKUP([.E2];[.$A:.$J];10;0)" office:value-type="float" office:value="16" calcext:value-type="float">
            <text:p>16</text:p>
          </table:table-cell>
          <table:table-cell table:style-name="ce7" table:formula="of:=[.J2]-[.B2]+1" office:value-type="float" office:value="17" calcext:value-type="float">
            <text:p>17</text:p>
          </table:table-cell>
          <table:table-cell table:style-name="ce7" table:formula="of:=MAX([.F2:.H2])+[.B2]" office:value-type="float" office:value="17" calcext:value-type="float">
            <text:p>17</text:p>
          </table:table-cell>
          <table:table-cell table:formula="of:=IF(AND([.K$1]&lt;=[.$J2];[.K$1]&gt;=[.$I2]);[.$A2];&quot;&quot;)">
            <text:p/>
          </table:table-cell>
          <table:table-cell table:formula="of:=IF(AND([.L$1]&lt;=[.$J2];[.L$1]&gt;=[.$I2]);[.$A2];&quot;&quot;)">
            <text:p/>
          </table:table-cell>
          <table:table-cell table:formula="of:=IF(AND([.M$1]&lt;=[.$J2];[.M$1]&gt;=[.$I2]);[.$A2];&quot;&quot;)">
            <text:p/>
          </table:table-cell>
          <table:table-cell table:formula="of:=IF(AND([.N$1]&lt;=[.$J2];[.N$1]&gt;=[.$I2]);[.$A2];&quot;&quot;)">
            <text:p/>
          </table:table-cell>
          <table:table-cell table:formula="of:=IF(AND([.O$1]&lt;=[.$J2];[.O$1]&gt;=[.$I2]);[.$A2];&quot;&quot;)">
            <text:p/>
          </table:table-cell>
          <table:table-cell table:formula="of:=IF(AND([.P$1]&lt;=[.$J2];[.P$1]&gt;=[.$I2]);[.$A2];&quot;&quot;)">
            <text:p/>
          </table:table-cell>
          <table:table-cell table:formula="of:=IF(AND([.Q$1]&lt;=[.$J2];[.Q$1]&gt;=[.$I2]);[.$A2];&quot;&quot;)">
            <text:p/>
          </table:table-cell>
          <table:table-cell table:formula="of:=IF(AND([.R$1]&lt;=[.$J2];[.R$1]&gt;=[.$I2]);[.$A2];&quot;&quot;)">
            <text:p/>
          </table:table-cell>
          <table:table-cell table:formula="of:=IF(AND([.S$1]&lt;=[.$J2];[.S$1]&gt;=[.$I2]);[.$A2];&quot;&quot;)">
            <text:p/>
          </table:table-cell>
          <table:table-cell table:formula="of:=IF(AND([.T$1]&lt;=[.$J2];[.T$1]&gt;=[.$I2]);[.$A2];&quot;&quot;)">
            <text:p/>
          </table:table-cell>
          <table:table-cell table:formula="of:=IF(AND([.U$1]&lt;=[.$J2];[.U$1]&gt;=[.$I2]);[.$A2];&quot;&quot;)">
            <text:p/>
          </table:table-cell>
          <table:table-cell table:formula="of:=IF(AND([.V$1]&lt;=[.$J2];[.V$1]&gt;=[.$I2]);[.$A2];&quot;&quot;)">
            <text:p/>
          </table:table-cell>
          <table:table-cell table:formula="of:=IF(AND([.W$1]&lt;=[.$J2];[.W$1]&gt;=[.$I2]);[.$A2];&quot;&quot;)">
            <text:p/>
          </table:table-cell>
          <table:table-cell table:formula="of:=IF(AND([.X$1]&lt;=[.$J2];[.X$1]&gt;=[.$I2]);[.$A2];&quot;&quot;)">
            <text:p/>
          </table:table-cell>
          <table:table-cell table:formula="of:=IF(AND([.Y$1]&lt;=[.$J2];[.Y$1]&gt;=[.$I2]);[.$A2];&quot;&quot;)">
            <text:p/>
          </table:table-cell>
          <table:table-cell table:formula="of:=IF(AND([.Z$1]&lt;=[.$J2];[.Z$1]&gt;=[.$I2]);[.$A2];&quot;&quot;)">
            <text:p/>
          </table:table-cell>
          <table:table-cell table:formula="of:=IF(AND([.AA$1]&lt;=[.$J2];[.AA$1]&gt;=[.$I2]);[.$A2];&quot;&quot;)" office:value-type="float" office:value="1" calcext:value-type="float">
            <text:p>1</text:p>
          </table:table-cell>
          <table:table-cell table:formula="of:=IF(AND([.AB$1]&lt;=[.$J2];[.AB$1]&gt;=[.$I2]);[.$A2];&quot;&quot;)">
            <text:p/>
          </table:table-cell>
          <table:table-cell table:formula="of:=IF(AND([.AC$1]&lt;=[.$J2];[.AC$1]&gt;=[.$I2]);[.$A2];&quot;&quot;)">
            <text:p/>
          </table:table-cell>
          <table:table-cell table:formula="of:=IF(AND([.AD$1]&lt;=[.$J2];[.AD$1]&gt;=[.$I2]);[.$A2];&quot;&quot;)">
            <text:p/>
          </table:table-cell>
          <table:table-cell table:formula="of:=IF(AND([.AE$1]&lt;=[.$J2];[.AE$1]&gt;=[.$I2]);[.$A2];&quot;&quot;)">
            <text:p/>
          </table:table-cell>
          <table:table-cell table:formula="of:=IF(AND([.AF$1]&lt;=[.$J2];[.AF$1]&gt;=[.$I2]);[.$A2];&quot;&quot;)">
            <text:p/>
          </table:table-cell>
          <table:table-cell table:formula="of:=IF(AND([.AG$1]&lt;=[.$J2];[.AG$1]&gt;=[.$I2]);[.$A2];&quot;&quot;)">
            <text:p/>
          </table:table-cell>
          <table:table-cell table:formula="of:=IF(AND([.AH$1]&lt;=[.$J2];[.AH$1]&gt;=[.$I2]);[.$A2];&quot;&quot;)">
            <text:p/>
          </table:table-cell>
          <table:table-cell table:formula="of:=IF(AND([.AI$1]&lt;=[.$J2];[.AI$1]&gt;=[.$I2]);[.$A2];&quot;&quot;)">
            <text:p/>
          </table:table-cell>
          <table:table-cell table:formula="of:=IF(AND([.AJ$1]&lt;=[.$J2];[.AJ$1]&gt;=[.$I2]);[.$A2];&quot;&quot;)">
            <text:p/>
          </table:table-cell>
          <table:table-cell table:formula="of:=IF(AND([.AK$1]&lt;=[.$J2];[.AK$1]&gt;=[.$I2]);[.$A2];&quot;&quot;)">
            <text:p/>
          </table:table-cell>
          <table:table-cell table:formula="of:=IF(AND([.AL$1]&lt;=[.$J2];[.AL$1]&gt;=[.$I2]);[.$A2];&quot;&quot;)">
            <text:p/>
          </table:table-cell>
          <table:table-cell table:formula="of:=IF(AND([.AM$1]&lt;=[.$J2];[.AM$1]&gt;=[.$I2]);[.$A2];&quot;&quot;)">
            <text:p/>
          </table:table-cell>
          <table:table-cell table:formula="of:=IF(AND([.AN$1]&lt;=[.$J2];[.AN$1]&gt;=[.$I2]);[.$A2];&quot;&quot;)">
            <text:p/>
          </table:table-cell>
          <table:table-cell table:formula="of:=IF(AND([.AO$1]&lt;=[.$J2];[.AO$1]&gt;=[.$I2]);[.$A2];&quot;&quot;)">
            <text:p/>
          </table:table-cell>
          <table:table-cell table:formula="of:=IF(AND([.AP$1]&lt;=[.$J2];[.AP$1]&gt;=[.$I2]);[.$A2];&quot;&quot;)">
            <text:p/>
          </table:table-cell>
          <table:table-cell table:formula="of:=IF(AND([.AQ$1]&lt;=[.$J2];[.AQ$1]&gt;=[.$I2]);[.$A2];&quot;&quot;)">
            <text:p/>
          </table:table-cell>
          <table:table-cell table:formula="of:=IF(AND([.AR$1]&lt;=[.$J2];[.AR$1]&gt;=[.$I2]);[.$A2];&quot;&quot;)">
            <text:p/>
          </table:table-cell>
          <table:table-cell table:formula="of:=IF(AND([.AS$1]&lt;=[.$J2];[.AS$1]&gt;=[.$I2]);[.$A2];&quot;&quot;)">
            <text:p/>
          </table:table-cell>
          <table:table-cell table:formula="of:=IF(AND([.AT$1]&lt;=[.$J2];[.AT$1]&gt;=[.$I2]);[.$A2];&quot;&quot;)">
            <text:p/>
          </table:table-cell>
          <table:table-cell table:formula="of:=IF(AND([.AU$1]&lt;=[.$J2];[.AU$1]&gt;=[.$I2]);[.$A2];&quot;&quot;)">
            <text:p/>
          </table:table-cell>
          <table:table-cell table:formula="of:=IF(AND([.AV$1]&lt;=[.$J2];[.AV$1]&gt;=[.$I2]);[.$A2];&quot;&quot;)">
            <text:p/>
          </table:table-cell>
          <table:table-cell table:formula="of:=IF(AND([.AW$1]&lt;=[.$J2];[.AW$1]&gt;=[.$I2]);[.$A2];&quot;&quot;)">
            <text:p/>
          </table:table-cell>
          <table:table-cell table:formula="of:=IF(AND([.AX$1]&lt;=[.$J2];[.AX$1]&gt;=[.$I2]);[.$A2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3];[.$A:.$J];10;0)" office:value-type="float" office:value="10" calcext:value-type="float">
            <text:p>10</text:p>
          </table:table-cell>
          <table:table-cell table:formula="of:=VLOOKUP([.D3];[.$A:.$J];10;0)" office:value-type="float" office:value="0" calcext:value-type="float">
            <text:p/>
          </table:table-cell>
          <table:table-cell table:formula="of:=VLOOKUP([.E3];[.$A:.$J];10;0)" office:value-type="float" office:value="0" calcext:value-type="float">
            <text:p/>
          </table:table-cell>
          <table:table-cell table:style-name="ce7" table:formula="of:=[.J3]-[.B3]+1" office:value-type="float" office:value="11" calcext:value-type="float">
            <text:p>11</text:p>
          </table:table-cell>
          <table:table-cell table:style-name="ce7" table:formula="of:=MAX([.F3:.H3])+[.B3]" office:value-type="float" office:value="11" calcext:value-type="float">
            <text:p>11</text:p>
          </table:table-cell>
          <table:table-cell table:formula="of:=IF(AND([.K$1]&lt;=[.$J3];[.K$1]&gt;=[.$I3]);[.$A3];&quot;&quot;)">
            <text:p/>
          </table:table-cell>
          <table:table-cell table:formula="of:=IF(AND([.L$1]&lt;=[.$J3];[.L$1]&gt;=[.$I3]);[.$A3];&quot;&quot;)">
            <text:p/>
          </table:table-cell>
          <table:table-cell table:formula="of:=IF(AND([.M$1]&lt;=[.$J3];[.M$1]&gt;=[.$I3]);[.$A3];&quot;&quot;)">
            <text:p/>
          </table:table-cell>
          <table:table-cell table:formula="of:=IF(AND([.N$1]&lt;=[.$J3];[.N$1]&gt;=[.$I3]);[.$A3];&quot;&quot;)">
            <text:p/>
          </table:table-cell>
          <table:table-cell table:formula="of:=IF(AND([.O$1]&lt;=[.$J3];[.O$1]&gt;=[.$I3]);[.$A3];&quot;&quot;)">
            <text:p/>
          </table:table-cell>
          <table:table-cell table:formula="of:=IF(AND([.P$1]&lt;=[.$J3];[.P$1]&gt;=[.$I3]);[.$A3];&quot;&quot;)">
            <text:p/>
          </table:table-cell>
          <table:table-cell table:formula="of:=IF(AND([.Q$1]&lt;=[.$J3];[.Q$1]&gt;=[.$I3]);[.$A3];&quot;&quot;)">
            <text:p/>
          </table:table-cell>
          <table:table-cell table:formula="of:=IF(AND([.R$1]&lt;=[.$J3];[.R$1]&gt;=[.$I3]);[.$A3];&quot;&quot;)">
            <text:p/>
          </table:table-cell>
          <table:table-cell table:formula="of:=IF(AND([.S$1]&lt;=[.$J3];[.S$1]&gt;=[.$I3]);[.$A3];&quot;&quot;)">
            <text:p/>
          </table:table-cell>
          <table:table-cell table:formula="of:=IF(AND([.T$1]&lt;=[.$J3];[.T$1]&gt;=[.$I3]);[.$A3];&quot;&quot;)">
            <text:p/>
          </table:table-cell>
          <table:table-cell table:formula="of:=IF(AND([.U$1]&lt;=[.$J3];[.U$1]&gt;=[.$I3]);[.$A3];&quot;&quot;)" office:value-type="float" office:value="2" calcext:value-type="float">
            <text:p>2</text:p>
          </table:table-cell>
          <table:table-cell table:formula="of:=IF(AND([.V$1]&lt;=[.$J3];[.V$1]&gt;=[.$I3]);[.$A3];&quot;&quot;)">
            <text:p/>
          </table:table-cell>
          <table:table-cell table:formula="of:=IF(AND([.W$1]&lt;=[.$J3];[.W$1]&gt;=[.$I3]);[.$A3];&quot;&quot;)">
            <text:p/>
          </table:table-cell>
          <table:table-cell table:formula="of:=IF(AND([.X$1]&lt;=[.$J3];[.X$1]&gt;=[.$I3]);[.$A3];&quot;&quot;)">
            <text:p/>
          </table:table-cell>
          <table:table-cell table:formula="of:=IF(AND([.Y$1]&lt;=[.$J3];[.Y$1]&gt;=[.$I3]);[.$A3];&quot;&quot;)">
            <text:p/>
          </table:table-cell>
          <table:table-cell table:formula="of:=IF(AND([.Z$1]&lt;=[.$J3];[.Z$1]&gt;=[.$I3]);[.$A3];&quot;&quot;)">
            <text:p/>
          </table:table-cell>
          <table:table-cell table:formula="of:=IF(AND([.AA$1]&lt;=[.$J3];[.AA$1]&gt;=[.$I3]);[.$A3];&quot;&quot;)">
            <text:p/>
          </table:table-cell>
          <table:table-cell table:formula="of:=IF(AND([.AB$1]&lt;=[.$J3];[.AB$1]&gt;=[.$I3]);[.$A3];&quot;&quot;)">
            <text:p/>
          </table:table-cell>
          <table:table-cell table:formula="of:=IF(AND([.AC$1]&lt;=[.$J3];[.AC$1]&gt;=[.$I3]);[.$A3];&quot;&quot;)">
            <text:p/>
          </table:table-cell>
          <table:table-cell table:formula="of:=IF(AND([.AD$1]&lt;=[.$J3];[.AD$1]&gt;=[.$I3]);[.$A3];&quot;&quot;)">
            <text:p/>
          </table:table-cell>
          <table:table-cell table:formula="of:=IF(AND([.AE$1]&lt;=[.$J3];[.AE$1]&gt;=[.$I3]);[.$A3];&quot;&quot;)">
            <text:p/>
          </table:table-cell>
          <table:table-cell table:formula="of:=IF(AND([.AF$1]&lt;=[.$J3];[.AF$1]&gt;=[.$I3]);[.$A3];&quot;&quot;)">
            <text:p/>
          </table:table-cell>
          <table:table-cell table:formula="of:=IF(AND([.AG$1]&lt;=[.$J3];[.AG$1]&gt;=[.$I3]);[.$A3];&quot;&quot;)">
            <text:p/>
          </table:table-cell>
          <table:table-cell table:formula="of:=IF(AND([.AH$1]&lt;=[.$J3];[.AH$1]&gt;=[.$I3]);[.$A3];&quot;&quot;)">
            <text:p/>
          </table:table-cell>
          <table:table-cell table:formula="of:=IF(AND([.AI$1]&lt;=[.$J3];[.AI$1]&gt;=[.$I3]);[.$A3];&quot;&quot;)">
            <text:p/>
          </table:table-cell>
          <table:table-cell table:formula="of:=IF(AND([.AJ$1]&lt;=[.$J3];[.AJ$1]&gt;=[.$I3]);[.$A3];&quot;&quot;)">
            <text:p/>
          </table:table-cell>
          <table:table-cell table:formula="of:=IF(AND([.AK$1]&lt;=[.$J3];[.AK$1]&gt;=[.$I3]);[.$A3];&quot;&quot;)">
            <text:p/>
          </table:table-cell>
          <table:table-cell table:formula="of:=IF(AND([.AL$1]&lt;=[.$J3];[.AL$1]&gt;=[.$I3]);[.$A3];&quot;&quot;)">
            <text:p/>
          </table:table-cell>
          <table:table-cell table:formula="of:=IF(AND([.AM$1]&lt;=[.$J3];[.AM$1]&gt;=[.$I3]);[.$A3];&quot;&quot;)">
            <text:p/>
          </table:table-cell>
          <table:table-cell table:formula="of:=IF(AND([.AN$1]&lt;=[.$J3];[.AN$1]&gt;=[.$I3]);[.$A3];&quot;&quot;)">
            <text:p/>
          </table:table-cell>
          <table:table-cell table:formula="of:=IF(AND([.AO$1]&lt;=[.$J3];[.AO$1]&gt;=[.$I3]);[.$A3];&quot;&quot;)">
            <text:p/>
          </table:table-cell>
          <table:table-cell table:formula="of:=IF(AND([.AP$1]&lt;=[.$J3];[.AP$1]&gt;=[.$I3]);[.$A3];&quot;&quot;)">
            <text:p/>
          </table:table-cell>
          <table:table-cell table:formula="of:=IF(AND([.AQ$1]&lt;=[.$J3];[.AQ$1]&gt;=[.$I3]);[.$A3];&quot;&quot;)">
            <text:p/>
          </table:table-cell>
          <table:table-cell table:formula="of:=IF(AND([.AR$1]&lt;=[.$J3];[.AR$1]&gt;=[.$I3]);[.$A3];&quot;&quot;)">
            <text:p/>
          </table:table-cell>
          <table:table-cell table:formula="of:=IF(AND([.AS$1]&lt;=[.$J3];[.AS$1]&gt;=[.$I3]);[.$A3];&quot;&quot;)">
            <text:p/>
          </table:table-cell>
          <table:table-cell table:formula="of:=IF(AND([.AT$1]&lt;=[.$J3];[.AT$1]&gt;=[.$I3]);[.$A3];&quot;&quot;)">
            <text:p/>
          </table:table-cell>
          <table:table-cell table:formula="of:=IF(AND([.AU$1]&lt;=[.$J3];[.AU$1]&gt;=[.$I3]);[.$A3];&quot;&quot;)">
            <text:p/>
          </table:table-cell>
          <table:table-cell table:formula="of:=IF(AND([.AV$1]&lt;=[.$J3];[.AV$1]&gt;=[.$I3]);[.$A3];&quot;&quot;)">
            <text:p/>
          </table:table-cell>
          <table:table-cell table:formula="of:=IF(AND([.AW$1]&lt;=[.$J3];[.AW$1]&gt;=[.$I3]);[.$A3];&quot;&quot;)">
            <text:p/>
          </table:table-cell>
          <table:table-cell table:formula="of:=IF(AND([.AX$1]&lt;=[.$J3];[.AX$1]&gt;=[.$I3]);[.$A3];&quot;&quot;)">
            <text:p/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VLOOKUP([.C4];[.$A:.$J];10;0)" office:value-type="float" office:value="14" calcext:value-type="float">
            <text:p>14</text:p>
          </table:table-cell>
          <table:table-cell table:formula="of:=VLOOKUP([.D4];[.$A:.$J];10;0)" office:value-type="float" office:value="17" calcext:value-type="float">
            <text:p>17</text:p>
          </table:table-cell>
          <table:table-cell table:formula="of:=VLOOKUP([.E4];[.$A:.$J];10;0)" office:value-type="float" office:value="0" calcext:value-type="float">
            <text:p/>
          </table:table-cell>
          <table:table-cell table:style-name="ce7" table:formula="of:=[.J4]-[.B4]+1" office:value-type="float" office:value="18" calcext:value-type="float">
            <text:p>18</text:p>
          </table:table-cell>
          <table:table-cell table:style-name="ce7" table:formula="of:=MAX([.F4:.H4])+[.B4]" office:value-type="float" office:value="23" calcext:value-type="float">
            <text:p>23</text:p>
          </table:table-cell>
          <table:table-cell table:formula="of:=IF(AND([.K$1]&lt;=[.$J4];[.K$1]&gt;=[.$I4]);[.$A4];&quot;&quot;)">
            <text:p/>
          </table:table-cell>
          <table:table-cell table:formula="of:=IF(AND([.L$1]&lt;=[.$J4];[.L$1]&gt;=[.$I4]);[.$A4];&quot;&quot;)">
            <text:p/>
          </table:table-cell>
          <table:table-cell table:formula="of:=IF(AND([.M$1]&lt;=[.$J4];[.M$1]&gt;=[.$I4]);[.$A4];&quot;&quot;)">
            <text:p/>
          </table:table-cell>
          <table:table-cell table:formula="of:=IF(AND([.N$1]&lt;=[.$J4];[.N$1]&gt;=[.$I4]);[.$A4];&quot;&quot;)">
            <text:p/>
          </table:table-cell>
          <table:table-cell table:formula="of:=IF(AND([.O$1]&lt;=[.$J4];[.O$1]&gt;=[.$I4]);[.$A4];&quot;&quot;)">
            <text:p/>
          </table:table-cell>
          <table:table-cell table:formula="of:=IF(AND([.P$1]&lt;=[.$J4];[.P$1]&gt;=[.$I4]);[.$A4];&quot;&quot;)">
            <text:p/>
          </table:table-cell>
          <table:table-cell table:formula="of:=IF(AND([.Q$1]&lt;=[.$J4];[.Q$1]&gt;=[.$I4]);[.$A4];&quot;&quot;)">
            <text:p/>
          </table:table-cell>
          <table:table-cell table:formula="of:=IF(AND([.R$1]&lt;=[.$J4];[.R$1]&gt;=[.$I4]);[.$A4];&quot;&quot;)">
            <text:p/>
          </table:table-cell>
          <table:table-cell table:formula="of:=IF(AND([.S$1]&lt;=[.$J4];[.S$1]&gt;=[.$I4]);[.$A4];&quot;&quot;)">
            <text:p/>
          </table:table-cell>
          <table:table-cell table:formula="of:=IF(AND([.T$1]&lt;=[.$J4];[.T$1]&gt;=[.$I4]);[.$A4];&quot;&quot;)">
            <text:p/>
          </table:table-cell>
          <table:table-cell table:formula="of:=IF(AND([.U$1]&lt;=[.$J4];[.U$1]&gt;=[.$I4]);[.$A4];&quot;&quot;)">
            <text:p/>
          </table:table-cell>
          <table:table-cell table:formula="of:=IF(AND([.V$1]&lt;=[.$J4];[.V$1]&gt;=[.$I4]);[.$A4];&quot;&quot;)">
            <text:p/>
          </table:table-cell>
          <table:table-cell table:formula="of:=IF(AND([.W$1]&lt;=[.$J4];[.W$1]&gt;=[.$I4]);[.$A4];&quot;&quot;)">
            <text:p/>
          </table:table-cell>
          <table:table-cell table:formula="of:=IF(AND([.X$1]&lt;=[.$J4];[.X$1]&gt;=[.$I4]);[.$A4];&quot;&quot;)">
            <text:p/>
          </table:table-cell>
          <table:table-cell table:formula="of:=IF(AND([.Y$1]&lt;=[.$J4];[.Y$1]&gt;=[.$I4]);[.$A4];&quot;&quot;)">
            <text:p/>
          </table:table-cell>
          <table:table-cell table:formula="of:=IF(AND([.Z$1]&lt;=[.$J4];[.Z$1]&gt;=[.$I4]);[.$A4];&quot;&quot;)">
            <text:p/>
          </table:table-cell>
          <table:table-cell table:formula="of:=IF(AND([.AA$1]&lt;=[.$J4];[.AA$1]&gt;=[.$I4]);[.$A4];&quot;&quot;)">
            <text:p/>
          </table:table-cell>
          <table:table-cell table:formula="of:=IF(AND([.AB$1]&lt;=[.$J4];[.AB$1]&gt;=[.$I4]);[.$A4];&quot;&quot;)" office:value-type="float" office:value="3" calcext:value-type="float">
            <text:p>3</text:p>
          </table:table-cell>
          <table:table-cell table:formula="of:=IF(AND([.AC$1]&lt;=[.$J4];[.AC$1]&gt;=[.$I4]);[.$A4];&quot;&quot;)" office:value-type="float" office:value="3" calcext:value-type="float">
            <text:p>3</text:p>
          </table:table-cell>
          <table:table-cell table:formula="of:=IF(AND([.AD$1]&lt;=[.$J4];[.AD$1]&gt;=[.$I4]);[.$A4];&quot;&quot;)" office:value-type="float" office:value="3" calcext:value-type="float">
            <text:p>3</text:p>
          </table:table-cell>
          <table:table-cell table:formula="of:=IF(AND([.AE$1]&lt;=[.$J4];[.AE$1]&gt;=[.$I4]);[.$A4];&quot;&quot;)" office:value-type="float" office:value="3" calcext:value-type="float">
            <text:p>3</text:p>
          </table:table-cell>
          <table:table-cell table:formula="of:=IF(AND([.AF$1]&lt;=[.$J4];[.AF$1]&gt;=[.$I4]);[.$A4];&quot;&quot;)" office:value-type="float" office:value="3" calcext:value-type="float">
            <text:p>3</text:p>
          </table:table-cell>
          <table:table-cell table:formula="of:=IF(AND([.AG$1]&lt;=[.$J4];[.AG$1]&gt;=[.$I4]);[.$A4];&quot;&quot;)" office:value-type="float" office:value="3" calcext:value-type="float">
            <text:p>3</text:p>
          </table:table-cell>
          <table:table-cell table:formula="of:=IF(AND([.AH$1]&lt;=[.$J4];[.AH$1]&gt;=[.$I4]);[.$A4];&quot;&quot;)">
            <text:p/>
          </table:table-cell>
          <table:table-cell table:formula="of:=IF(AND([.AI$1]&lt;=[.$J4];[.AI$1]&gt;=[.$I4]);[.$A4];&quot;&quot;)">
            <text:p/>
          </table:table-cell>
          <table:table-cell table:formula="of:=IF(AND([.AJ$1]&lt;=[.$J4];[.AJ$1]&gt;=[.$I4]);[.$A4];&quot;&quot;)">
            <text:p/>
          </table:table-cell>
          <table:table-cell table:formula="of:=IF(AND([.AK$1]&lt;=[.$J4];[.AK$1]&gt;=[.$I4]);[.$A4];&quot;&quot;)">
            <text:p/>
          </table:table-cell>
          <table:table-cell table:formula="of:=IF(AND([.AL$1]&lt;=[.$J4];[.AL$1]&gt;=[.$I4]);[.$A4];&quot;&quot;)">
            <text:p/>
          </table:table-cell>
          <table:table-cell table:formula="of:=IF(AND([.AM$1]&lt;=[.$J4];[.AM$1]&gt;=[.$I4]);[.$A4];&quot;&quot;)">
            <text:p/>
          </table:table-cell>
          <table:table-cell table:formula="of:=IF(AND([.AN$1]&lt;=[.$J4];[.AN$1]&gt;=[.$I4]);[.$A4];&quot;&quot;)">
            <text:p/>
          </table:table-cell>
          <table:table-cell table:formula="of:=IF(AND([.AO$1]&lt;=[.$J4];[.AO$1]&gt;=[.$I4]);[.$A4];&quot;&quot;)">
            <text:p/>
          </table:table-cell>
          <table:table-cell table:formula="of:=IF(AND([.AP$1]&lt;=[.$J4];[.AP$1]&gt;=[.$I4]);[.$A4];&quot;&quot;)">
            <text:p/>
          </table:table-cell>
          <table:table-cell table:formula="of:=IF(AND([.AQ$1]&lt;=[.$J4];[.AQ$1]&gt;=[.$I4]);[.$A4];&quot;&quot;)">
            <text:p/>
          </table:table-cell>
          <table:table-cell table:formula="of:=IF(AND([.AR$1]&lt;=[.$J4];[.AR$1]&gt;=[.$I4]);[.$A4];&quot;&quot;)">
            <text:p/>
          </table:table-cell>
          <table:table-cell table:formula="of:=IF(AND([.AS$1]&lt;=[.$J4];[.AS$1]&gt;=[.$I4]);[.$A4];&quot;&quot;)">
            <text:p/>
          </table:table-cell>
          <table:table-cell table:formula="of:=IF(AND([.AT$1]&lt;=[.$J4];[.AT$1]&gt;=[.$I4]);[.$A4];&quot;&quot;)">
            <text:p/>
          </table:table-cell>
          <table:table-cell table:formula="of:=IF(AND([.AU$1]&lt;=[.$J4];[.AU$1]&gt;=[.$I4]);[.$A4];&quot;&quot;)">
            <text:p/>
          </table:table-cell>
          <table:table-cell table:formula="of:=IF(AND([.AV$1]&lt;=[.$J4];[.AV$1]&gt;=[.$I4]);[.$A4];&quot;&quot;)">
            <text:p/>
          </table:table-cell>
          <table:table-cell table:formula="of:=IF(AND([.AW$1]&lt;=[.$J4];[.AW$1]&gt;=[.$I4]);[.$A4];&quot;&quot;)">
            <text:p/>
          </table:table-cell>
          <table:table-cell table:formula="of:=IF(AND([.AX$1]&lt;=[.$J4];[.AX$1]&gt;=[.$I4]);[.$A4];&quot;&quot;)">
            <text:p/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VLOOKUP([.C5];[.$A:.$J];10;0)" office:value-type="float" office:value="5" calcext:value-type="float">
            <text:p>5</text:p>
          </table:table-cell>
          <table:table-cell table:formula="of:=VLOOKUP([.D5];[.$A:.$J];10;0)" office:value-type="float" office:value="9" calcext:value-type="float">
            <text:p>9</text:p>
          </table:table-cell>
          <table:table-cell table:formula="of:=VLOOKUP([.E5];[.$A:.$J];10;0)" office:value-type="float" office:value="0" calcext:value-type="float">
            <text:p/>
          </table:table-cell>
          <table:table-cell table:style-name="ce7" table:formula="of:=[.J5]-[.B5]+1" office:value-type="float" office:value="10" calcext:value-type="float">
            <text:p>10</text:p>
          </table:table-cell>
          <table:table-cell table:style-name="ce7" table:formula="of:=MAX([.F5:.H5])+[.B5]" office:value-type="float" office:value="10" calcext:value-type="float">
            <text:p>10</text:p>
          </table:table-cell>
          <table:table-cell table:formula="of:=IF(AND([.K$1]&lt;=[.$J5];[.K$1]&gt;=[.$I5]);[.$A5];&quot;&quot;)">
            <text:p/>
          </table:table-cell>
          <table:table-cell table:formula="of:=IF(AND([.L$1]&lt;=[.$J5];[.L$1]&gt;=[.$I5]);[.$A5];&quot;&quot;)">
            <text:p/>
          </table:table-cell>
          <table:table-cell table:formula="of:=IF(AND([.M$1]&lt;=[.$J5];[.M$1]&gt;=[.$I5]);[.$A5];&quot;&quot;)">
            <text:p/>
          </table:table-cell>
          <table:table-cell table:formula="of:=IF(AND([.N$1]&lt;=[.$J5];[.N$1]&gt;=[.$I5]);[.$A5];&quot;&quot;)">
            <text:p/>
          </table:table-cell>
          <table:table-cell table:formula="of:=IF(AND([.O$1]&lt;=[.$J5];[.O$1]&gt;=[.$I5]);[.$A5];&quot;&quot;)">
            <text:p/>
          </table:table-cell>
          <table:table-cell table:formula="of:=IF(AND([.P$1]&lt;=[.$J5];[.P$1]&gt;=[.$I5]);[.$A5];&quot;&quot;)">
            <text:p/>
          </table:table-cell>
          <table:table-cell table:formula="of:=IF(AND([.Q$1]&lt;=[.$J5];[.Q$1]&gt;=[.$I5]);[.$A5];&quot;&quot;)">
            <text:p/>
          </table:table-cell>
          <table:table-cell table:formula="of:=IF(AND([.R$1]&lt;=[.$J5];[.R$1]&gt;=[.$I5]);[.$A5];&quot;&quot;)">
            <text:p/>
          </table:table-cell>
          <table:table-cell table:formula="of:=IF(AND([.S$1]&lt;=[.$J5];[.S$1]&gt;=[.$I5]);[.$A5];&quot;&quot;)">
            <text:p/>
          </table:table-cell>
          <table:table-cell table:formula="of:=IF(AND([.T$1]&lt;=[.$J5];[.T$1]&gt;=[.$I5]);[.$A5];&quot;&quot;)" office:value-type="float" office:value="4" calcext:value-type="float">
            <text:p>4</text:p>
          </table:table-cell>
          <table:table-cell table:formula="of:=IF(AND([.U$1]&lt;=[.$J5];[.U$1]&gt;=[.$I5]);[.$A5];&quot;&quot;)">
            <text:p/>
          </table:table-cell>
          <table:table-cell table:formula="of:=IF(AND([.V$1]&lt;=[.$J5];[.V$1]&gt;=[.$I5]);[.$A5];&quot;&quot;)">
            <text:p/>
          </table:table-cell>
          <table:table-cell table:formula="of:=IF(AND([.W$1]&lt;=[.$J5];[.W$1]&gt;=[.$I5]);[.$A5];&quot;&quot;)">
            <text:p/>
          </table:table-cell>
          <table:table-cell table:formula="of:=IF(AND([.X$1]&lt;=[.$J5];[.X$1]&gt;=[.$I5]);[.$A5];&quot;&quot;)">
            <text:p/>
          </table:table-cell>
          <table:table-cell table:formula="of:=IF(AND([.Y$1]&lt;=[.$J5];[.Y$1]&gt;=[.$I5]);[.$A5];&quot;&quot;)">
            <text:p/>
          </table:table-cell>
          <table:table-cell table:formula="of:=IF(AND([.Z$1]&lt;=[.$J5];[.Z$1]&gt;=[.$I5]);[.$A5];&quot;&quot;)">
            <text:p/>
          </table:table-cell>
          <table:table-cell table:formula="of:=IF(AND([.AA$1]&lt;=[.$J5];[.AA$1]&gt;=[.$I5]);[.$A5];&quot;&quot;)">
            <text:p/>
          </table:table-cell>
          <table:table-cell table:formula="of:=IF(AND([.AB$1]&lt;=[.$J5];[.AB$1]&gt;=[.$I5]);[.$A5];&quot;&quot;)">
            <text:p/>
          </table:table-cell>
          <table:table-cell table:formula="of:=IF(AND([.AC$1]&lt;=[.$J5];[.AC$1]&gt;=[.$I5]);[.$A5];&quot;&quot;)">
            <text:p/>
          </table:table-cell>
          <table:table-cell table:formula="of:=IF(AND([.AD$1]&lt;=[.$J5];[.AD$1]&gt;=[.$I5]);[.$A5];&quot;&quot;)">
            <text:p/>
          </table:table-cell>
          <table:table-cell table:formula="of:=IF(AND([.AE$1]&lt;=[.$J5];[.AE$1]&gt;=[.$I5]);[.$A5];&quot;&quot;)">
            <text:p/>
          </table:table-cell>
          <table:table-cell table:formula="of:=IF(AND([.AF$1]&lt;=[.$J5];[.AF$1]&gt;=[.$I5]);[.$A5];&quot;&quot;)">
            <text:p/>
          </table:table-cell>
          <table:table-cell table:formula="of:=IF(AND([.AG$1]&lt;=[.$J5];[.AG$1]&gt;=[.$I5]);[.$A5];&quot;&quot;)">
            <text:p/>
          </table:table-cell>
          <table:table-cell table:formula="of:=IF(AND([.AH$1]&lt;=[.$J5];[.AH$1]&gt;=[.$I5]);[.$A5];&quot;&quot;)">
            <text:p/>
          </table:table-cell>
          <table:table-cell table:formula="of:=IF(AND([.AI$1]&lt;=[.$J5];[.AI$1]&gt;=[.$I5]);[.$A5];&quot;&quot;)">
            <text:p/>
          </table:table-cell>
          <table:table-cell table:formula="of:=IF(AND([.AJ$1]&lt;=[.$J5];[.AJ$1]&gt;=[.$I5]);[.$A5];&quot;&quot;)">
            <text:p/>
          </table:table-cell>
          <table:table-cell table:formula="of:=IF(AND([.AK$1]&lt;=[.$J5];[.AK$1]&gt;=[.$I5]);[.$A5];&quot;&quot;)">
            <text:p/>
          </table:table-cell>
          <table:table-cell table:formula="of:=IF(AND([.AL$1]&lt;=[.$J5];[.AL$1]&gt;=[.$I5]);[.$A5];&quot;&quot;)">
            <text:p/>
          </table:table-cell>
          <table:table-cell table:formula="of:=IF(AND([.AM$1]&lt;=[.$J5];[.AM$1]&gt;=[.$I5]);[.$A5];&quot;&quot;)">
            <text:p/>
          </table:table-cell>
          <table:table-cell table:formula="of:=IF(AND([.AN$1]&lt;=[.$J5];[.AN$1]&gt;=[.$I5]);[.$A5];&quot;&quot;)">
            <text:p/>
          </table:table-cell>
          <table:table-cell table:formula="of:=IF(AND([.AO$1]&lt;=[.$J5];[.AO$1]&gt;=[.$I5]);[.$A5];&quot;&quot;)">
            <text:p/>
          </table:table-cell>
          <table:table-cell table:formula="of:=IF(AND([.AP$1]&lt;=[.$J5];[.AP$1]&gt;=[.$I5]);[.$A5];&quot;&quot;)">
            <text:p/>
          </table:table-cell>
          <table:table-cell table:formula="of:=IF(AND([.AQ$1]&lt;=[.$J5];[.AQ$1]&gt;=[.$I5]);[.$A5];&quot;&quot;)">
            <text:p/>
          </table:table-cell>
          <table:table-cell table:formula="of:=IF(AND([.AR$1]&lt;=[.$J5];[.AR$1]&gt;=[.$I5]);[.$A5];&quot;&quot;)">
            <text:p/>
          </table:table-cell>
          <table:table-cell table:formula="of:=IF(AND([.AS$1]&lt;=[.$J5];[.AS$1]&gt;=[.$I5]);[.$A5];&quot;&quot;)">
            <text:p/>
          </table:table-cell>
          <table:table-cell table:formula="of:=IF(AND([.AT$1]&lt;=[.$J5];[.AT$1]&gt;=[.$I5]);[.$A5];&quot;&quot;)">
            <text:p/>
          </table:table-cell>
          <table:table-cell table:formula="of:=IF(AND([.AU$1]&lt;=[.$J5];[.AU$1]&gt;=[.$I5]);[.$A5];&quot;&quot;)">
            <text:p/>
          </table:table-cell>
          <table:table-cell table:formula="of:=IF(AND([.AV$1]&lt;=[.$J5];[.AV$1]&gt;=[.$I5]);[.$A5];&quot;&quot;)">
            <text:p/>
          </table:table-cell>
          <table:table-cell table:formula="of:=IF(AND([.AW$1]&lt;=[.$J5];[.AW$1]&gt;=[.$I5]);[.$A5];&quot;&quot;)">
            <text:p/>
          </table:table-cell>
          <table:table-cell table:formula="of:=IF(AND([.AX$1]&lt;=[.$J5];[.AX$1]&gt;=[.$I5]);[.$A5];&quot;&quot;)">
            <text:p/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VLOOKUP([.C6];[.$A:.$J];10;0)" office:value-type="float" office:value="22" calcext:value-type="float">
            <text:p>22</text:p>
          </table:table-cell>
          <table:table-cell table:formula="of:=VLOOKUP([.D6];[.$A:.$J];10;0)" office:value-type="float" office:value="5" calcext:value-type="float">
            <text:p>5</text:p>
          </table:table-cell>
          <table:table-cell table:formula="of:=VLOOKUP([.E6];[.$A:.$J];10;0)" office:value-type="float" office:value="11" calcext:value-type="float">
            <text:p>11</text:p>
          </table:table-cell>
          <table:table-cell table:style-name="ce7" table:formula="of:=[.J6]-[.B6]+1" office:value-type="float" office:value="23" calcext:value-type="float">
            <text:p>23</text:p>
          </table:table-cell>
          <table:table-cell table:style-name="ce7" table:formula="of:=MAX([.F6:.H6])+[.B6]" office:value-type="float" office:value="25" calcext:value-type="float">
            <text:p>25</text:p>
          </table:table-cell>
          <table:table-cell table:formula="of:=IF(AND([.K$1]&lt;=[.$J6];[.K$1]&gt;=[.$I6]);[.$A6];&quot;&quot;)">
            <text:p/>
          </table:table-cell>
          <table:table-cell table:formula="of:=IF(AND([.L$1]&lt;=[.$J6];[.L$1]&gt;=[.$I6]);[.$A6];&quot;&quot;)">
            <text:p/>
          </table:table-cell>
          <table:table-cell table:formula="of:=IF(AND([.M$1]&lt;=[.$J6];[.M$1]&gt;=[.$I6]);[.$A6];&quot;&quot;)">
            <text:p/>
          </table:table-cell>
          <table:table-cell table:formula="of:=IF(AND([.N$1]&lt;=[.$J6];[.N$1]&gt;=[.$I6]);[.$A6];&quot;&quot;)">
            <text:p/>
          </table:table-cell>
          <table:table-cell table:formula="of:=IF(AND([.O$1]&lt;=[.$J6];[.O$1]&gt;=[.$I6]);[.$A6];&quot;&quot;)">
            <text:p/>
          </table:table-cell>
          <table:table-cell table:formula="of:=IF(AND([.P$1]&lt;=[.$J6];[.P$1]&gt;=[.$I6]);[.$A6];&quot;&quot;)">
            <text:p/>
          </table:table-cell>
          <table:table-cell table:formula="of:=IF(AND([.Q$1]&lt;=[.$J6];[.Q$1]&gt;=[.$I6]);[.$A6];&quot;&quot;)">
            <text:p/>
          </table:table-cell>
          <table:table-cell table:formula="of:=IF(AND([.R$1]&lt;=[.$J6];[.R$1]&gt;=[.$I6]);[.$A6];&quot;&quot;)">
            <text:p/>
          </table:table-cell>
          <table:table-cell table:formula="of:=IF(AND([.S$1]&lt;=[.$J6];[.S$1]&gt;=[.$I6]);[.$A6];&quot;&quot;)">
            <text:p/>
          </table:table-cell>
          <table:table-cell table:formula="of:=IF(AND([.T$1]&lt;=[.$J6];[.T$1]&gt;=[.$I6]);[.$A6];&quot;&quot;)">
            <text:p/>
          </table:table-cell>
          <table:table-cell table:formula="of:=IF(AND([.U$1]&lt;=[.$J6];[.U$1]&gt;=[.$I6]);[.$A6];&quot;&quot;)">
            <text:p/>
          </table:table-cell>
          <table:table-cell table:formula="of:=IF(AND([.V$1]&lt;=[.$J6];[.V$1]&gt;=[.$I6]);[.$A6];&quot;&quot;)">
            <text:p/>
          </table:table-cell>
          <table:table-cell table:formula="of:=IF(AND([.W$1]&lt;=[.$J6];[.W$1]&gt;=[.$I6]);[.$A6];&quot;&quot;)">
            <text:p/>
          </table:table-cell>
          <table:table-cell table:formula="of:=IF(AND([.X$1]&lt;=[.$J6];[.X$1]&gt;=[.$I6]);[.$A6];&quot;&quot;)">
            <text:p/>
          </table:table-cell>
          <table:table-cell table:formula="of:=IF(AND([.Y$1]&lt;=[.$J6];[.Y$1]&gt;=[.$I6]);[.$A6];&quot;&quot;)">
            <text:p/>
          </table:table-cell>
          <table:table-cell table:formula="of:=IF(AND([.Z$1]&lt;=[.$J6];[.Z$1]&gt;=[.$I6]);[.$A6];&quot;&quot;)">
            <text:p/>
          </table:table-cell>
          <table:table-cell table:formula="of:=IF(AND([.AA$1]&lt;=[.$J6];[.AA$1]&gt;=[.$I6]);[.$A6];&quot;&quot;)">
            <text:p/>
          </table:table-cell>
          <table:table-cell table:formula="of:=IF(AND([.AB$1]&lt;=[.$J6];[.AB$1]&gt;=[.$I6]);[.$A6];&quot;&quot;)">
            <text:p/>
          </table:table-cell>
          <table:table-cell table:formula="of:=IF(AND([.AC$1]&lt;=[.$J6];[.AC$1]&gt;=[.$I6]);[.$A6];&quot;&quot;)">
            <text:p/>
          </table:table-cell>
          <table:table-cell table:formula="of:=IF(AND([.AD$1]&lt;=[.$J6];[.AD$1]&gt;=[.$I6]);[.$A6];&quot;&quot;)">
            <text:p/>
          </table:table-cell>
          <table:table-cell table:formula="of:=IF(AND([.AE$1]&lt;=[.$J6];[.AE$1]&gt;=[.$I6]);[.$A6];&quot;&quot;)">
            <text:p/>
          </table:table-cell>
          <table:table-cell table:formula="of:=IF(AND([.AF$1]&lt;=[.$J6];[.AF$1]&gt;=[.$I6]);[.$A6];&quot;&quot;)">
            <text:p/>
          </table:table-cell>
          <table:table-cell table:formula="of:=IF(AND([.AG$1]&lt;=[.$J6];[.AG$1]&gt;=[.$I6]);[.$A6];&quot;&quot;)" office:value-type="float" office:value="5" calcext:value-type="float">
            <text:p>5</text:p>
          </table:table-cell>
          <table:table-cell table:formula="of:=IF(AND([.AH$1]&lt;=[.$J6];[.AH$1]&gt;=[.$I6]);[.$A6];&quot;&quot;)" office:value-type="float" office:value="5" calcext:value-type="float">
            <text:p>5</text:p>
          </table:table-cell>
          <table:table-cell table:formula="of:=IF(AND([.AI$1]&lt;=[.$J6];[.AI$1]&gt;=[.$I6]);[.$A6];&quot;&quot;)" office:value-type="float" office:value="5" calcext:value-type="float">
            <text:p>5</text:p>
          </table:table-cell>
          <table:table-cell table:formula="of:=IF(AND([.AJ$1]&lt;=[.$J6];[.AJ$1]&gt;=[.$I6]);[.$A6];&quot;&quot;)">
            <text:p/>
          </table:table-cell>
          <table:table-cell table:formula="of:=IF(AND([.AK$1]&lt;=[.$J6];[.AK$1]&gt;=[.$I6]);[.$A6];&quot;&quot;)">
            <text:p/>
          </table:table-cell>
          <table:table-cell table:formula="of:=IF(AND([.AL$1]&lt;=[.$J6];[.AL$1]&gt;=[.$I6]);[.$A6];&quot;&quot;)">
            <text:p/>
          </table:table-cell>
          <table:table-cell table:formula="of:=IF(AND([.AM$1]&lt;=[.$J6];[.AM$1]&gt;=[.$I6]);[.$A6];&quot;&quot;)">
            <text:p/>
          </table:table-cell>
          <table:table-cell table:formula="of:=IF(AND([.AN$1]&lt;=[.$J6];[.AN$1]&gt;=[.$I6]);[.$A6];&quot;&quot;)">
            <text:p/>
          </table:table-cell>
          <table:table-cell table:formula="of:=IF(AND([.AO$1]&lt;=[.$J6];[.AO$1]&gt;=[.$I6]);[.$A6];&quot;&quot;)">
            <text:p/>
          </table:table-cell>
          <table:table-cell table:formula="of:=IF(AND([.AP$1]&lt;=[.$J6];[.AP$1]&gt;=[.$I6]);[.$A6];&quot;&quot;)">
            <text:p/>
          </table:table-cell>
          <table:table-cell table:formula="of:=IF(AND([.AQ$1]&lt;=[.$J6];[.AQ$1]&gt;=[.$I6]);[.$A6];&quot;&quot;)">
            <text:p/>
          </table:table-cell>
          <table:table-cell table:formula="of:=IF(AND([.AR$1]&lt;=[.$J6];[.AR$1]&gt;=[.$I6]);[.$A6];&quot;&quot;)">
            <text:p/>
          </table:table-cell>
          <table:table-cell table:formula="of:=IF(AND([.AS$1]&lt;=[.$J6];[.AS$1]&gt;=[.$I6]);[.$A6];&quot;&quot;)">
            <text:p/>
          </table:table-cell>
          <table:table-cell table:formula="of:=IF(AND([.AT$1]&lt;=[.$J6];[.AT$1]&gt;=[.$I6]);[.$A6];&quot;&quot;)">
            <text:p/>
          </table:table-cell>
          <table:table-cell table:formula="of:=IF(AND([.AU$1]&lt;=[.$J6];[.AU$1]&gt;=[.$I6]);[.$A6];&quot;&quot;)">
            <text:p/>
          </table:table-cell>
          <table:table-cell table:formula="of:=IF(AND([.AV$1]&lt;=[.$J6];[.AV$1]&gt;=[.$I6]);[.$A6];&quot;&quot;)">
            <text:p/>
          </table:table-cell>
          <table:table-cell table:formula="of:=IF(AND([.AW$1]&lt;=[.$J6];[.AW$1]&gt;=[.$I6]);[.$A6];&quot;&quot;)">
            <text:p/>
          </table:table-cell>
          <table:table-cell table:formula="of:=IF(AND([.AX$1]&lt;=[.$J6];[.AX$1]&gt;=[.$I6]);[.$A6];&quot;&quot;)">
            <text:p/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VLOOKUP([.C7];[.$A:.$J];10;0)" office:value-type="float" office:value="12" calcext:value-type="float">
            <text:p>12</text:p>
          </table:table-cell>
          <table:table-cell table:formula="of:=VLOOKUP([.D7];[.$A:.$J];10;0)" office:value-type="float" office:value="5" calcext:value-type="float">
            <text:p>5</text:p>
          </table:table-cell>
          <table:table-cell table:formula="of:=VLOOKUP([.E7];[.$A:.$J];10;0)" office:value-type="float" office:value="10" calcext:value-type="float">
            <text:p>10</text:p>
          </table:table-cell>
          <table:table-cell table:style-name="ce7" table:formula="of:=[.J7]-[.B7]+1" office:value-type="float" office:value="13" calcext:value-type="float">
            <text:p>13</text:p>
          </table:table-cell>
          <table:table-cell table:style-name="ce7" table:formula="of:=MAX([.F7:.H7])+[.B7]" office:value-type="float" office:value="16" calcext:value-type="float">
            <text:p>16</text:p>
          </table:table-cell>
          <table:table-cell table:formula="of:=IF(AND([.K$1]&lt;=[.$J7];[.K$1]&gt;=[.$I7]);[.$A7];&quot;&quot;)">
            <text:p/>
          </table:table-cell>
          <table:table-cell table:formula="of:=IF(AND([.L$1]&lt;=[.$J7];[.L$1]&gt;=[.$I7]);[.$A7];&quot;&quot;)">
            <text:p/>
          </table:table-cell>
          <table:table-cell table:formula="of:=IF(AND([.M$1]&lt;=[.$J7];[.M$1]&gt;=[.$I7]);[.$A7];&quot;&quot;)">
            <text:p/>
          </table:table-cell>
          <table:table-cell table:formula="of:=IF(AND([.N$1]&lt;=[.$J7];[.N$1]&gt;=[.$I7]);[.$A7];&quot;&quot;)">
            <text:p/>
          </table:table-cell>
          <table:table-cell table:formula="of:=IF(AND([.O$1]&lt;=[.$J7];[.O$1]&gt;=[.$I7]);[.$A7];&quot;&quot;)">
            <text:p/>
          </table:table-cell>
          <table:table-cell table:formula="of:=IF(AND([.P$1]&lt;=[.$J7];[.P$1]&gt;=[.$I7]);[.$A7];&quot;&quot;)">
            <text:p/>
          </table:table-cell>
          <table:table-cell table:formula="of:=IF(AND([.Q$1]&lt;=[.$J7];[.Q$1]&gt;=[.$I7]);[.$A7];&quot;&quot;)">
            <text:p/>
          </table:table-cell>
          <table:table-cell table:formula="of:=IF(AND([.R$1]&lt;=[.$J7];[.R$1]&gt;=[.$I7]);[.$A7];&quot;&quot;)">
            <text:p/>
          </table:table-cell>
          <table:table-cell table:formula="of:=IF(AND([.S$1]&lt;=[.$J7];[.S$1]&gt;=[.$I7]);[.$A7];&quot;&quot;)">
            <text:p/>
          </table:table-cell>
          <table:table-cell table:formula="of:=IF(AND([.T$1]&lt;=[.$J7];[.T$1]&gt;=[.$I7]);[.$A7];&quot;&quot;)">
            <text:p/>
          </table:table-cell>
          <table:table-cell table:formula="of:=IF(AND([.U$1]&lt;=[.$J7];[.U$1]&gt;=[.$I7]);[.$A7];&quot;&quot;)">
            <text:p/>
          </table:table-cell>
          <table:table-cell table:formula="of:=IF(AND([.V$1]&lt;=[.$J7];[.V$1]&gt;=[.$I7]);[.$A7];&quot;&quot;)">
            <text:p/>
          </table:table-cell>
          <table:table-cell table:formula="of:=IF(AND([.W$1]&lt;=[.$J7];[.W$1]&gt;=[.$I7]);[.$A7];&quot;&quot;)" office:value-type="float" office:value="6" calcext:value-type="float">
            <text:p>6</text:p>
          </table:table-cell>
          <table:table-cell table:formula="of:=IF(AND([.X$1]&lt;=[.$J7];[.X$1]&gt;=[.$I7]);[.$A7];&quot;&quot;)" office:value-type="float" office:value="6" calcext:value-type="float">
            <text:p>6</text:p>
          </table:table-cell>
          <table:table-cell table:formula="of:=IF(AND([.Y$1]&lt;=[.$J7];[.Y$1]&gt;=[.$I7]);[.$A7];&quot;&quot;)" office:value-type="float" office:value="6" calcext:value-type="float">
            <text:p>6</text:p>
          </table:table-cell>
          <table:table-cell table:formula="of:=IF(AND([.Z$1]&lt;=[.$J7];[.Z$1]&gt;=[.$I7]);[.$A7];&quot;&quot;)" office:value-type="float" office:value="6" calcext:value-type="float">
            <text:p>6</text:p>
          </table:table-cell>
          <table:table-cell table:formula="of:=IF(AND([.AA$1]&lt;=[.$J7];[.AA$1]&gt;=[.$I7]);[.$A7];&quot;&quot;)">
            <text:p/>
          </table:table-cell>
          <table:table-cell table:formula="of:=IF(AND([.AB$1]&lt;=[.$J7];[.AB$1]&gt;=[.$I7]);[.$A7];&quot;&quot;)">
            <text:p/>
          </table:table-cell>
          <table:table-cell table:formula="of:=IF(AND([.AC$1]&lt;=[.$J7];[.AC$1]&gt;=[.$I7]);[.$A7];&quot;&quot;)">
            <text:p/>
          </table:table-cell>
          <table:table-cell table:formula="of:=IF(AND([.AD$1]&lt;=[.$J7];[.AD$1]&gt;=[.$I7]);[.$A7];&quot;&quot;)">
            <text:p/>
          </table:table-cell>
          <table:table-cell table:formula="of:=IF(AND([.AE$1]&lt;=[.$J7];[.AE$1]&gt;=[.$I7]);[.$A7];&quot;&quot;)">
            <text:p/>
          </table:table-cell>
          <table:table-cell table:formula="of:=IF(AND([.AF$1]&lt;=[.$J7];[.AF$1]&gt;=[.$I7]);[.$A7];&quot;&quot;)">
            <text:p/>
          </table:table-cell>
          <table:table-cell table:formula="of:=IF(AND([.AG$1]&lt;=[.$J7];[.AG$1]&gt;=[.$I7]);[.$A7];&quot;&quot;)">
            <text:p/>
          </table:table-cell>
          <table:table-cell table:formula="of:=IF(AND([.AH$1]&lt;=[.$J7];[.AH$1]&gt;=[.$I7]);[.$A7];&quot;&quot;)">
            <text:p/>
          </table:table-cell>
          <table:table-cell table:formula="of:=IF(AND([.AI$1]&lt;=[.$J7];[.AI$1]&gt;=[.$I7]);[.$A7];&quot;&quot;)">
            <text:p/>
          </table:table-cell>
          <table:table-cell table:formula="of:=IF(AND([.AJ$1]&lt;=[.$J7];[.AJ$1]&gt;=[.$I7]);[.$A7];&quot;&quot;)">
            <text:p/>
          </table:table-cell>
          <table:table-cell table:formula="of:=IF(AND([.AK$1]&lt;=[.$J7];[.AK$1]&gt;=[.$I7]);[.$A7];&quot;&quot;)">
            <text:p/>
          </table:table-cell>
          <table:table-cell table:formula="of:=IF(AND([.AL$1]&lt;=[.$J7];[.AL$1]&gt;=[.$I7]);[.$A7];&quot;&quot;)">
            <text:p/>
          </table:table-cell>
          <table:table-cell table:formula="of:=IF(AND([.AM$1]&lt;=[.$J7];[.AM$1]&gt;=[.$I7]);[.$A7];&quot;&quot;)">
            <text:p/>
          </table:table-cell>
          <table:table-cell table:formula="of:=IF(AND([.AN$1]&lt;=[.$J7];[.AN$1]&gt;=[.$I7]);[.$A7];&quot;&quot;)">
            <text:p/>
          </table:table-cell>
          <table:table-cell table:formula="of:=IF(AND([.AO$1]&lt;=[.$J7];[.AO$1]&gt;=[.$I7]);[.$A7];&quot;&quot;)">
            <text:p/>
          </table:table-cell>
          <table:table-cell table:formula="of:=IF(AND([.AP$1]&lt;=[.$J7];[.AP$1]&gt;=[.$I7]);[.$A7];&quot;&quot;)">
            <text:p/>
          </table:table-cell>
          <table:table-cell table:formula="of:=IF(AND([.AQ$1]&lt;=[.$J7];[.AQ$1]&gt;=[.$I7]);[.$A7];&quot;&quot;)">
            <text:p/>
          </table:table-cell>
          <table:table-cell table:formula="of:=IF(AND([.AR$1]&lt;=[.$J7];[.AR$1]&gt;=[.$I7]);[.$A7];&quot;&quot;)">
            <text:p/>
          </table:table-cell>
          <table:table-cell table:formula="of:=IF(AND([.AS$1]&lt;=[.$J7];[.AS$1]&gt;=[.$I7]);[.$A7];&quot;&quot;)">
            <text:p/>
          </table:table-cell>
          <table:table-cell table:formula="of:=IF(AND([.AT$1]&lt;=[.$J7];[.AT$1]&gt;=[.$I7]);[.$A7];&quot;&quot;)">
            <text:p/>
          </table:table-cell>
          <table:table-cell table:formula="of:=IF(AND([.AU$1]&lt;=[.$J7];[.AU$1]&gt;=[.$I7]);[.$A7];&quot;&quot;)">
            <text:p/>
          </table:table-cell>
          <table:table-cell table:formula="of:=IF(AND([.AV$1]&lt;=[.$J7];[.AV$1]&gt;=[.$I7]);[.$A7];&quot;&quot;)">
            <text:p/>
          </table:table-cell>
          <table:table-cell table:formula="of:=IF(AND([.AW$1]&lt;=[.$J7];[.AW$1]&gt;=[.$I7]);[.$A7];&quot;&quot;)">
            <text:p/>
          </table:table-cell>
          <table:table-cell table:formula="of:=IF(AND([.AX$1]&lt;=[.$J7];[.AX$1]&gt;=[.$I7]);[.$A7];&quot;&quot;)">
            <text:p/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8];[.$A:.$J];10;0)" office:value-type="float" office:value="9" calcext:value-type="float">
            <text:p>9</text:p>
          </table:table-cell>
          <table:table-cell table:formula="of:=VLOOKUP([.D8];[.$A:.$J];10;0)" office:value-type="float" office:value="0" calcext:value-type="float">
            <text:p/>
          </table:table-cell>
          <table:table-cell table:formula="of:=VLOOKUP([.E8];[.$A:.$J];10;0)" office:value-type="float" office:value="0" calcext:value-type="float">
            <text:p/>
          </table:table-cell>
          <table:table-cell table:style-name="ce7" table:formula="of:=[.J8]-[.B8]+1" office:value-type="float" office:value="10" calcext:value-type="float">
            <text:p>10</text:p>
          </table:table-cell>
          <table:table-cell table:style-name="ce7" table:formula="of:=MAX([.F8:.H8])+[.B8]" office:value-type="float" office:value="12" calcext:value-type="float">
            <text:p>12</text:p>
          </table:table-cell>
          <table:table-cell table:formula="of:=IF(AND([.K$1]&lt;=[.$J8];[.K$1]&gt;=[.$I8]);[.$A8];&quot;&quot;)">
            <text:p/>
          </table:table-cell>
          <table:table-cell table:formula="of:=IF(AND([.L$1]&lt;=[.$J8];[.L$1]&gt;=[.$I8]);[.$A8];&quot;&quot;)">
            <text:p/>
          </table:table-cell>
          <table:table-cell table:formula="of:=IF(AND([.M$1]&lt;=[.$J8];[.M$1]&gt;=[.$I8]);[.$A8];&quot;&quot;)">
            <text:p/>
          </table:table-cell>
          <table:table-cell table:formula="of:=IF(AND([.N$1]&lt;=[.$J8];[.N$1]&gt;=[.$I8]);[.$A8];&quot;&quot;)">
            <text:p/>
          </table:table-cell>
          <table:table-cell table:formula="of:=IF(AND([.O$1]&lt;=[.$J8];[.O$1]&gt;=[.$I8]);[.$A8];&quot;&quot;)">
            <text:p/>
          </table:table-cell>
          <table:table-cell table:formula="of:=IF(AND([.P$1]&lt;=[.$J8];[.P$1]&gt;=[.$I8]);[.$A8];&quot;&quot;)">
            <text:p/>
          </table:table-cell>
          <table:table-cell table:formula="of:=IF(AND([.Q$1]&lt;=[.$J8];[.Q$1]&gt;=[.$I8]);[.$A8];&quot;&quot;)">
            <text:p/>
          </table:table-cell>
          <table:table-cell table:formula="of:=IF(AND([.R$1]&lt;=[.$J8];[.R$1]&gt;=[.$I8]);[.$A8];&quot;&quot;)">
            <text:p/>
          </table:table-cell>
          <table:table-cell table:formula="of:=IF(AND([.S$1]&lt;=[.$J8];[.S$1]&gt;=[.$I8]);[.$A8];&quot;&quot;)">
            <text:p/>
          </table:table-cell>
          <table:table-cell table:formula="of:=IF(AND([.T$1]&lt;=[.$J8];[.T$1]&gt;=[.$I8]);[.$A8];&quot;&quot;)" office:value-type="float" office:value="7" calcext:value-type="float">
            <text:p>7</text:p>
          </table:table-cell>
          <table:table-cell table:formula="of:=IF(AND([.U$1]&lt;=[.$J8];[.U$1]&gt;=[.$I8]);[.$A8];&quot;&quot;)" office:value-type="float" office:value="7" calcext:value-type="float">
            <text:p>7</text:p>
          </table:table-cell>
          <table:table-cell table:formula="of:=IF(AND([.V$1]&lt;=[.$J8];[.V$1]&gt;=[.$I8]);[.$A8];&quot;&quot;)" office:value-type="float" office:value="7" calcext:value-type="float">
            <text:p>7</text:p>
          </table:table-cell>
          <table:table-cell table:formula="of:=IF(AND([.W$1]&lt;=[.$J8];[.W$1]&gt;=[.$I8]);[.$A8];&quot;&quot;)">
            <text:p/>
          </table:table-cell>
          <table:table-cell table:formula="of:=IF(AND([.X$1]&lt;=[.$J8];[.X$1]&gt;=[.$I8]);[.$A8];&quot;&quot;)">
            <text:p/>
          </table:table-cell>
          <table:table-cell table:formula="of:=IF(AND([.Y$1]&lt;=[.$J8];[.Y$1]&gt;=[.$I8]);[.$A8];&quot;&quot;)">
            <text:p/>
          </table:table-cell>
          <table:table-cell table:formula="of:=IF(AND([.Z$1]&lt;=[.$J8];[.Z$1]&gt;=[.$I8]);[.$A8];&quot;&quot;)">
            <text:p/>
          </table:table-cell>
          <table:table-cell table:formula="of:=IF(AND([.AA$1]&lt;=[.$J8];[.AA$1]&gt;=[.$I8]);[.$A8];&quot;&quot;)">
            <text:p/>
          </table:table-cell>
          <table:table-cell table:formula="of:=IF(AND([.AB$1]&lt;=[.$J8];[.AB$1]&gt;=[.$I8]);[.$A8];&quot;&quot;)">
            <text:p/>
          </table:table-cell>
          <table:table-cell table:formula="of:=IF(AND([.AC$1]&lt;=[.$J8];[.AC$1]&gt;=[.$I8]);[.$A8];&quot;&quot;)">
            <text:p/>
          </table:table-cell>
          <table:table-cell table:formula="of:=IF(AND([.AD$1]&lt;=[.$J8];[.AD$1]&gt;=[.$I8]);[.$A8];&quot;&quot;)">
            <text:p/>
          </table:table-cell>
          <table:table-cell table:formula="of:=IF(AND([.AE$1]&lt;=[.$J8];[.AE$1]&gt;=[.$I8]);[.$A8];&quot;&quot;)">
            <text:p/>
          </table:table-cell>
          <table:table-cell table:formula="of:=IF(AND([.AF$1]&lt;=[.$J8];[.AF$1]&gt;=[.$I8]);[.$A8];&quot;&quot;)">
            <text:p/>
          </table:table-cell>
          <table:table-cell table:formula="of:=IF(AND([.AG$1]&lt;=[.$J8];[.AG$1]&gt;=[.$I8]);[.$A8];&quot;&quot;)">
            <text:p/>
          </table:table-cell>
          <table:table-cell table:formula="of:=IF(AND([.AH$1]&lt;=[.$J8];[.AH$1]&gt;=[.$I8]);[.$A8];&quot;&quot;)">
            <text:p/>
          </table:table-cell>
          <table:table-cell table:formula="of:=IF(AND([.AI$1]&lt;=[.$J8];[.AI$1]&gt;=[.$I8]);[.$A8];&quot;&quot;)">
            <text:p/>
          </table:table-cell>
          <table:table-cell table:formula="of:=IF(AND([.AJ$1]&lt;=[.$J8];[.AJ$1]&gt;=[.$I8]);[.$A8];&quot;&quot;)">
            <text:p/>
          </table:table-cell>
          <table:table-cell table:formula="of:=IF(AND([.AK$1]&lt;=[.$J8];[.AK$1]&gt;=[.$I8]);[.$A8];&quot;&quot;)">
            <text:p/>
          </table:table-cell>
          <table:table-cell table:formula="of:=IF(AND([.AL$1]&lt;=[.$J8];[.AL$1]&gt;=[.$I8]);[.$A8];&quot;&quot;)">
            <text:p/>
          </table:table-cell>
          <table:table-cell table:formula="of:=IF(AND([.AM$1]&lt;=[.$J8];[.AM$1]&gt;=[.$I8]);[.$A8];&quot;&quot;)">
            <text:p/>
          </table:table-cell>
          <table:table-cell table:formula="of:=IF(AND([.AN$1]&lt;=[.$J8];[.AN$1]&gt;=[.$I8]);[.$A8];&quot;&quot;)">
            <text:p/>
          </table:table-cell>
          <table:table-cell table:formula="of:=IF(AND([.AO$1]&lt;=[.$J8];[.AO$1]&gt;=[.$I8]);[.$A8];&quot;&quot;)">
            <text:p/>
          </table:table-cell>
          <table:table-cell table:formula="of:=IF(AND([.AP$1]&lt;=[.$J8];[.AP$1]&gt;=[.$I8]);[.$A8];&quot;&quot;)">
            <text:p/>
          </table:table-cell>
          <table:table-cell table:formula="of:=IF(AND([.AQ$1]&lt;=[.$J8];[.AQ$1]&gt;=[.$I8]);[.$A8];&quot;&quot;)">
            <text:p/>
          </table:table-cell>
          <table:table-cell table:formula="of:=IF(AND([.AR$1]&lt;=[.$J8];[.AR$1]&gt;=[.$I8]);[.$A8];&quot;&quot;)">
            <text:p/>
          </table:table-cell>
          <table:table-cell table:formula="of:=IF(AND([.AS$1]&lt;=[.$J8];[.AS$1]&gt;=[.$I8]);[.$A8];&quot;&quot;)">
            <text:p/>
          </table:table-cell>
          <table:table-cell table:formula="of:=IF(AND([.AT$1]&lt;=[.$J8];[.AT$1]&gt;=[.$I8]);[.$A8];&quot;&quot;)">
            <text:p/>
          </table:table-cell>
          <table:table-cell table:formula="of:=IF(AND([.AU$1]&lt;=[.$J8];[.AU$1]&gt;=[.$I8]);[.$A8];&quot;&quot;)">
            <text:p/>
          </table:table-cell>
          <table:table-cell table:formula="of:=IF(AND([.AV$1]&lt;=[.$J8];[.AV$1]&gt;=[.$I8]);[.$A8];&quot;&quot;)">
            <text:p/>
          </table:table-cell>
          <table:table-cell table:formula="of:=IF(AND([.AW$1]&lt;=[.$J8];[.AW$1]&gt;=[.$I8]);[.$A8];&quot;&quot;)">
            <text:p/>
          </table:table-cell>
          <table:table-cell table:formula="of:=IF(AND([.AX$1]&lt;=[.$J8];[.AX$1]&gt;=[.$I8]);[.$A8];&quot;&quot;)">
            <text:p/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VLOOKUP([.C9];[.$A:.$J];10;0)" office:value-type="float" office:value="7" calcext:value-type="float">
            <text:p>7</text:p>
          </table:table-cell>
          <table:table-cell table:formula="of:=VLOOKUP([.D9];[.$A:.$J];10;0)" office:value-type="float" office:value="5" calcext:value-type="float">
            <text:p>5</text:p>
          </table:table-cell>
          <table:table-cell table:formula="of:=VLOOKUP([.E9];[.$A:.$J];10;0)" office:value-type="float" office:value="0" calcext:value-type="float">
            <text:p/>
          </table:table-cell>
          <table:table-cell table:style-name="ce7" table:formula="of:=[.J9]-[.B9]+1" office:value-type="float" office:value="8" calcext:value-type="float">
            <text:p>8</text:p>
          </table:table-cell>
          <table:table-cell table:style-name="ce7" table:formula="of:=MAX([.F9:.H9])+[.B9]" office:value-type="float" office:value="11" calcext:value-type="float">
            <text:p>11</text:p>
          </table:table-cell>
          <table:table-cell table:formula="of:=IF(AND([.K$1]&lt;=[.$J9];[.K$1]&gt;=[.$I9]);[.$A9];&quot;&quot;)">
            <text:p/>
          </table:table-cell>
          <table:table-cell table:formula="of:=IF(AND([.L$1]&lt;=[.$J9];[.L$1]&gt;=[.$I9]);[.$A9];&quot;&quot;)">
            <text:p/>
          </table:table-cell>
          <table:table-cell table:formula="of:=IF(AND([.M$1]&lt;=[.$J9];[.M$1]&gt;=[.$I9]);[.$A9];&quot;&quot;)">
            <text:p/>
          </table:table-cell>
          <table:table-cell table:formula="of:=IF(AND([.N$1]&lt;=[.$J9];[.N$1]&gt;=[.$I9]);[.$A9];&quot;&quot;)">
            <text:p/>
          </table:table-cell>
          <table:table-cell table:formula="of:=IF(AND([.O$1]&lt;=[.$J9];[.O$1]&gt;=[.$I9]);[.$A9];&quot;&quot;)">
            <text:p/>
          </table:table-cell>
          <table:table-cell table:formula="of:=IF(AND([.P$1]&lt;=[.$J9];[.P$1]&gt;=[.$I9]);[.$A9];&quot;&quot;)">
            <text:p/>
          </table:table-cell>
          <table:table-cell table:formula="of:=IF(AND([.Q$1]&lt;=[.$J9];[.Q$1]&gt;=[.$I9]);[.$A9];&quot;&quot;)">
            <text:p/>
          </table:table-cell>
          <table:table-cell table:formula="of:=IF(AND([.R$1]&lt;=[.$J9];[.R$1]&gt;=[.$I9]);[.$A9];&quot;&quot;)" office:value-type="float" office:value="8" calcext:value-type="float">
            <text:p>8</text:p>
          </table:table-cell>
          <table:table-cell table:formula="of:=IF(AND([.S$1]&lt;=[.$J9];[.S$1]&gt;=[.$I9]);[.$A9];&quot;&quot;)" office:value-type="float" office:value="8" calcext:value-type="float">
            <text:p>8</text:p>
          </table:table-cell>
          <table:table-cell table:formula="of:=IF(AND([.T$1]&lt;=[.$J9];[.T$1]&gt;=[.$I9]);[.$A9];&quot;&quot;)" office:value-type="float" office:value="8" calcext:value-type="float">
            <text:p>8</text:p>
          </table:table-cell>
          <table:table-cell table:formula="of:=IF(AND([.U$1]&lt;=[.$J9];[.U$1]&gt;=[.$I9]);[.$A9];&quot;&quot;)" office:value-type="float" office:value="8" calcext:value-type="float">
            <text:p>8</text:p>
          </table:table-cell>
          <table:table-cell table:formula="of:=IF(AND([.V$1]&lt;=[.$J9];[.V$1]&gt;=[.$I9]);[.$A9];&quot;&quot;)">
            <text:p/>
          </table:table-cell>
          <table:table-cell table:formula="of:=IF(AND([.W$1]&lt;=[.$J9];[.W$1]&gt;=[.$I9]);[.$A9];&quot;&quot;)">
            <text:p/>
          </table:table-cell>
          <table:table-cell table:formula="of:=IF(AND([.X$1]&lt;=[.$J9];[.X$1]&gt;=[.$I9]);[.$A9];&quot;&quot;)">
            <text:p/>
          </table:table-cell>
          <table:table-cell table:formula="of:=IF(AND([.Y$1]&lt;=[.$J9];[.Y$1]&gt;=[.$I9]);[.$A9];&quot;&quot;)">
            <text:p/>
          </table:table-cell>
          <table:table-cell table:formula="of:=IF(AND([.Z$1]&lt;=[.$J9];[.Z$1]&gt;=[.$I9]);[.$A9];&quot;&quot;)">
            <text:p/>
          </table:table-cell>
          <table:table-cell table:formula="of:=IF(AND([.AA$1]&lt;=[.$J9];[.AA$1]&gt;=[.$I9]);[.$A9];&quot;&quot;)">
            <text:p/>
          </table:table-cell>
          <table:table-cell table:formula="of:=IF(AND([.AB$1]&lt;=[.$J9];[.AB$1]&gt;=[.$I9]);[.$A9];&quot;&quot;)">
            <text:p/>
          </table:table-cell>
          <table:table-cell table:formula="of:=IF(AND([.AC$1]&lt;=[.$J9];[.AC$1]&gt;=[.$I9]);[.$A9];&quot;&quot;)">
            <text:p/>
          </table:table-cell>
          <table:table-cell table:formula="of:=IF(AND([.AD$1]&lt;=[.$J9];[.AD$1]&gt;=[.$I9]);[.$A9];&quot;&quot;)">
            <text:p/>
          </table:table-cell>
          <table:table-cell table:formula="of:=IF(AND([.AE$1]&lt;=[.$J9];[.AE$1]&gt;=[.$I9]);[.$A9];&quot;&quot;)">
            <text:p/>
          </table:table-cell>
          <table:table-cell table:formula="of:=IF(AND([.AF$1]&lt;=[.$J9];[.AF$1]&gt;=[.$I9]);[.$A9];&quot;&quot;)">
            <text:p/>
          </table:table-cell>
          <table:table-cell table:formula="of:=IF(AND([.AG$1]&lt;=[.$J9];[.AG$1]&gt;=[.$I9]);[.$A9];&quot;&quot;)">
            <text:p/>
          </table:table-cell>
          <table:table-cell table:formula="of:=IF(AND([.AH$1]&lt;=[.$J9];[.AH$1]&gt;=[.$I9]);[.$A9];&quot;&quot;)">
            <text:p/>
          </table:table-cell>
          <table:table-cell table:formula="of:=IF(AND([.AI$1]&lt;=[.$J9];[.AI$1]&gt;=[.$I9]);[.$A9];&quot;&quot;)">
            <text:p/>
          </table:table-cell>
          <table:table-cell table:formula="of:=IF(AND([.AJ$1]&lt;=[.$J9];[.AJ$1]&gt;=[.$I9]);[.$A9];&quot;&quot;)">
            <text:p/>
          </table:table-cell>
          <table:table-cell table:formula="of:=IF(AND([.AK$1]&lt;=[.$J9];[.AK$1]&gt;=[.$I9]);[.$A9];&quot;&quot;)">
            <text:p/>
          </table:table-cell>
          <table:table-cell table:formula="of:=IF(AND([.AL$1]&lt;=[.$J9];[.AL$1]&gt;=[.$I9]);[.$A9];&quot;&quot;)">
            <text:p/>
          </table:table-cell>
          <table:table-cell table:formula="of:=IF(AND([.AM$1]&lt;=[.$J9];[.AM$1]&gt;=[.$I9]);[.$A9];&quot;&quot;)">
            <text:p/>
          </table:table-cell>
          <table:table-cell table:formula="of:=IF(AND([.AN$1]&lt;=[.$J9];[.AN$1]&gt;=[.$I9]);[.$A9];&quot;&quot;)">
            <text:p/>
          </table:table-cell>
          <table:table-cell table:formula="of:=IF(AND([.AO$1]&lt;=[.$J9];[.AO$1]&gt;=[.$I9]);[.$A9];&quot;&quot;)">
            <text:p/>
          </table:table-cell>
          <table:table-cell table:formula="of:=IF(AND([.AP$1]&lt;=[.$J9];[.AP$1]&gt;=[.$I9]);[.$A9];&quot;&quot;)">
            <text:p/>
          </table:table-cell>
          <table:table-cell table:formula="of:=IF(AND([.AQ$1]&lt;=[.$J9];[.AQ$1]&gt;=[.$I9]);[.$A9];&quot;&quot;)">
            <text:p/>
          </table:table-cell>
          <table:table-cell table:formula="of:=IF(AND([.AR$1]&lt;=[.$J9];[.AR$1]&gt;=[.$I9]);[.$A9];&quot;&quot;)">
            <text:p/>
          </table:table-cell>
          <table:table-cell table:formula="of:=IF(AND([.AS$1]&lt;=[.$J9];[.AS$1]&gt;=[.$I9]);[.$A9];&quot;&quot;)">
            <text:p/>
          </table:table-cell>
          <table:table-cell table:formula="of:=IF(AND([.AT$1]&lt;=[.$J9];[.AT$1]&gt;=[.$I9]);[.$A9];&quot;&quot;)">
            <text:p/>
          </table:table-cell>
          <table:table-cell table:formula="of:=IF(AND([.AU$1]&lt;=[.$J9];[.AU$1]&gt;=[.$I9]);[.$A9];&quot;&quot;)">
            <text:p/>
          </table:table-cell>
          <table:table-cell table:formula="of:=IF(AND([.AV$1]&lt;=[.$J9];[.AV$1]&gt;=[.$I9]);[.$A9];&quot;&quot;)">
            <text:p/>
          </table:table-cell>
          <table:table-cell table:formula="of:=IF(AND([.AW$1]&lt;=[.$J9];[.AW$1]&gt;=[.$I9]);[.$A9];&quot;&quot;)">
            <text:p/>
          </table:table-cell>
          <table:table-cell table:formula="of:=IF(AND([.AX$1]&lt;=[.$J9];[.AX$1]&gt;=[.$I9]);[.$A9];&quot;&quot;)">
            <text:p/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VLOOKUP([.C10];[.$A:.$J];10;0)" office:value-type="float" office:value="16" calcext:value-type="float">
            <text:p>16</text:p>
          </table:table-cell>
          <table:table-cell table:formula="of:=VLOOKUP([.D10];[.$A:.$J];10;0)" office:value-type="float" office:value="5" calcext:value-type="float">
            <text:p>5</text:p>
          </table:table-cell>
          <table:table-cell table:formula="of:=VLOOKUP([.E10];[.$A:.$J];10;0)" office:value-type="float" office:value="0" calcext:value-type="float">
            <text:p/>
          </table:table-cell>
          <table:table-cell table:style-name="ce7" table:formula="of:=[.J10]-[.B10]+1" office:value-type="float" office:value="17" calcext:value-type="float">
            <text:p>17</text:p>
          </table:table-cell>
          <table:table-cell table:style-name="ce7" table:formula="of:=MAX([.F10:.H10])+[.B10]" office:value-type="float" office:value="17" calcext:value-type="float">
            <text:p>17</text:p>
          </table:table-cell>
          <table:table-cell table:formula="of:=IF(AND([.K$1]&lt;=[.$J10];[.K$1]&gt;=[.$I10]);[.$A10];&quot;&quot;)">
            <text:p/>
          </table:table-cell>
          <table:table-cell table:formula="of:=IF(AND([.L$1]&lt;=[.$J10];[.L$1]&gt;=[.$I10]);[.$A10];&quot;&quot;)">
            <text:p/>
          </table:table-cell>
          <table:table-cell table:formula="of:=IF(AND([.M$1]&lt;=[.$J10];[.M$1]&gt;=[.$I10]);[.$A10];&quot;&quot;)">
            <text:p/>
          </table:table-cell>
          <table:table-cell table:formula="of:=IF(AND([.N$1]&lt;=[.$J10];[.N$1]&gt;=[.$I10]);[.$A10];&quot;&quot;)">
            <text:p/>
          </table:table-cell>
          <table:table-cell table:formula="of:=IF(AND([.O$1]&lt;=[.$J10];[.O$1]&gt;=[.$I10]);[.$A10];&quot;&quot;)">
            <text:p/>
          </table:table-cell>
          <table:table-cell table:formula="of:=IF(AND([.P$1]&lt;=[.$J10];[.P$1]&gt;=[.$I10]);[.$A10];&quot;&quot;)">
            <text:p/>
          </table:table-cell>
          <table:table-cell table:formula="of:=IF(AND([.Q$1]&lt;=[.$J10];[.Q$1]&gt;=[.$I10]);[.$A10];&quot;&quot;)">
            <text:p/>
          </table:table-cell>
          <table:table-cell table:formula="of:=IF(AND([.R$1]&lt;=[.$J10];[.R$1]&gt;=[.$I10]);[.$A10];&quot;&quot;)">
            <text:p/>
          </table:table-cell>
          <table:table-cell table:formula="of:=IF(AND([.S$1]&lt;=[.$J10];[.S$1]&gt;=[.$I10]);[.$A10];&quot;&quot;)">
            <text:p/>
          </table:table-cell>
          <table:table-cell table:formula="of:=IF(AND([.T$1]&lt;=[.$J10];[.T$1]&gt;=[.$I10]);[.$A10];&quot;&quot;)">
            <text:p/>
          </table:table-cell>
          <table:table-cell table:formula="of:=IF(AND([.U$1]&lt;=[.$J10];[.U$1]&gt;=[.$I10]);[.$A10];&quot;&quot;)">
            <text:p/>
          </table:table-cell>
          <table:table-cell table:formula="of:=IF(AND([.V$1]&lt;=[.$J10];[.V$1]&gt;=[.$I10]);[.$A10];&quot;&quot;)">
            <text:p/>
          </table:table-cell>
          <table:table-cell table:formula="of:=IF(AND([.W$1]&lt;=[.$J10];[.W$1]&gt;=[.$I10]);[.$A10];&quot;&quot;)">
            <text:p/>
          </table:table-cell>
          <table:table-cell table:formula="of:=IF(AND([.X$1]&lt;=[.$J10];[.X$1]&gt;=[.$I10]);[.$A10];&quot;&quot;)">
            <text:p/>
          </table:table-cell>
          <table:table-cell table:formula="of:=IF(AND([.Y$1]&lt;=[.$J10];[.Y$1]&gt;=[.$I10]);[.$A10];&quot;&quot;)">
            <text:p/>
          </table:table-cell>
          <table:table-cell table:formula="of:=IF(AND([.Z$1]&lt;=[.$J10];[.Z$1]&gt;=[.$I10]);[.$A10];&quot;&quot;)">
            <text:p/>
          </table:table-cell>
          <table:table-cell table:formula="of:=IF(AND([.AA$1]&lt;=[.$J10];[.AA$1]&gt;=[.$I10]);[.$A10];&quot;&quot;)" office:value-type="float" office:value="9" calcext:value-type="float">
            <text:p>9</text:p>
          </table:table-cell>
          <table:table-cell table:formula="of:=IF(AND([.AB$1]&lt;=[.$J10];[.AB$1]&gt;=[.$I10]);[.$A10];&quot;&quot;)">
            <text:p/>
          </table:table-cell>
          <table:table-cell table:formula="of:=IF(AND([.AC$1]&lt;=[.$J10];[.AC$1]&gt;=[.$I10]);[.$A10];&quot;&quot;)">
            <text:p/>
          </table:table-cell>
          <table:table-cell table:formula="of:=IF(AND([.AD$1]&lt;=[.$J10];[.AD$1]&gt;=[.$I10]);[.$A10];&quot;&quot;)">
            <text:p/>
          </table:table-cell>
          <table:table-cell table:formula="of:=IF(AND([.AE$1]&lt;=[.$J10];[.AE$1]&gt;=[.$I10]);[.$A10];&quot;&quot;)">
            <text:p/>
          </table:table-cell>
          <table:table-cell table:formula="of:=IF(AND([.AF$1]&lt;=[.$J10];[.AF$1]&gt;=[.$I10]);[.$A10];&quot;&quot;)">
            <text:p/>
          </table:table-cell>
          <table:table-cell table:formula="of:=IF(AND([.AG$1]&lt;=[.$J10];[.AG$1]&gt;=[.$I10]);[.$A10];&quot;&quot;)">
            <text:p/>
          </table:table-cell>
          <table:table-cell table:formula="of:=IF(AND([.AH$1]&lt;=[.$J10];[.AH$1]&gt;=[.$I10]);[.$A10];&quot;&quot;)">
            <text:p/>
          </table:table-cell>
          <table:table-cell table:formula="of:=IF(AND([.AI$1]&lt;=[.$J10];[.AI$1]&gt;=[.$I10]);[.$A10];&quot;&quot;)">
            <text:p/>
          </table:table-cell>
          <table:table-cell table:formula="of:=IF(AND([.AJ$1]&lt;=[.$J10];[.AJ$1]&gt;=[.$I10]);[.$A10];&quot;&quot;)">
            <text:p/>
          </table:table-cell>
          <table:table-cell table:formula="of:=IF(AND([.AK$1]&lt;=[.$J10];[.AK$1]&gt;=[.$I10]);[.$A10];&quot;&quot;)">
            <text:p/>
          </table:table-cell>
          <table:table-cell table:formula="of:=IF(AND([.AL$1]&lt;=[.$J10];[.AL$1]&gt;=[.$I10]);[.$A10];&quot;&quot;)">
            <text:p/>
          </table:table-cell>
          <table:table-cell table:formula="of:=IF(AND([.AM$1]&lt;=[.$J10];[.AM$1]&gt;=[.$I10]);[.$A10];&quot;&quot;)">
            <text:p/>
          </table:table-cell>
          <table:table-cell table:formula="of:=IF(AND([.AN$1]&lt;=[.$J10];[.AN$1]&gt;=[.$I10]);[.$A10];&quot;&quot;)">
            <text:p/>
          </table:table-cell>
          <table:table-cell table:formula="of:=IF(AND([.AO$1]&lt;=[.$J10];[.AO$1]&gt;=[.$I10]);[.$A10];&quot;&quot;)">
            <text:p/>
          </table:table-cell>
          <table:table-cell table:formula="of:=IF(AND([.AP$1]&lt;=[.$J10];[.AP$1]&gt;=[.$I10]);[.$A10];&quot;&quot;)">
            <text:p/>
          </table:table-cell>
          <table:table-cell table:formula="of:=IF(AND([.AQ$1]&lt;=[.$J10];[.AQ$1]&gt;=[.$I10]);[.$A10];&quot;&quot;)">
            <text:p/>
          </table:table-cell>
          <table:table-cell table:formula="of:=IF(AND([.AR$1]&lt;=[.$J10];[.AR$1]&gt;=[.$I10]);[.$A10];&quot;&quot;)">
            <text:p/>
          </table:table-cell>
          <table:table-cell table:formula="of:=IF(AND([.AS$1]&lt;=[.$J10];[.AS$1]&gt;=[.$I10]);[.$A10];&quot;&quot;)">
            <text:p/>
          </table:table-cell>
          <table:table-cell table:formula="of:=IF(AND([.AT$1]&lt;=[.$J10];[.AT$1]&gt;=[.$I10]);[.$A10];&quot;&quot;)">
            <text:p/>
          </table:table-cell>
          <table:table-cell table:formula="of:=IF(AND([.AU$1]&lt;=[.$J10];[.AU$1]&gt;=[.$I10]);[.$A10];&quot;&quot;)">
            <text:p/>
          </table:table-cell>
          <table:table-cell table:formula="of:=IF(AND([.AV$1]&lt;=[.$J10];[.AV$1]&gt;=[.$I10]);[.$A10];&quot;&quot;)">
            <text:p/>
          </table:table-cell>
          <table:table-cell table:formula="of:=IF(AND([.AW$1]&lt;=[.$J10];[.AW$1]&gt;=[.$I10]);[.$A10];&quot;&quot;)">
            <text:p/>
          </table:table-cell>
          <table:table-cell table:formula="of:=IF(AND([.AX$1]&lt;=[.$J10];[.AX$1]&gt;=[.$I10]);[.$A10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VLOOKUP([.C11];[.$A:.$J];10;0)" office:value-type="float" office:value="5" calcext:value-type="float">
            <text:p>5</text:p>
          </table:table-cell>
          <table:table-cell table:formula="of:=VLOOKUP([.D11];[.$A:.$J];10;0)" office:value-type="float" office:value="5" calcext:value-type="float">
            <text:p>5</text:p>
          </table:table-cell>
          <table:table-cell table:formula="of:=VLOOKUP([.E11];[.$A:.$J];10;0)" office:value-type="float" office:value="0" calcext:value-type="float">
            <text:p/>
          </table:table-cell>
          <table:table-cell table:style-name="ce7" table:formula="of:=[.J11]-[.B11]+1" office:value-type="float" office:value="6" calcext:value-type="float">
            <text:p>6</text:p>
          </table:table-cell>
          <table:table-cell table:style-name="ce7" table:formula="of:=MAX([.F11:.H11])+[.B11]" office:value-type="float" office:value="7" calcext:value-type="float">
            <text:p>7</text:p>
          </table:table-cell>
          <table:table-cell table:formula="of:=IF(AND([.K$1]&lt;=[.$J11];[.K$1]&gt;=[.$I11]);[.$A11];&quot;&quot;)">
            <text:p/>
          </table:table-cell>
          <table:table-cell table:formula="of:=IF(AND([.L$1]&lt;=[.$J11];[.L$1]&gt;=[.$I11]);[.$A11];&quot;&quot;)">
            <text:p/>
          </table:table-cell>
          <table:table-cell table:formula="of:=IF(AND([.M$1]&lt;=[.$J11];[.M$1]&gt;=[.$I11]);[.$A11];&quot;&quot;)">
            <text:p/>
          </table:table-cell>
          <table:table-cell table:formula="of:=IF(AND([.N$1]&lt;=[.$J11];[.N$1]&gt;=[.$I11]);[.$A11];&quot;&quot;)">
            <text:p/>
          </table:table-cell>
          <table:table-cell table:formula="of:=IF(AND([.O$1]&lt;=[.$J11];[.O$1]&gt;=[.$I11]);[.$A11];&quot;&quot;)">
            <text:p/>
          </table:table-cell>
          <table:table-cell table:formula="of:=IF(AND([.P$1]&lt;=[.$J11];[.P$1]&gt;=[.$I11]);[.$A11];&quot;&quot;)" office:value-type="float" office:value="10" calcext:value-type="float">
            <text:p>10</text:p>
          </table:table-cell>
          <table:table-cell table:formula="of:=IF(AND([.Q$1]&lt;=[.$J11];[.Q$1]&gt;=[.$I11]);[.$A11];&quot;&quot;)" office:value-type="float" office:value="10" calcext:value-type="float">
            <text:p>10</text:p>
          </table:table-cell>
          <table:table-cell table:formula="of:=IF(AND([.R$1]&lt;=[.$J11];[.R$1]&gt;=[.$I11]);[.$A11];&quot;&quot;)">
            <text:p/>
          </table:table-cell>
          <table:table-cell table:formula="of:=IF(AND([.S$1]&lt;=[.$J11];[.S$1]&gt;=[.$I11]);[.$A11];&quot;&quot;)">
            <text:p/>
          </table:table-cell>
          <table:table-cell table:formula="of:=IF(AND([.T$1]&lt;=[.$J11];[.T$1]&gt;=[.$I11]);[.$A11];&quot;&quot;)">
            <text:p/>
          </table:table-cell>
          <table:table-cell table:formula="of:=IF(AND([.U$1]&lt;=[.$J11];[.U$1]&gt;=[.$I11]);[.$A11];&quot;&quot;)">
            <text:p/>
          </table:table-cell>
          <table:table-cell table:formula="of:=IF(AND([.V$1]&lt;=[.$J11];[.V$1]&gt;=[.$I11]);[.$A11];&quot;&quot;)">
            <text:p/>
          </table:table-cell>
          <table:table-cell table:formula="of:=IF(AND([.W$1]&lt;=[.$J11];[.W$1]&gt;=[.$I11]);[.$A11];&quot;&quot;)">
            <text:p/>
          </table:table-cell>
          <table:table-cell table:formula="of:=IF(AND([.X$1]&lt;=[.$J11];[.X$1]&gt;=[.$I11]);[.$A11];&quot;&quot;)">
            <text:p/>
          </table:table-cell>
          <table:table-cell table:formula="of:=IF(AND([.Y$1]&lt;=[.$J11];[.Y$1]&gt;=[.$I11]);[.$A11];&quot;&quot;)">
            <text:p/>
          </table:table-cell>
          <table:table-cell table:formula="of:=IF(AND([.Z$1]&lt;=[.$J11];[.Z$1]&gt;=[.$I11]);[.$A11];&quot;&quot;)">
            <text:p/>
          </table:table-cell>
          <table:table-cell table:formula="of:=IF(AND([.AA$1]&lt;=[.$J11];[.AA$1]&gt;=[.$I11]);[.$A11];&quot;&quot;)">
            <text:p/>
          </table:table-cell>
          <table:table-cell table:formula="of:=IF(AND([.AB$1]&lt;=[.$J11];[.AB$1]&gt;=[.$I11]);[.$A11];&quot;&quot;)">
            <text:p/>
          </table:table-cell>
          <table:table-cell table:formula="of:=IF(AND([.AC$1]&lt;=[.$J11];[.AC$1]&gt;=[.$I11]);[.$A11];&quot;&quot;)">
            <text:p/>
          </table:table-cell>
          <table:table-cell table:formula="of:=IF(AND([.AD$1]&lt;=[.$J11];[.AD$1]&gt;=[.$I11]);[.$A11];&quot;&quot;)">
            <text:p/>
          </table:table-cell>
          <table:table-cell table:formula="of:=IF(AND([.AE$1]&lt;=[.$J11];[.AE$1]&gt;=[.$I11]);[.$A11];&quot;&quot;)">
            <text:p/>
          </table:table-cell>
          <table:table-cell table:formula="of:=IF(AND([.AF$1]&lt;=[.$J11];[.AF$1]&gt;=[.$I11]);[.$A11];&quot;&quot;)">
            <text:p/>
          </table:table-cell>
          <table:table-cell table:formula="of:=IF(AND([.AG$1]&lt;=[.$J11];[.AG$1]&gt;=[.$I11]);[.$A11];&quot;&quot;)">
            <text:p/>
          </table:table-cell>
          <table:table-cell table:formula="of:=IF(AND([.AH$1]&lt;=[.$J11];[.AH$1]&gt;=[.$I11]);[.$A11];&quot;&quot;)">
            <text:p/>
          </table:table-cell>
          <table:table-cell table:formula="of:=IF(AND([.AI$1]&lt;=[.$J11];[.AI$1]&gt;=[.$I11]);[.$A11];&quot;&quot;)">
            <text:p/>
          </table:table-cell>
          <table:table-cell table:formula="of:=IF(AND([.AJ$1]&lt;=[.$J11];[.AJ$1]&gt;=[.$I11]);[.$A11];&quot;&quot;)">
            <text:p/>
          </table:table-cell>
          <table:table-cell table:formula="of:=IF(AND([.AK$1]&lt;=[.$J11];[.AK$1]&gt;=[.$I11]);[.$A11];&quot;&quot;)">
            <text:p/>
          </table:table-cell>
          <table:table-cell table:formula="of:=IF(AND([.AL$1]&lt;=[.$J11];[.AL$1]&gt;=[.$I11]);[.$A11];&quot;&quot;)">
            <text:p/>
          </table:table-cell>
          <table:table-cell table:formula="of:=IF(AND([.AM$1]&lt;=[.$J11];[.AM$1]&gt;=[.$I11]);[.$A11];&quot;&quot;)">
            <text:p/>
          </table:table-cell>
          <table:table-cell table:formula="of:=IF(AND([.AN$1]&lt;=[.$J11];[.AN$1]&gt;=[.$I11]);[.$A11];&quot;&quot;)">
            <text:p/>
          </table:table-cell>
          <table:table-cell table:formula="of:=IF(AND([.AO$1]&lt;=[.$J11];[.AO$1]&gt;=[.$I11]);[.$A11];&quot;&quot;)">
            <text:p/>
          </table:table-cell>
          <table:table-cell table:formula="of:=IF(AND([.AP$1]&lt;=[.$J11];[.AP$1]&gt;=[.$I11]);[.$A11];&quot;&quot;)">
            <text:p/>
          </table:table-cell>
          <table:table-cell table:formula="of:=IF(AND([.AQ$1]&lt;=[.$J11];[.AQ$1]&gt;=[.$I11]);[.$A11];&quot;&quot;)">
            <text:p/>
          </table:table-cell>
          <table:table-cell table:formula="of:=IF(AND([.AR$1]&lt;=[.$J11];[.AR$1]&gt;=[.$I11]);[.$A11];&quot;&quot;)">
            <text:p/>
          </table:table-cell>
          <table:table-cell table:formula="of:=IF(AND([.AS$1]&lt;=[.$J11];[.AS$1]&gt;=[.$I11]);[.$A11];&quot;&quot;)">
            <text:p/>
          </table:table-cell>
          <table:table-cell table:formula="of:=IF(AND([.AT$1]&lt;=[.$J11];[.AT$1]&gt;=[.$I11]);[.$A11];&quot;&quot;)">
            <text:p/>
          </table:table-cell>
          <table:table-cell table:formula="of:=IF(AND([.AU$1]&lt;=[.$J11];[.AU$1]&gt;=[.$I11]);[.$A11];&quot;&quot;)">
            <text:p/>
          </table:table-cell>
          <table:table-cell table:formula="of:=IF(AND([.AV$1]&lt;=[.$J11];[.AV$1]&gt;=[.$I11]);[.$A11];&quot;&quot;)">
            <text:p/>
          </table:table-cell>
          <table:table-cell table:formula="of:=IF(AND([.AW$1]&lt;=[.$J11];[.AW$1]&gt;=[.$I11]);[.$A11];&quot;&quot;)">
            <text:p/>
          </table:table-cell>
          <table:table-cell table:formula="of:=IF(AND([.AX$1]&lt;=[.$J11];[.AX$1]&gt;=[.$I11]);[.$A11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VLOOKUP([.C12];[.$A:.$J];10;0)" office:value-type="float" office:value="7" calcext:value-type="float">
            <text:p>7</text:p>
          </table:table-cell>
          <table:table-cell table:formula="of:=VLOOKUP([.D12];[.$A:.$J];10;0)" office:value-type="float" office:value="16" calcext:value-type="float">
            <text:p>16</text:p>
          </table:table-cell>
          <table:table-cell table:formula="of:=VLOOKUP([.E12];[.$A:.$J];10;0)" office:value-type="float" office:value="5" calcext:value-type="float">
            <text:p>5</text:p>
          </table:table-cell>
          <table:table-cell table:style-name="ce7" table:formula="of:=[.J12]-[.B12]+1" office:value-type="float" office:value="17" calcext:value-type="float">
            <text:p>17</text:p>
          </table:table-cell>
          <table:table-cell table:style-name="ce7" table:formula="of:=MAX([.F12:.H12])+[.B12]" office:value-type="float" office:value="22" calcext:value-type="float">
            <text:p>22</text:p>
          </table:table-cell>
          <table:table-cell table:formula="of:=IF(AND([.K$1]&lt;=[.$J12];[.K$1]&gt;=[.$I12]);[.$A12];&quot;&quot;)">
            <text:p/>
          </table:table-cell>
          <table:table-cell table:formula="of:=IF(AND([.L$1]&lt;=[.$J12];[.L$1]&gt;=[.$I12]);[.$A12];&quot;&quot;)">
            <text:p/>
          </table:table-cell>
          <table:table-cell table:formula="of:=IF(AND([.M$1]&lt;=[.$J12];[.M$1]&gt;=[.$I12]);[.$A12];&quot;&quot;)">
            <text:p/>
          </table:table-cell>
          <table:table-cell table:formula="of:=IF(AND([.N$1]&lt;=[.$J12];[.N$1]&gt;=[.$I12]);[.$A12];&quot;&quot;)">
            <text:p/>
          </table:table-cell>
          <table:table-cell table:formula="of:=IF(AND([.O$1]&lt;=[.$J12];[.O$1]&gt;=[.$I12]);[.$A12];&quot;&quot;)">
            <text:p/>
          </table:table-cell>
          <table:table-cell table:formula="of:=IF(AND([.P$1]&lt;=[.$J12];[.P$1]&gt;=[.$I12]);[.$A12];&quot;&quot;)">
            <text:p/>
          </table:table-cell>
          <table:table-cell table:formula="of:=IF(AND([.Q$1]&lt;=[.$J12];[.Q$1]&gt;=[.$I12]);[.$A12];&quot;&quot;)">
            <text:p/>
          </table:table-cell>
          <table:table-cell table:formula="of:=IF(AND([.R$1]&lt;=[.$J12];[.R$1]&gt;=[.$I12]);[.$A12];&quot;&quot;)">
            <text:p/>
          </table:table-cell>
          <table:table-cell table:formula="of:=IF(AND([.S$1]&lt;=[.$J12];[.S$1]&gt;=[.$I12]);[.$A12];&quot;&quot;)">
            <text:p/>
          </table:table-cell>
          <table:table-cell table:formula="of:=IF(AND([.T$1]&lt;=[.$J12];[.T$1]&gt;=[.$I12]);[.$A12];&quot;&quot;)">
            <text:p/>
          </table:table-cell>
          <table:table-cell table:formula="of:=IF(AND([.U$1]&lt;=[.$J12];[.U$1]&gt;=[.$I12]);[.$A12];&quot;&quot;)">
            <text:p/>
          </table:table-cell>
          <table:table-cell table:formula="of:=IF(AND([.V$1]&lt;=[.$J12];[.V$1]&gt;=[.$I12]);[.$A12];&quot;&quot;)">
            <text:p/>
          </table:table-cell>
          <table:table-cell table:formula="of:=IF(AND([.W$1]&lt;=[.$J12];[.W$1]&gt;=[.$I12]);[.$A12];&quot;&quot;)">
            <text:p/>
          </table:table-cell>
          <table:table-cell table:formula="of:=IF(AND([.X$1]&lt;=[.$J12];[.X$1]&gt;=[.$I12]);[.$A12];&quot;&quot;)">
            <text:p/>
          </table:table-cell>
          <table:table-cell table:formula="of:=IF(AND([.Y$1]&lt;=[.$J12];[.Y$1]&gt;=[.$I12]);[.$A12];&quot;&quot;)">
            <text:p/>
          </table:table-cell>
          <table:table-cell table:formula="of:=IF(AND([.Z$1]&lt;=[.$J12];[.Z$1]&gt;=[.$I12]);[.$A12];&quot;&quot;)">
            <text:p/>
          </table:table-cell>
          <table:table-cell table:formula="of:=IF(AND([.AA$1]&lt;=[.$J12];[.AA$1]&gt;=[.$I12]);[.$A12];&quot;&quot;)" office:value-type="float" office:value="11" calcext:value-type="float">
            <text:p>11</text:p>
          </table:table-cell>
          <table:table-cell table:formula="of:=IF(AND([.AB$1]&lt;=[.$J12];[.AB$1]&gt;=[.$I12]);[.$A12];&quot;&quot;)" office:value-type="float" office:value="11" calcext:value-type="float">
            <text:p>11</text:p>
          </table:table-cell>
          <table:table-cell table:formula="of:=IF(AND([.AC$1]&lt;=[.$J12];[.AC$1]&gt;=[.$I12]);[.$A12];&quot;&quot;)" office:value-type="float" office:value="11" calcext:value-type="float">
            <text:p>11</text:p>
          </table:table-cell>
          <table:table-cell table:formula="of:=IF(AND([.AD$1]&lt;=[.$J12];[.AD$1]&gt;=[.$I12]);[.$A12];&quot;&quot;)" office:value-type="float" office:value="11" calcext:value-type="float">
            <text:p>11</text:p>
          </table:table-cell>
          <table:table-cell table:formula="of:=IF(AND([.AE$1]&lt;=[.$J12];[.AE$1]&gt;=[.$I12]);[.$A12];&quot;&quot;)" office:value-type="float" office:value="11" calcext:value-type="float">
            <text:p>11</text:p>
          </table:table-cell>
          <table:table-cell table:formula="of:=IF(AND([.AF$1]&lt;=[.$J12];[.AF$1]&gt;=[.$I12]);[.$A12];&quot;&quot;)" office:value-type="float" office:value="11" calcext:value-type="float">
            <text:p>11</text:p>
          </table:table-cell>
          <table:table-cell table:formula="of:=IF(AND([.AG$1]&lt;=[.$J12];[.AG$1]&gt;=[.$I12]);[.$A12];&quot;&quot;)">
            <text:p/>
          </table:table-cell>
          <table:table-cell table:formula="of:=IF(AND([.AH$1]&lt;=[.$J12];[.AH$1]&gt;=[.$I12]);[.$A12];&quot;&quot;)">
            <text:p/>
          </table:table-cell>
          <table:table-cell table:formula="of:=IF(AND([.AI$1]&lt;=[.$J12];[.AI$1]&gt;=[.$I12]);[.$A12];&quot;&quot;)">
            <text:p/>
          </table:table-cell>
          <table:table-cell table:formula="of:=IF(AND([.AJ$1]&lt;=[.$J12];[.AJ$1]&gt;=[.$I12]);[.$A12];&quot;&quot;)">
            <text:p/>
          </table:table-cell>
          <table:table-cell table:formula="of:=IF(AND([.AK$1]&lt;=[.$J12];[.AK$1]&gt;=[.$I12]);[.$A12];&quot;&quot;)">
            <text:p/>
          </table:table-cell>
          <table:table-cell table:formula="of:=IF(AND([.AL$1]&lt;=[.$J12];[.AL$1]&gt;=[.$I12]);[.$A12];&quot;&quot;)">
            <text:p/>
          </table:table-cell>
          <table:table-cell table:formula="of:=IF(AND([.AM$1]&lt;=[.$J12];[.AM$1]&gt;=[.$I12]);[.$A12];&quot;&quot;)">
            <text:p/>
          </table:table-cell>
          <table:table-cell table:formula="of:=IF(AND([.AN$1]&lt;=[.$J12];[.AN$1]&gt;=[.$I12]);[.$A12];&quot;&quot;)">
            <text:p/>
          </table:table-cell>
          <table:table-cell table:formula="of:=IF(AND([.AO$1]&lt;=[.$J12];[.AO$1]&gt;=[.$I12]);[.$A12];&quot;&quot;)">
            <text:p/>
          </table:table-cell>
          <table:table-cell table:formula="of:=IF(AND([.AP$1]&lt;=[.$J12];[.AP$1]&gt;=[.$I12]);[.$A12];&quot;&quot;)">
            <text:p/>
          </table:table-cell>
          <table:table-cell table:formula="of:=IF(AND([.AQ$1]&lt;=[.$J12];[.AQ$1]&gt;=[.$I12]);[.$A12];&quot;&quot;)">
            <text:p/>
          </table:table-cell>
          <table:table-cell table:formula="of:=IF(AND([.AR$1]&lt;=[.$J12];[.AR$1]&gt;=[.$I12]);[.$A12];&quot;&quot;)">
            <text:p/>
          </table:table-cell>
          <table:table-cell table:formula="of:=IF(AND([.AS$1]&lt;=[.$J12];[.AS$1]&gt;=[.$I12]);[.$A12];&quot;&quot;)">
            <text:p/>
          </table:table-cell>
          <table:table-cell table:formula="of:=IF(AND([.AT$1]&lt;=[.$J12];[.AT$1]&gt;=[.$I12]);[.$A12];&quot;&quot;)">
            <text:p/>
          </table:table-cell>
          <table:table-cell table:formula="of:=IF(AND([.AU$1]&lt;=[.$J12];[.AU$1]&gt;=[.$I12]);[.$A12];&quot;&quot;)">
            <text:p/>
          </table:table-cell>
          <table:table-cell table:formula="of:=IF(AND([.AV$1]&lt;=[.$J12];[.AV$1]&gt;=[.$I12]);[.$A12];&quot;&quot;)">
            <text:p/>
          </table:table-cell>
          <table:table-cell table:formula="of:=IF(AND([.AW$1]&lt;=[.$J12];[.AW$1]&gt;=[.$I12]);[.$A12];&quot;&quot;)">
            <text:p/>
          </table:table-cell>
          <table:table-cell table:formula="of:=IF(AND([.AX$1]&lt;=[.$J12];[.AX$1]&gt;=[.$I12]);[.$A12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3];[.$A:.$J];10;0)" office:value-type="float" office:value="5" calcext:value-type="float">
            <text:p>5</text:p>
          </table:table-cell>
          <table:table-cell table:formula="of:=VLOOKUP([.D13];[.$A:.$J];10;0)" office:value-type="float" office:value="0" calcext:value-type="float">
            <text:p/>
          </table:table-cell>
          <table:table-cell table:formula="of:=VLOOKUP([.E13];[.$A:.$J];10;0)" office:value-type="float" office:value="0" calcext:value-type="float">
            <text:p/>
          </table:table-cell>
          <table:table-cell table:style-name="ce7" table:formula="of:=[.J13]-[.B13]+1" office:value-type="float" office:value="6" calcext:value-type="float">
            <text:p>6</text:p>
          </table:table-cell>
          <table:table-cell table:style-name="ce7" table:formula="of:=MAX([.F13:.H13])+[.B13]" office:value-type="float" office:value="9" calcext:value-type="float">
            <text:p>9</text:p>
          </table:table-cell>
          <table:table-cell table:formula="of:=IF(AND([.K$1]&lt;=[.$J13];[.K$1]&gt;=[.$I13]);[.$A13];&quot;&quot;)">
            <text:p/>
          </table:table-cell>
          <table:table-cell table:formula="of:=IF(AND([.L$1]&lt;=[.$J13];[.L$1]&gt;=[.$I13]);[.$A13];&quot;&quot;)">
            <text:p/>
          </table:table-cell>
          <table:table-cell table:formula="of:=IF(AND([.M$1]&lt;=[.$J13];[.M$1]&gt;=[.$I13]);[.$A13];&quot;&quot;)">
            <text:p/>
          </table:table-cell>
          <table:table-cell table:formula="of:=IF(AND([.N$1]&lt;=[.$J13];[.N$1]&gt;=[.$I13]);[.$A13];&quot;&quot;)">
            <text:p/>
          </table:table-cell>
          <table:table-cell table:formula="of:=IF(AND([.O$1]&lt;=[.$J13];[.O$1]&gt;=[.$I13]);[.$A13];&quot;&quot;)">
            <text:p/>
          </table:table-cell>
          <table:table-cell table:formula="of:=IF(AND([.P$1]&lt;=[.$J13];[.P$1]&gt;=[.$I13]);[.$A13];&quot;&quot;)" office:value-type="float" office:value="12" calcext:value-type="float">
            <text:p>12</text:p>
          </table:table-cell>
          <table:table-cell table:formula="of:=IF(AND([.Q$1]&lt;=[.$J13];[.Q$1]&gt;=[.$I13]);[.$A13];&quot;&quot;)" office:value-type="float" office:value="12" calcext:value-type="float">
            <text:p>12</text:p>
          </table:table-cell>
          <table:table-cell table:formula="of:=IF(AND([.R$1]&lt;=[.$J13];[.R$1]&gt;=[.$I13]);[.$A13];&quot;&quot;)" office:value-type="float" office:value="12" calcext:value-type="float">
            <text:p>12</text:p>
          </table:table-cell>
          <table:table-cell table:formula="of:=IF(AND([.S$1]&lt;=[.$J13];[.S$1]&gt;=[.$I13]);[.$A13];&quot;&quot;)" office:value-type="float" office:value="12" calcext:value-type="float">
            <text:p>12</text:p>
          </table:table-cell>
          <table:table-cell table:formula="of:=IF(AND([.T$1]&lt;=[.$J13];[.T$1]&gt;=[.$I13]);[.$A13];&quot;&quot;)">
            <text:p/>
          </table:table-cell>
          <table:table-cell table:formula="of:=IF(AND([.U$1]&lt;=[.$J13];[.U$1]&gt;=[.$I13]);[.$A13];&quot;&quot;)">
            <text:p/>
          </table:table-cell>
          <table:table-cell table:formula="of:=IF(AND([.V$1]&lt;=[.$J13];[.V$1]&gt;=[.$I13]);[.$A13];&quot;&quot;)">
            <text:p/>
          </table:table-cell>
          <table:table-cell table:formula="of:=IF(AND([.W$1]&lt;=[.$J13];[.W$1]&gt;=[.$I13]);[.$A13];&quot;&quot;)">
            <text:p/>
          </table:table-cell>
          <table:table-cell table:formula="of:=IF(AND([.X$1]&lt;=[.$J13];[.X$1]&gt;=[.$I13]);[.$A13];&quot;&quot;)">
            <text:p/>
          </table:table-cell>
          <table:table-cell table:formula="of:=IF(AND([.Y$1]&lt;=[.$J13];[.Y$1]&gt;=[.$I13]);[.$A13];&quot;&quot;)">
            <text:p/>
          </table:table-cell>
          <table:table-cell table:formula="of:=IF(AND([.Z$1]&lt;=[.$J13];[.Z$1]&gt;=[.$I13]);[.$A13];&quot;&quot;)">
            <text:p/>
          </table:table-cell>
          <table:table-cell table:formula="of:=IF(AND([.AA$1]&lt;=[.$J13];[.AA$1]&gt;=[.$I13]);[.$A13];&quot;&quot;)">
            <text:p/>
          </table:table-cell>
          <table:table-cell table:formula="of:=IF(AND([.AB$1]&lt;=[.$J13];[.AB$1]&gt;=[.$I13]);[.$A13];&quot;&quot;)">
            <text:p/>
          </table:table-cell>
          <table:table-cell table:formula="of:=IF(AND([.AC$1]&lt;=[.$J13];[.AC$1]&gt;=[.$I13]);[.$A13];&quot;&quot;)">
            <text:p/>
          </table:table-cell>
          <table:table-cell table:formula="of:=IF(AND([.AD$1]&lt;=[.$J13];[.AD$1]&gt;=[.$I13]);[.$A13];&quot;&quot;)">
            <text:p/>
          </table:table-cell>
          <table:table-cell table:formula="of:=IF(AND([.AE$1]&lt;=[.$J13];[.AE$1]&gt;=[.$I13]);[.$A13];&quot;&quot;)">
            <text:p/>
          </table:table-cell>
          <table:table-cell table:formula="of:=IF(AND([.AF$1]&lt;=[.$J13];[.AF$1]&gt;=[.$I13]);[.$A13];&quot;&quot;)">
            <text:p/>
          </table:table-cell>
          <table:table-cell table:formula="of:=IF(AND([.AG$1]&lt;=[.$J13];[.AG$1]&gt;=[.$I13]);[.$A13];&quot;&quot;)">
            <text:p/>
          </table:table-cell>
          <table:table-cell table:formula="of:=IF(AND([.AH$1]&lt;=[.$J13];[.AH$1]&gt;=[.$I13]);[.$A13];&quot;&quot;)">
            <text:p/>
          </table:table-cell>
          <table:table-cell table:formula="of:=IF(AND([.AI$1]&lt;=[.$J13];[.AI$1]&gt;=[.$I13]);[.$A13];&quot;&quot;)">
            <text:p/>
          </table:table-cell>
          <table:table-cell table:formula="of:=IF(AND([.AJ$1]&lt;=[.$J13];[.AJ$1]&gt;=[.$I13]);[.$A13];&quot;&quot;)">
            <text:p/>
          </table:table-cell>
          <table:table-cell table:formula="of:=IF(AND([.AK$1]&lt;=[.$J13];[.AK$1]&gt;=[.$I13]);[.$A13];&quot;&quot;)">
            <text:p/>
          </table:table-cell>
          <table:table-cell table:formula="of:=IF(AND([.AL$1]&lt;=[.$J13];[.AL$1]&gt;=[.$I13]);[.$A13];&quot;&quot;)">
            <text:p/>
          </table:table-cell>
          <table:table-cell table:formula="of:=IF(AND([.AM$1]&lt;=[.$J13];[.AM$1]&gt;=[.$I13]);[.$A13];&quot;&quot;)">
            <text:p/>
          </table:table-cell>
          <table:table-cell table:formula="of:=IF(AND([.AN$1]&lt;=[.$J13];[.AN$1]&gt;=[.$I13]);[.$A13];&quot;&quot;)">
            <text:p/>
          </table:table-cell>
          <table:table-cell table:formula="of:=IF(AND([.AO$1]&lt;=[.$J13];[.AO$1]&gt;=[.$I13]);[.$A13];&quot;&quot;)">
            <text:p/>
          </table:table-cell>
          <table:table-cell table:formula="of:=IF(AND([.AP$1]&lt;=[.$J13];[.AP$1]&gt;=[.$I13]);[.$A13];&quot;&quot;)">
            <text:p/>
          </table:table-cell>
          <table:table-cell table:formula="of:=IF(AND([.AQ$1]&lt;=[.$J13];[.AQ$1]&gt;=[.$I13]);[.$A13];&quot;&quot;)">
            <text:p/>
          </table:table-cell>
          <table:table-cell table:formula="of:=IF(AND([.AR$1]&lt;=[.$J13];[.AR$1]&gt;=[.$I13]);[.$A13];&quot;&quot;)">
            <text:p/>
          </table:table-cell>
          <table:table-cell table:formula="of:=IF(AND([.AS$1]&lt;=[.$J13];[.AS$1]&gt;=[.$I13]);[.$A13];&quot;&quot;)">
            <text:p/>
          </table:table-cell>
          <table:table-cell table:formula="of:=IF(AND([.AT$1]&lt;=[.$J13];[.AT$1]&gt;=[.$I13]);[.$A13];&quot;&quot;)">
            <text:p/>
          </table:table-cell>
          <table:table-cell table:formula="of:=IF(AND([.AU$1]&lt;=[.$J13];[.AU$1]&gt;=[.$I13]);[.$A13];&quot;&quot;)">
            <text:p/>
          </table:table-cell>
          <table:table-cell table:formula="of:=IF(AND([.AV$1]&lt;=[.$J13];[.AV$1]&gt;=[.$I13]);[.$A13];&quot;&quot;)">
            <text:p/>
          </table:table-cell>
          <table:table-cell table:formula="of:=IF(AND([.AW$1]&lt;=[.$J13];[.AW$1]&gt;=[.$I13]);[.$A13];&quot;&quot;)">
            <text:p/>
          </table:table-cell>
          <table:table-cell table:formula="of:=IF(AND([.AX$1]&lt;=[.$J13];[.AX$1]&gt;=[.$I13]);[.$A13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4];[.$A:.$J];10;0)" office:value-type="float" office:value="11" calcext:value-type="float">
            <text:p>11</text:p>
          </table:table-cell>
          <table:table-cell table:formula="of:=VLOOKUP([.D14];[.$A:.$J];10;0)" office:value-type="float" office:value="0" calcext:value-type="float">
            <text:p/>
          </table:table-cell>
          <table:table-cell table:formula="of:=VLOOKUP([.E14];[.$A:.$J];10;0)" office:value-type="float" office:value="0" calcext:value-type="float">
            <text:p/>
          </table:table-cell>
          <table:table-cell table:style-name="ce7" table:formula="of:=[.J14]-[.B14]+1" office:value-type="float" office:value="12" calcext:value-type="float">
            <text:p>12</text:p>
          </table:table-cell>
          <table:table-cell table:style-name="ce7" table:formula="of:=MAX([.F14:.H14])+[.B14]" office:value-type="float" office:value="13" calcext:value-type="float">
            <text:p>13</text:p>
          </table:table-cell>
          <table:table-cell table:formula="of:=IF(AND([.K$1]&lt;=[.$J14];[.K$1]&gt;=[.$I14]);[.$A14];&quot;&quot;)">
            <text:p/>
          </table:table-cell>
          <table:table-cell table:formula="of:=IF(AND([.L$1]&lt;=[.$J14];[.L$1]&gt;=[.$I14]);[.$A14];&quot;&quot;)">
            <text:p/>
          </table:table-cell>
          <table:table-cell table:formula="of:=IF(AND([.M$1]&lt;=[.$J14];[.M$1]&gt;=[.$I14]);[.$A14];&quot;&quot;)">
            <text:p/>
          </table:table-cell>
          <table:table-cell table:formula="of:=IF(AND([.N$1]&lt;=[.$J14];[.N$1]&gt;=[.$I14]);[.$A14];&quot;&quot;)">
            <text:p/>
          </table:table-cell>
          <table:table-cell table:formula="of:=IF(AND([.O$1]&lt;=[.$J14];[.O$1]&gt;=[.$I14]);[.$A14];&quot;&quot;)">
            <text:p/>
          </table:table-cell>
          <table:table-cell table:formula="of:=IF(AND([.P$1]&lt;=[.$J14];[.P$1]&gt;=[.$I14]);[.$A14];&quot;&quot;)">
            <text:p/>
          </table:table-cell>
          <table:table-cell table:formula="of:=IF(AND([.Q$1]&lt;=[.$J14];[.Q$1]&gt;=[.$I14]);[.$A14];&quot;&quot;)">
            <text:p/>
          </table:table-cell>
          <table:table-cell table:formula="of:=IF(AND([.R$1]&lt;=[.$J14];[.R$1]&gt;=[.$I14]);[.$A14];&quot;&quot;)">
            <text:p/>
          </table:table-cell>
          <table:table-cell table:formula="of:=IF(AND([.S$1]&lt;=[.$J14];[.S$1]&gt;=[.$I14]);[.$A14];&quot;&quot;)">
            <text:p/>
          </table:table-cell>
          <table:table-cell table:formula="of:=IF(AND([.T$1]&lt;=[.$J14];[.T$1]&gt;=[.$I14]);[.$A14];&quot;&quot;)">
            <text:p/>
          </table:table-cell>
          <table:table-cell table:formula="of:=IF(AND([.U$1]&lt;=[.$J14];[.U$1]&gt;=[.$I14]);[.$A14];&quot;&quot;)">
            <text:p/>
          </table:table-cell>
          <table:table-cell table:formula="of:=IF(AND([.V$1]&lt;=[.$J14];[.V$1]&gt;=[.$I14]);[.$A14];&quot;&quot;)" office:value-type="float" office:value="13" calcext:value-type="float">
            <text:p>13</text:p>
          </table:table-cell>
          <table:table-cell table:formula="of:=IF(AND([.W$1]&lt;=[.$J14];[.W$1]&gt;=[.$I14]);[.$A14];&quot;&quot;)" office:value-type="float" office:value="13" calcext:value-type="float">
            <text:p>13</text:p>
          </table:table-cell>
          <table:table-cell table:formula="of:=IF(AND([.X$1]&lt;=[.$J14];[.X$1]&gt;=[.$I14]);[.$A14];&quot;&quot;)">
            <text:p/>
          </table:table-cell>
          <table:table-cell table:formula="of:=IF(AND([.Y$1]&lt;=[.$J14];[.Y$1]&gt;=[.$I14]);[.$A14];&quot;&quot;)">
            <text:p/>
          </table:table-cell>
          <table:table-cell table:formula="of:=IF(AND([.Z$1]&lt;=[.$J14];[.Z$1]&gt;=[.$I14]);[.$A14];&quot;&quot;)">
            <text:p/>
          </table:table-cell>
          <table:table-cell table:formula="of:=IF(AND([.AA$1]&lt;=[.$J14];[.AA$1]&gt;=[.$I14]);[.$A14];&quot;&quot;)">
            <text:p/>
          </table:table-cell>
          <table:table-cell table:formula="of:=IF(AND([.AB$1]&lt;=[.$J14];[.AB$1]&gt;=[.$I14]);[.$A14];&quot;&quot;)">
            <text:p/>
          </table:table-cell>
          <table:table-cell table:formula="of:=IF(AND([.AC$1]&lt;=[.$J14];[.AC$1]&gt;=[.$I14]);[.$A14];&quot;&quot;)">
            <text:p/>
          </table:table-cell>
          <table:table-cell table:formula="of:=IF(AND([.AD$1]&lt;=[.$J14];[.AD$1]&gt;=[.$I14]);[.$A14];&quot;&quot;)">
            <text:p/>
          </table:table-cell>
          <table:table-cell table:formula="of:=IF(AND([.AE$1]&lt;=[.$J14];[.AE$1]&gt;=[.$I14]);[.$A14];&quot;&quot;)">
            <text:p/>
          </table:table-cell>
          <table:table-cell table:formula="of:=IF(AND([.AF$1]&lt;=[.$J14];[.AF$1]&gt;=[.$I14]);[.$A14];&quot;&quot;)">
            <text:p/>
          </table:table-cell>
          <table:table-cell table:formula="of:=IF(AND([.AG$1]&lt;=[.$J14];[.AG$1]&gt;=[.$I14]);[.$A14];&quot;&quot;)">
            <text:p/>
          </table:table-cell>
          <table:table-cell table:formula="of:=IF(AND([.AH$1]&lt;=[.$J14];[.AH$1]&gt;=[.$I14]);[.$A14];&quot;&quot;)">
            <text:p/>
          </table:table-cell>
          <table:table-cell table:formula="of:=IF(AND([.AI$1]&lt;=[.$J14];[.AI$1]&gt;=[.$I14]);[.$A14];&quot;&quot;)">
            <text:p/>
          </table:table-cell>
          <table:table-cell table:formula="of:=IF(AND([.AJ$1]&lt;=[.$J14];[.AJ$1]&gt;=[.$I14]);[.$A14];&quot;&quot;)">
            <text:p/>
          </table:table-cell>
          <table:table-cell table:formula="of:=IF(AND([.AK$1]&lt;=[.$J14];[.AK$1]&gt;=[.$I14]);[.$A14];&quot;&quot;)">
            <text:p/>
          </table:table-cell>
          <table:table-cell table:formula="of:=IF(AND([.AL$1]&lt;=[.$J14];[.AL$1]&gt;=[.$I14]);[.$A14];&quot;&quot;)">
            <text:p/>
          </table:table-cell>
          <table:table-cell table:formula="of:=IF(AND([.AM$1]&lt;=[.$J14];[.AM$1]&gt;=[.$I14]);[.$A14];&quot;&quot;)">
            <text:p/>
          </table:table-cell>
          <table:table-cell table:formula="of:=IF(AND([.AN$1]&lt;=[.$J14];[.AN$1]&gt;=[.$I14]);[.$A14];&quot;&quot;)">
            <text:p/>
          </table:table-cell>
          <table:table-cell table:formula="of:=IF(AND([.AO$1]&lt;=[.$J14];[.AO$1]&gt;=[.$I14]);[.$A14];&quot;&quot;)">
            <text:p/>
          </table:table-cell>
          <table:table-cell table:formula="of:=IF(AND([.AP$1]&lt;=[.$J14];[.AP$1]&gt;=[.$I14]);[.$A14];&quot;&quot;)">
            <text:p/>
          </table:table-cell>
          <table:table-cell table:formula="of:=IF(AND([.AQ$1]&lt;=[.$J14];[.AQ$1]&gt;=[.$I14]);[.$A14];&quot;&quot;)">
            <text:p/>
          </table:table-cell>
          <table:table-cell table:formula="of:=IF(AND([.AR$1]&lt;=[.$J14];[.AR$1]&gt;=[.$I14]);[.$A14];&quot;&quot;)">
            <text:p/>
          </table:table-cell>
          <table:table-cell table:formula="of:=IF(AND([.AS$1]&lt;=[.$J14];[.AS$1]&gt;=[.$I14]);[.$A14];&quot;&quot;)">
            <text:p/>
          </table:table-cell>
          <table:table-cell table:formula="of:=IF(AND([.AT$1]&lt;=[.$J14];[.AT$1]&gt;=[.$I14]);[.$A14];&quot;&quot;)">
            <text:p/>
          </table:table-cell>
          <table:table-cell table:formula="of:=IF(AND([.AU$1]&lt;=[.$J14];[.AU$1]&gt;=[.$I14]);[.$A14];&quot;&quot;)">
            <text:p/>
          </table:table-cell>
          <table:table-cell table:formula="of:=IF(AND([.AV$1]&lt;=[.$J14];[.AV$1]&gt;=[.$I14]);[.$A14];&quot;&quot;)">
            <text:p/>
          </table:table-cell>
          <table:table-cell table:formula="of:=IF(AND([.AW$1]&lt;=[.$J14];[.AW$1]&gt;=[.$I14]);[.$A14];&quot;&quot;)">
            <text:p/>
          </table:table-cell>
          <table:table-cell table:formula="of:=IF(AND([.AX$1]&lt;=[.$J14];[.AX$1]&gt;=[.$I14]);[.$A14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5];[.$A:.$J];10;0)" office:value-type="float" office:value="7" calcext:value-type="float">
            <text:p>7</text:p>
          </table:table-cell>
          <table:table-cell table:formula="of:=VLOOKUP([.D15];[.$A:.$J];10;0)" office:value-type="float" office:value="0" calcext:value-type="float">
            <text:p/>
          </table:table-cell>
          <table:table-cell table:formula="of:=VLOOKUP([.E15];[.$A:.$J];10;0)" office:value-type="float" office:value="0" calcext:value-type="float">
            <text:p/>
          </table:table-cell>
          <table:table-cell table:style-name="ce7" table:formula="of:=[.J15]-[.B15]+1" office:value-type="float" office:value="8" calcext:value-type="float">
            <text:p>8</text:p>
          </table:table-cell>
          <table:table-cell table:style-name="ce7" table:formula="of:=MAX([.F15:.H15])+[.B15]" office:value-type="float" office:value="11" calcext:value-type="float">
            <text:p>11</text:p>
          </table:table-cell>
          <table:table-cell table:formula="of:=IF(AND([.K$1]&lt;=[.$J15];[.K$1]&gt;=[.$I15]);[.$A15];&quot;&quot;)">
            <text:p/>
          </table:table-cell>
          <table:table-cell table:formula="of:=IF(AND([.L$1]&lt;=[.$J15];[.L$1]&gt;=[.$I15]);[.$A15];&quot;&quot;)">
            <text:p/>
          </table:table-cell>
          <table:table-cell table:formula="of:=IF(AND([.M$1]&lt;=[.$J15];[.M$1]&gt;=[.$I15]);[.$A15];&quot;&quot;)">
            <text:p/>
          </table:table-cell>
          <table:table-cell table:formula="of:=IF(AND([.N$1]&lt;=[.$J15];[.N$1]&gt;=[.$I15]);[.$A15];&quot;&quot;)">
            <text:p/>
          </table:table-cell>
          <table:table-cell table:formula="of:=IF(AND([.O$1]&lt;=[.$J15];[.O$1]&gt;=[.$I15]);[.$A15];&quot;&quot;)">
            <text:p/>
          </table:table-cell>
          <table:table-cell table:formula="of:=IF(AND([.P$1]&lt;=[.$J15];[.P$1]&gt;=[.$I15]);[.$A15];&quot;&quot;)">
            <text:p/>
          </table:table-cell>
          <table:table-cell table:formula="of:=IF(AND([.Q$1]&lt;=[.$J15];[.Q$1]&gt;=[.$I15]);[.$A15];&quot;&quot;)">
            <text:p/>
          </table:table-cell>
          <table:table-cell table:formula="of:=IF(AND([.R$1]&lt;=[.$J15];[.R$1]&gt;=[.$I15]);[.$A15];&quot;&quot;)" office:value-type="float" office:value="14" calcext:value-type="float">
            <text:p>14</text:p>
          </table:table-cell>
          <table:table-cell table:formula="of:=IF(AND([.S$1]&lt;=[.$J15];[.S$1]&gt;=[.$I15]);[.$A15];&quot;&quot;)" office:value-type="float" office:value="14" calcext:value-type="float">
            <text:p>14</text:p>
          </table:table-cell>
          <table:table-cell table:formula="of:=IF(AND([.T$1]&lt;=[.$J15];[.T$1]&gt;=[.$I15]);[.$A15];&quot;&quot;)" office:value-type="float" office:value="14" calcext:value-type="float">
            <text:p>14</text:p>
          </table:table-cell>
          <table:table-cell table:formula="of:=IF(AND([.U$1]&lt;=[.$J15];[.U$1]&gt;=[.$I15]);[.$A15];&quot;&quot;)" office:value-type="float" office:value="14" calcext:value-type="float">
            <text:p>14</text:p>
          </table:table-cell>
          <table:table-cell table:formula="of:=IF(AND([.V$1]&lt;=[.$J15];[.V$1]&gt;=[.$I15]);[.$A15];&quot;&quot;)">
            <text:p/>
          </table:table-cell>
          <table:table-cell table:formula="of:=IF(AND([.W$1]&lt;=[.$J15];[.W$1]&gt;=[.$I15]);[.$A15];&quot;&quot;)">
            <text:p/>
          </table:table-cell>
          <table:table-cell table:formula="of:=IF(AND([.X$1]&lt;=[.$J15];[.X$1]&gt;=[.$I15]);[.$A15];&quot;&quot;)">
            <text:p/>
          </table:table-cell>
          <table:table-cell table:formula="of:=IF(AND([.Y$1]&lt;=[.$J15];[.Y$1]&gt;=[.$I15]);[.$A15];&quot;&quot;)">
            <text:p/>
          </table:table-cell>
          <table:table-cell table:formula="of:=IF(AND([.Z$1]&lt;=[.$J15];[.Z$1]&gt;=[.$I15]);[.$A15];&quot;&quot;)">
            <text:p/>
          </table:table-cell>
          <table:table-cell table:formula="of:=IF(AND([.AA$1]&lt;=[.$J15];[.AA$1]&gt;=[.$I15]);[.$A15];&quot;&quot;)">
            <text:p/>
          </table:table-cell>
          <table:table-cell table:formula="of:=IF(AND([.AB$1]&lt;=[.$J15];[.AB$1]&gt;=[.$I15]);[.$A15];&quot;&quot;)">
            <text:p/>
          </table:table-cell>
          <table:table-cell table:formula="of:=IF(AND([.AC$1]&lt;=[.$J15];[.AC$1]&gt;=[.$I15]);[.$A15];&quot;&quot;)">
            <text:p/>
          </table:table-cell>
          <table:table-cell table:formula="of:=IF(AND([.AD$1]&lt;=[.$J15];[.AD$1]&gt;=[.$I15]);[.$A15];&quot;&quot;)">
            <text:p/>
          </table:table-cell>
          <table:table-cell table:formula="of:=IF(AND([.AE$1]&lt;=[.$J15];[.AE$1]&gt;=[.$I15]);[.$A15];&quot;&quot;)">
            <text:p/>
          </table:table-cell>
          <table:table-cell table:formula="of:=IF(AND([.AF$1]&lt;=[.$J15];[.AF$1]&gt;=[.$I15]);[.$A15];&quot;&quot;)">
            <text:p/>
          </table:table-cell>
          <table:table-cell table:formula="of:=IF(AND([.AG$1]&lt;=[.$J15];[.AG$1]&gt;=[.$I15]);[.$A15];&quot;&quot;)">
            <text:p/>
          </table:table-cell>
          <table:table-cell table:formula="of:=IF(AND([.AH$1]&lt;=[.$J15];[.AH$1]&gt;=[.$I15]);[.$A15];&quot;&quot;)">
            <text:p/>
          </table:table-cell>
          <table:table-cell table:formula="of:=IF(AND([.AI$1]&lt;=[.$J15];[.AI$1]&gt;=[.$I15]);[.$A15];&quot;&quot;)">
            <text:p/>
          </table:table-cell>
          <table:table-cell table:formula="of:=IF(AND([.AJ$1]&lt;=[.$J15];[.AJ$1]&gt;=[.$I15]);[.$A15];&quot;&quot;)">
            <text:p/>
          </table:table-cell>
          <table:table-cell table:formula="of:=IF(AND([.AK$1]&lt;=[.$J15];[.AK$1]&gt;=[.$I15]);[.$A15];&quot;&quot;)">
            <text:p/>
          </table:table-cell>
          <table:table-cell table:formula="of:=IF(AND([.AL$1]&lt;=[.$J15];[.AL$1]&gt;=[.$I15]);[.$A15];&quot;&quot;)">
            <text:p/>
          </table:table-cell>
          <table:table-cell table:formula="of:=IF(AND([.AM$1]&lt;=[.$J15];[.AM$1]&gt;=[.$I15]);[.$A15];&quot;&quot;)">
            <text:p/>
          </table:table-cell>
          <table:table-cell table:formula="of:=IF(AND([.AN$1]&lt;=[.$J15];[.AN$1]&gt;=[.$I15]);[.$A15];&quot;&quot;)">
            <text:p/>
          </table:table-cell>
          <table:table-cell table:formula="of:=IF(AND([.AO$1]&lt;=[.$J15];[.AO$1]&gt;=[.$I15]);[.$A15];&quot;&quot;)">
            <text:p/>
          </table:table-cell>
          <table:table-cell table:formula="of:=IF(AND([.AP$1]&lt;=[.$J15];[.AP$1]&gt;=[.$I15]);[.$A15];&quot;&quot;)">
            <text:p/>
          </table:table-cell>
          <table:table-cell table:formula="of:=IF(AND([.AQ$1]&lt;=[.$J15];[.AQ$1]&gt;=[.$I15]);[.$A15];&quot;&quot;)">
            <text:p/>
          </table:table-cell>
          <table:table-cell table:formula="of:=IF(AND([.AR$1]&lt;=[.$J15];[.AR$1]&gt;=[.$I15]);[.$A15];&quot;&quot;)">
            <text:p/>
          </table:table-cell>
          <table:table-cell table:formula="of:=IF(AND([.AS$1]&lt;=[.$J15];[.AS$1]&gt;=[.$I15]);[.$A15];&quot;&quot;)">
            <text:p/>
          </table:table-cell>
          <table:table-cell table:formula="of:=IF(AND([.AT$1]&lt;=[.$J15];[.AT$1]&gt;=[.$I15]);[.$A15];&quot;&quot;)">
            <text:p/>
          </table:table-cell>
          <table:table-cell table:formula="of:=IF(AND([.AU$1]&lt;=[.$J15];[.AU$1]&gt;=[.$I15]);[.$A15];&quot;&quot;)">
            <text:p/>
          </table:table-cell>
          <table:table-cell table:formula="of:=IF(AND([.AV$1]&lt;=[.$J15];[.AV$1]&gt;=[.$I15]);[.$A15];&quot;&quot;)">
            <text:p/>
          </table:table-cell>
          <table:table-cell table:formula="of:=IF(AND([.AW$1]&lt;=[.$J15];[.AW$1]&gt;=[.$I15]);[.$A15];&quot;&quot;)">
            <text:p/>
          </table:table-cell>
          <table:table-cell table:formula="of:=IF(AND([.AX$1]&lt;=[.$J15];[.AX$1]&gt;=[.$I15]);[.$A15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VLOOKUP([.C16];[.$A:.$J];10;0)" office:value-type="float" office:value="16" calcext:value-type="float">
            <text:p>16</text:p>
          </table:table-cell>
          <table:table-cell table:formula="of:=VLOOKUP([.D16];[.$A:.$J];10;0)" office:value-type="float" office:value="9" calcext:value-type="float">
            <text:p>9</text:p>
          </table:table-cell>
          <table:table-cell table:formula="of:=VLOOKUP([.E16];[.$A:.$J];10;0)" office:value-type="float" office:value="17" calcext:value-type="float">
            <text:p>17</text:p>
          </table:table-cell>
          <table:table-cell table:style-name="ce7" table:formula="of:=[.J16]-[.B16]+1" office:value-type="float" office:value="18" calcext:value-type="float">
            <text:p>18</text:p>
          </table:table-cell>
          <table:table-cell table:style-name="ce7" table:formula="of:=MAX([.F16:.H16])+[.B16]" office:value-type="float" office:value="23" calcext:value-type="float">
            <text:p>23</text:p>
          </table:table-cell>
          <table:table-cell table:formula="of:=IF(AND([.K$1]&lt;=[.$J16];[.K$1]&gt;=[.$I16]);[.$A16];&quot;&quot;)">
            <text:p/>
          </table:table-cell>
          <table:table-cell table:formula="of:=IF(AND([.L$1]&lt;=[.$J16];[.L$1]&gt;=[.$I16]);[.$A16];&quot;&quot;)">
            <text:p/>
          </table:table-cell>
          <table:table-cell table:formula="of:=IF(AND([.M$1]&lt;=[.$J16];[.M$1]&gt;=[.$I16]);[.$A16];&quot;&quot;)">
            <text:p/>
          </table:table-cell>
          <table:table-cell table:formula="of:=IF(AND([.N$1]&lt;=[.$J16];[.N$1]&gt;=[.$I16]);[.$A16];&quot;&quot;)">
            <text:p/>
          </table:table-cell>
          <table:table-cell table:formula="of:=IF(AND([.O$1]&lt;=[.$J16];[.O$1]&gt;=[.$I16]);[.$A16];&quot;&quot;)">
            <text:p/>
          </table:table-cell>
          <table:table-cell table:formula="of:=IF(AND([.P$1]&lt;=[.$J16];[.P$1]&gt;=[.$I16]);[.$A16];&quot;&quot;)">
            <text:p/>
          </table:table-cell>
          <table:table-cell table:formula="of:=IF(AND([.Q$1]&lt;=[.$J16];[.Q$1]&gt;=[.$I16]);[.$A16];&quot;&quot;)">
            <text:p/>
          </table:table-cell>
          <table:table-cell table:formula="of:=IF(AND([.R$1]&lt;=[.$J16];[.R$1]&gt;=[.$I16]);[.$A16];&quot;&quot;)">
            <text:p/>
          </table:table-cell>
          <table:table-cell table:formula="of:=IF(AND([.S$1]&lt;=[.$J16];[.S$1]&gt;=[.$I16]);[.$A16];&quot;&quot;)">
            <text:p/>
          </table:table-cell>
          <table:table-cell table:formula="of:=IF(AND([.T$1]&lt;=[.$J16];[.T$1]&gt;=[.$I16]);[.$A16];&quot;&quot;)">
            <text:p/>
          </table:table-cell>
          <table:table-cell table:formula="of:=IF(AND([.U$1]&lt;=[.$J16];[.U$1]&gt;=[.$I16]);[.$A16];&quot;&quot;)">
            <text:p/>
          </table:table-cell>
          <table:table-cell table:formula="of:=IF(AND([.V$1]&lt;=[.$J16];[.V$1]&gt;=[.$I16]);[.$A16];&quot;&quot;)">
            <text:p/>
          </table:table-cell>
          <table:table-cell table:formula="of:=IF(AND([.W$1]&lt;=[.$J16];[.W$1]&gt;=[.$I16]);[.$A16];&quot;&quot;)">
            <text:p/>
          </table:table-cell>
          <table:table-cell table:formula="of:=IF(AND([.X$1]&lt;=[.$J16];[.X$1]&gt;=[.$I16]);[.$A16];&quot;&quot;)">
            <text:p/>
          </table:table-cell>
          <table:table-cell table:formula="of:=IF(AND([.Y$1]&lt;=[.$J16];[.Y$1]&gt;=[.$I16]);[.$A16];&quot;&quot;)">
            <text:p/>
          </table:table-cell>
          <table:table-cell table:formula="of:=IF(AND([.Z$1]&lt;=[.$J16];[.Z$1]&gt;=[.$I16]);[.$A16];&quot;&quot;)">
            <text:p/>
          </table:table-cell>
          <table:table-cell table:formula="of:=IF(AND([.AA$1]&lt;=[.$J16];[.AA$1]&gt;=[.$I16]);[.$A16];&quot;&quot;)">
            <text:p/>
          </table:table-cell>
          <table:table-cell table:formula="of:=IF(AND([.AB$1]&lt;=[.$J16];[.AB$1]&gt;=[.$I16]);[.$A16];&quot;&quot;)" office:value-type="float" office:value="15" calcext:value-type="float">
            <text:p>15</text:p>
          </table:table-cell>
          <table:table-cell table:formula="of:=IF(AND([.AC$1]&lt;=[.$J16];[.AC$1]&gt;=[.$I16]);[.$A16];&quot;&quot;)" office:value-type="float" office:value="15" calcext:value-type="float">
            <text:p>15</text:p>
          </table:table-cell>
          <table:table-cell table:formula="of:=IF(AND([.AD$1]&lt;=[.$J16];[.AD$1]&gt;=[.$I16]);[.$A16];&quot;&quot;)" office:value-type="float" office:value="15" calcext:value-type="float">
            <text:p>15</text:p>
          </table:table-cell>
          <table:table-cell table:formula="of:=IF(AND([.AE$1]&lt;=[.$J16];[.AE$1]&gt;=[.$I16]);[.$A16];&quot;&quot;)" office:value-type="float" office:value="15" calcext:value-type="float">
            <text:p>15</text:p>
          </table:table-cell>
          <table:table-cell table:formula="of:=IF(AND([.AF$1]&lt;=[.$J16];[.AF$1]&gt;=[.$I16]);[.$A16];&quot;&quot;)" office:value-type="float" office:value="15" calcext:value-type="float">
            <text:p>15</text:p>
          </table:table-cell>
          <table:table-cell table:formula="of:=IF(AND([.AG$1]&lt;=[.$J16];[.AG$1]&gt;=[.$I16]);[.$A16];&quot;&quot;)" office:value-type="float" office:value="15" calcext:value-type="float">
            <text:p>15</text:p>
          </table:table-cell>
          <table:table-cell table:formula="of:=IF(AND([.AH$1]&lt;=[.$J16];[.AH$1]&gt;=[.$I16]);[.$A16];&quot;&quot;)">
            <text:p/>
          </table:table-cell>
          <table:table-cell table:formula="of:=IF(AND([.AI$1]&lt;=[.$J16];[.AI$1]&gt;=[.$I16]);[.$A16];&quot;&quot;)">
            <text:p/>
          </table:table-cell>
          <table:table-cell table:formula="of:=IF(AND([.AJ$1]&lt;=[.$J16];[.AJ$1]&gt;=[.$I16]);[.$A16];&quot;&quot;)">
            <text:p/>
          </table:table-cell>
          <table:table-cell table:formula="of:=IF(AND([.AK$1]&lt;=[.$J16];[.AK$1]&gt;=[.$I16]);[.$A16];&quot;&quot;)">
            <text:p/>
          </table:table-cell>
          <table:table-cell table:formula="of:=IF(AND([.AL$1]&lt;=[.$J16];[.AL$1]&gt;=[.$I16]);[.$A16];&quot;&quot;)">
            <text:p/>
          </table:table-cell>
          <table:table-cell table:formula="of:=IF(AND([.AM$1]&lt;=[.$J16];[.AM$1]&gt;=[.$I16]);[.$A16];&quot;&quot;)">
            <text:p/>
          </table:table-cell>
          <table:table-cell table:formula="of:=IF(AND([.AN$1]&lt;=[.$J16];[.AN$1]&gt;=[.$I16]);[.$A16];&quot;&quot;)">
            <text:p/>
          </table:table-cell>
          <table:table-cell table:formula="of:=IF(AND([.AO$1]&lt;=[.$J16];[.AO$1]&gt;=[.$I16]);[.$A16];&quot;&quot;)">
            <text:p/>
          </table:table-cell>
          <table:table-cell table:formula="of:=IF(AND([.AP$1]&lt;=[.$J16];[.AP$1]&gt;=[.$I16]);[.$A16];&quot;&quot;)">
            <text:p/>
          </table:table-cell>
          <table:table-cell table:formula="of:=IF(AND([.AQ$1]&lt;=[.$J16];[.AQ$1]&gt;=[.$I16]);[.$A16];&quot;&quot;)">
            <text:p/>
          </table:table-cell>
          <table:table-cell table:formula="of:=IF(AND([.AR$1]&lt;=[.$J16];[.AR$1]&gt;=[.$I16]);[.$A16];&quot;&quot;)">
            <text:p/>
          </table:table-cell>
          <table:table-cell table:formula="of:=IF(AND([.AS$1]&lt;=[.$J16];[.AS$1]&gt;=[.$I16]);[.$A16];&quot;&quot;)">
            <text:p/>
          </table:table-cell>
          <table:table-cell table:formula="of:=IF(AND([.AT$1]&lt;=[.$J16];[.AT$1]&gt;=[.$I16]);[.$A16];&quot;&quot;)">
            <text:p/>
          </table:table-cell>
          <table:table-cell table:formula="of:=IF(AND([.AU$1]&lt;=[.$J16];[.AU$1]&gt;=[.$I16]);[.$A16];&quot;&quot;)">
            <text:p/>
          </table:table-cell>
          <table:table-cell table:formula="of:=IF(AND([.AV$1]&lt;=[.$J16];[.AV$1]&gt;=[.$I16]);[.$A16];&quot;&quot;)">
            <text:p/>
          </table:table-cell>
          <table:table-cell table:formula="of:=IF(AND([.AW$1]&lt;=[.$J16];[.AW$1]&gt;=[.$I16]);[.$A16];&quot;&quot;)">
            <text:p/>
          </table:table-cell>
          <table:table-cell table:formula="of:=IF(AND([.AX$1]&lt;=[.$J16];[.AX$1]&gt;=[.$I16]);[.$A16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VLOOKUP([.C17];[.$A:.$J];10;0)" office:value-type="float" office:value="12" calcext:value-type="float">
            <text:p>12</text:p>
          </table:table-cell>
          <table:table-cell table:formula="of:=VLOOKUP([.D17];[.$A:.$J];10;0)" office:value-type="float" office:value="5" calcext:value-type="float">
            <text:p>5</text:p>
          </table:table-cell>
          <table:table-cell table:formula="of:=VLOOKUP([.E17];[.$A:.$J];10;0)" office:value-type="float" office:value="9" calcext:value-type="float">
            <text:p>9</text:p>
          </table:table-cell>
          <table:table-cell table:style-name="ce7" table:formula="of:=[.J17]-[.B17]+1" office:value-type="float" office:value="13" calcext:value-type="float">
            <text:p>13</text:p>
          </table:table-cell>
          <table:table-cell table:style-name="ce7" table:formula="of:=MAX([.F17:.H17])+[.B17]" office:value-type="float" office:value="16" calcext:value-type="float">
            <text:p>16</text:p>
          </table:table-cell>
          <table:table-cell table:formula="of:=IF(AND([.K$1]&lt;=[.$J17];[.K$1]&gt;=[.$I17]);[.$A17];&quot;&quot;)">
            <text:p/>
          </table:table-cell>
          <table:table-cell table:formula="of:=IF(AND([.L$1]&lt;=[.$J17];[.L$1]&gt;=[.$I17]);[.$A17];&quot;&quot;)">
            <text:p/>
          </table:table-cell>
          <table:table-cell table:formula="of:=IF(AND([.M$1]&lt;=[.$J17];[.M$1]&gt;=[.$I17]);[.$A17];&quot;&quot;)">
            <text:p/>
          </table:table-cell>
          <table:table-cell table:formula="of:=IF(AND([.N$1]&lt;=[.$J17];[.N$1]&gt;=[.$I17]);[.$A17];&quot;&quot;)">
            <text:p/>
          </table:table-cell>
          <table:table-cell table:formula="of:=IF(AND([.O$1]&lt;=[.$J17];[.O$1]&gt;=[.$I17]);[.$A17];&quot;&quot;)">
            <text:p/>
          </table:table-cell>
          <table:table-cell table:formula="of:=IF(AND([.P$1]&lt;=[.$J17];[.P$1]&gt;=[.$I17]);[.$A17];&quot;&quot;)">
            <text:p/>
          </table:table-cell>
          <table:table-cell table:formula="of:=IF(AND([.Q$1]&lt;=[.$J17];[.Q$1]&gt;=[.$I17]);[.$A17];&quot;&quot;)">
            <text:p/>
          </table:table-cell>
          <table:table-cell table:formula="of:=IF(AND([.R$1]&lt;=[.$J17];[.R$1]&gt;=[.$I17]);[.$A17];&quot;&quot;)">
            <text:p/>
          </table:table-cell>
          <table:table-cell table:formula="of:=IF(AND([.S$1]&lt;=[.$J17];[.S$1]&gt;=[.$I17]);[.$A17];&quot;&quot;)">
            <text:p/>
          </table:table-cell>
          <table:table-cell table:formula="of:=IF(AND([.T$1]&lt;=[.$J17];[.T$1]&gt;=[.$I17]);[.$A17];&quot;&quot;)">
            <text:p/>
          </table:table-cell>
          <table:table-cell table:formula="of:=IF(AND([.U$1]&lt;=[.$J17];[.U$1]&gt;=[.$I17]);[.$A17];&quot;&quot;)">
            <text:p/>
          </table:table-cell>
          <table:table-cell table:formula="of:=IF(AND([.V$1]&lt;=[.$J17];[.V$1]&gt;=[.$I17]);[.$A17];&quot;&quot;)">
            <text:p/>
          </table:table-cell>
          <table:table-cell table:formula="of:=IF(AND([.W$1]&lt;=[.$J17];[.W$1]&gt;=[.$I17]);[.$A17];&quot;&quot;)" office:value-type="float" office:value="16" calcext:value-type="float">
            <text:p>16</text:p>
          </table:table-cell>
          <table:table-cell table:formula="of:=IF(AND([.X$1]&lt;=[.$J17];[.X$1]&gt;=[.$I17]);[.$A17];&quot;&quot;)" office:value-type="float" office:value="16" calcext:value-type="float">
            <text:p>16</text:p>
          </table:table-cell>
          <table:table-cell table:formula="of:=IF(AND([.Y$1]&lt;=[.$J17];[.Y$1]&gt;=[.$I17]);[.$A17];&quot;&quot;)" office:value-type="float" office:value="16" calcext:value-type="float">
            <text:p>16</text:p>
          </table:table-cell>
          <table:table-cell table:formula="of:=IF(AND([.Z$1]&lt;=[.$J17];[.Z$1]&gt;=[.$I17]);[.$A17];&quot;&quot;)" office:value-type="float" office:value="16" calcext:value-type="float">
            <text:p>16</text:p>
          </table:table-cell>
          <table:table-cell table:formula="of:=IF(AND([.AA$1]&lt;=[.$J17];[.AA$1]&gt;=[.$I17]);[.$A17];&quot;&quot;)">
            <text:p/>
          </table:table-cell>
          <table:table-cell table:formula="of:=IF(AND([.AB$1]&lt;=[.$J17];[.AB$1]&gt;=[.$I17]);[.$A17];&quot;&quot;)">
            <text:p/>
          </table:table-cell>
          <table:table-cell table:formula="of:=IF(AND([.AC$1]&lt;=[.$J17];[.AC$1]&gt;=[.$I17]);[.$A17];&quot;&quot;)">
            <text:p/>
          </table:table-cell>
          <table:table-cell table:formula="of:=IF(AND([.AD$1]&lt;=[.$J17];[.AD$1]&gt;=[.$I17]);[.$A17];&quot;&quot;)">
            <text:p/>
          </table:table-cell>
          <table:table-cell table:formula="of:=IF(AND([.AE$1]&lt;=[.$J17];[.AE$1]&gt;=[.$I17]);[.$A17];&quot;&quot;)">
            <text:p/>
          </table:table-cell>
          <table:table-cell table:formula="of:=IF(AND([.AF$1]&lt;=[.$J17];[.AF$1]&gt;=[.$I17]);[.$A17];&quot;&quot;)">
            <text:p/>
          </table:table-cell>
          <table:table-cell table:formula="of:=IF(AND([.AG$1]&lt;=[.$J17];[.AG$1]&gt;=[.$I17]);[.$A17];&quot;&quot;)">
            <text:p/>
          </table:table-cell>
          <table:table-cell table:formula="of:=IF(AND([.AH$1]&lt;=[.$J17];[.AH$1]&gt;=[.$I17]);[.$A17];&quot;&quot;)">
            <text:p/>
          </table:table-cell>
          <table:table-cell table:formula="of:=IF(AND([.AI$1]&lt;=[.$J17];[.AI$1]&gt;=[.$I17]);[.$A17];&quot;&quot;)">
            <text:p/>
          </table:table-cell>
          <table:table-cell table:formula="of:=IF(AND([.AJ$1]&lt;=[.$J17];[.AJ$1]&gt;=[.$I17]);[.$A17];&quot;&quot;)">
            <text:p/>
          </table:table-cell>
          <table:table-cell table:formula="of:=IF(AND([.AK$1]&lt;=[.$J17];[.AK$1]&gt;=[.$I17]);[.$A17];&quot;&quot;)">
            <text:p/>
          </table:table-cell>
          <table:table-cell table:formula="of:=IF(AND([.AL$1]&lt;=[.$J17];[.AL$1]&gt;=[.$I17]);[.$A17];&quot;&quot;)">
            <text:p/>
          </table:table-cell>
          <table:table-cell table:formula="of:=IF(AND([.AM$1]&lt;=[.$J17];[.AM$1]&gt;=[.$I17]);[.$A17];&quot;&quot;)">
            <text:p/>
          </table:table-cell>
          <table:table-cell table:formula="of:=IF(AND([.AN$1]&lt;=[.$J17];[.AN$1]&gt;=[.$I17]);[.$A17];&quot;&quot;)">
            <text:p/>
          </table:table-cell>
          <table:table-cell table:formula="of:=IF(AND([.AO$1]&lt;=[.$J17];[.AO$1]&gt;=[.$I17]);[.$A17];&quot;&quot;)">
            <text:p/>
          </table:table-cell>
          <table:table-cell table:formula="of:=IF(AND([.AP$1]&lt;=[.$J17];[.AP$1]&gt;=[.$I17]);[.$A17];&quot;&quot;)">
            <text:p/>
          </table:table-cell>
          <table:table-cell table:formula="of:=IF(AND([.AQ$1]&lt;=[.$J17];[.AQ$1]&gt;=[.$I17]);[.$A17];&quot;&quot;)">
            <text:p/>
          </table:table-cell>
          <table:table-cell table:formula="of:=IF(AND([.AR$1]&lt;=[.$J17];[.AR$1]&gt;=[.$I17]);[.$A17];&quot;&quot;)">
            <text:p/>
          </table:table-cell>
          <table:table-cell table:formula="of:=IF(AND([.AS$1]&lt;=[.$J17];[.AS$1]&gt;=[.$I17]);[.$A17];&quot;&quot;)">
            <text:p/>
          </table:table-cell>
          <table:table-cell table:formula="of:=IF(AND([.AT$1]&lt;=[.$J17];[.AT$1]&gt;=[.$I17]);[.$A17];&quot;&quot;)">
            <text:p/>
          </table:table-cell>
          <table:table-cell table:formula="of:=IF(AND([.AU$1]&lt;=[.$J17];[.AU$1]&gt;=[.$I17]);[.$A17];&quot;&quot;)">
            <text:p/>
          </table:table-cell>
          <table:table-cell table:formula="of:=IF(AND([.AV$1]&lt;=[.$J17];[.AV$1]&gt;=[.$I17]);[.$A17];&quot;&quot;)">
            <text:p/>
          </table:table-cell>
          <table:table-cell table:formula="of:=IF(AND([.AW$1]&lt;=[.$J17];[.AW$1]&gt;=[.$I17]);[.$A17];&quot;&quot;)">
            <text:p/>
          </table:table-cell>
          <table:table-cell table:formula="of:=IF(AND([.AX$1]&lt;=[.$J17];[.AX$1]&gt;=[.$I17]);[.$A17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18];[.$A:.$J];10;0)" office:value-type="float" office:value="0" calcext:value-type="float">
            <text:p/>
          </table:table-cell>
          <table:table-cell table:formula="of:=VLOOKUP([.D18];[.$A:.$J];10;0)" office:value-type="float" office:value="0" calcext:value-type="float">
            <text:p/>
          </table:table-cell>
          <table:table-cell table:formula="of:=VLOOKUP([.E18];[.$A:.$J];10;0)" office:value-type="float" office:value="0" calcext:value-type="float">
            <text:p/>
          </table:table-cell>
          <table:table-cell table:style-name="ce7" table:formula="of:=[.J18]-[.B18]+1" office:value-type="float" office:value="1" calcext:value-type="float">
            <text:p>1</text:p>
          </table:table-cell>
          <table:table-cell table:style-name="ce7" table:formula="of:=MAX([.F18:.H18])+[.B18]" office:value-type="float" office:value="5" calcext:value-type="float">
            <text:p>5</text:p>
          </table:table-cell>
          <table:table-cell table:formula="of:=IF(AND([.K$1]&lt;=[.$J18];[.K$1]&gt;=[.$I18]);[.$A18];&quot;&quot;)" office:value-type="float" office:value="17" calcext:value-type="float">
            <text:p>17</text:p>
          </table:table-cell>
          <table:table-cell table:formula="of:=IF(AND([.L$1]&lt;=[.$J18];[.L$1]&gt;=[.$I18]);[.$A18];&quot;&quot;)" office:value-type="float" office:value="17" calcext:value-type="float">
            <text:p>17</text:p>
          </table:table-cell>
          <table:table-cell table:formula="of:=IF(AND([.M$1]&lt;=[.$J18];[.M$1]&gt;=[.$I18]);[.$A18];&quot;&quot;)" office:value-type="float" office:value="17" calcext:value-type="float">
            <text:p>17</text:p>
          </table:table-cell>
          <table:table-cell table:formula="of:=IF(AND([.N$1]&lt;=[.$J18];[.N$1]&gt;=[.$I18]);[.$A18];&quot;&quot;)" office:value-type="float" office:value="17" calcext:value-type="float">
            <text:p>17</text:p>
          </table:table-cell>
          <table:table-cell table:formula="of:=IF(AND([.O$1]&lt;=[.$J18];[.O$1]&gt;=[.$I18]);[.$A18];&quot;&quot;)" office:value-type="float" office:value="17" calcext:value-type="float">
            <text:p>17</text:p>
          </table:table-cell>
          <table:table-cell table:formula="of:=IF(AND([.P$1]&lt;=[.$J18];[.P$1]&gt;=[.$I18]);[.$A18];&quot;&quot;)">
            <text:p/>
          </table:table-cell>
          <table:table-cell table:formula="of:=IF(AND([.Q$1]&lt;=[.$J18];[.Q$1]&gt;=[.$I18]);[.$A18];&quot;&quot;)">
            <text:p/>
          </table:table-cell>
          <table:table-cell table:formula="of:=IF(AND([.R$1]&lt;=[.$J18];[.R$1]&gt;=[.$I18]);[.$A18];&quot;&quot;)">
            <text:p/>
          </table:table-cell>
          <table:table-cell table:formula="of:=IF(AND([.S$1]&lt;=[.$J18];[.S$1]&gt;=[.$I18]);[.$A18];&quot;&quot;)">
            <text:p/>
          </table:table-cell>
          <table:table-cell table:formula="of:=IF(AND([.T$1]&lt;=[.$J18];[.T$1]&gt;=[.$I18]);[.$A18];&quot;&quot;)">
            <text:p/>
          </table:table-cell>
          <table:table-cell table:formula="of:=IF(AND([.U$1]&lt;=[.$J18];[.U$1]&gt;=[.$I18]);[.$A18];&quot;&quot;)">
            <text:p/>
          </table:table-cell>
          <table:table-cell table:formula="of:=IF(AND([.V$1]&lt;=[.$J18];[.V$1]&gt;=[.$I18]);[.$A18];&quot;&quot;)">
            <text:p/>
          </table:table-cell>
          <table:table-cell table:formula="of:=IF(AND([.W$1]&lt;=[.$J18];[.W$1]&gt;=[.$I18]);[.$A18];&quot;&quot;)">
            <text:p/>
          </table:table-cell>
          <table:table-cell table:formula="of:=IF(AND([.X$1]&lt;=[.$J18];[.X$1]&gt;=[.$I18]);[.$A18];&quot;&quot;)">
            <text:p/>
          </table:table-cell>
          <table:table-cell table:formula="of:=IF(AND([.Y$1]&lt;=[.$J18];[.Y$1]&gt;=[.$I18]);[.$A18];&quot;&quot;)">
            <text:p/>
          </table:table-cell>
          <table:table-cell table:formula="of:=IF(AND([.Z$1]&lt;=[.$J18];[.Z$1]&gt;=[.$I18]);[.$A18];&quot;&quot;)">
            <text:p/>
          </table:table-cell>
          <table:table-cell table:formula="of:=IF(AND([.AA$1]&lt;=[.$J18];[.AA$1]&gt;=[.$I18]);[.$A18];&quot;&quot;)">
            <text:p/>
          </table:table-cell>
          <table:table-cell table:formula="of:=IF(AND([.AB$1]&lt;=[.$J18];[.AB$1]&gt;=[.$I18]);[.$A18];&quot;&quot;)">
            <text:p/>
          </table:table-cell>
          <table:table-cell table:formula="of:=IF(AND([.AC$1]&lt;=[.$J18];[.AC$1]&gt;=[.$I18]);[.$A18];&quot;&quot;)">
            <text:p/>
          </table:table-cell>
          <table:table-cell table:formula="of:=IF(AND([.AD$1]&lt;=[.$J18];[.AD$1]&gt;=[.$I18]);[.$A18];&quot;&quot;)">
            <text:p/>
          </table:table-cell>
          <table:table-cell table:formula="of:=IF(AND([.AE$1]&lt;=[.$J18];[.AE$1]&gt;=[.$I18]);[.$A18];&quot;&quot;)">
            <text:p/>
          </table:table-cell>
          <table:table-cell table:formula="of:=IF(AND([.AF$1]&lt;=[.$J18];[.AF$1]&gt;=[.$I18]);[.$A18];&quot;&quot;)">
            <text:p/>
          </table:table-cell>
          <table:table-cell table:formula="of:=IF(AND([.AG$1]&lt;=[.$J18];[.AG$1]&gt;=[.$I18]);[.$A18];&quot;&quot;)">
            <text:p/>
          </table:table-cell>
          <table:table-cell table:formula="of:=IF(AND([.AH$1]&lt;=[.$J18];[.AH$1]&gt;=[.$I18]);[.$A18];&quot;&quot;)">
            <text:p/>
          </table:table-cell>
          <table:table-cell table:formula="of:=IF(AND([.AI$1]&lt;=[.$J18];[.AI$1]&gt;=[.$I18]);[.$A18];&quot;&quot;)">
            <text:p/>
          </table:table-cell>
          <table:table-cell table:formula="of:=IF(AND([.AJ$1]&lt;=[.$J18];[.AJ$1]&gt;=[.$I18]);[.$A18];&quot;&quot;)">
            <text:p/>
          </table:table-cell>
          <table:table-cell table:formula="of:=IF(AND([.AK$1]&lt;=[.$J18];[.AK$1]&gt;=[.$I18]);[.$A18];&quot;&quot;)">
            <text:p/>
          </table:table-cell>
          <table:table-cell table:formula="of:=IF(AND([.AL$1]&lt;=[.$J18];[.AL$1]&gt;=[.$I18]);[.$A18];&quot;&quot;)">
            <text:p/>
          </table:table-cell>
          <table:table-cell table:formula="of:=IF(AND([.AM$1]&lt;=[.$J18];[.AM$1]&gt;=[.$I18]);[.$A18];&quot;&quot;)">
            <text:p/>
          </table:table-cell>
          <table:table-cell table:formula="of:=IF(AND([.AN$1]&lt;=[.$J18];[.AN$1]&gt;=[.$I18]);[.$A18];&quot;&quot;)">
            <text:p/>
          </table:table-cell>
          <table:table-cell table:formula="of:=IF(AND([.AO$1]&lt;=[.$J18];[.AO$1]&gt;=[.$I18]);[.$A18];&quot;&quot;)">
            <text:p/>
          </table:table-cell>
          <table:table-cell table:formula="of:=IF(AND([.AP$1]&lt;=[.$J18];[.AP$1]&gt;=[.$I18]);[.$A18];&quot;&quot;)">
            <text:p/>
          </table:table-cell>
          <table:table-cell table:formula="of:=IF(AND([.AQ$1]&lt;=[.$J18];[.AQ$1]&gt;=[.$I18]);[.$A18];&quot;&quot;)">
            <text:p/>
          </table:table-cell>
          <table:table-cell table:formula="of:=IF(AND([.AR$1]&lt;=[.$J18];[.AR$1]&gt;=[.$I18]);[.$A18];&quot;&quot;)">
            <text:p/>
          </table:table-cell>
          <table:table-cell table:formula="of:=IF(AND([.AS$1]&lt;=[.$J18];[.AS$1]&gt;=[.$I18]);[.$A18];&quot;&quot;)">
            <text:p/>
          </table:table-cell>
          <table:table-cell table:formula="of:=IF(AND([.AT$1]&lt;=[.$J18];[.AT$1]&gt;=[.$I18]);[.$A18];&quot;&quot;)">
            <text:p/>
          </table:table-cell>
          <table:table-cell table:formula="of:=IF(AND([.AU$1]&lt;=[.$J18];[.AU$1]&gt;=[.$I18]);[.$A18];&quot;&quot;)">
            <text:p/>
          </table:table-cell>
          <table:table-cell table:formula="of:=IF(AND([.AV$1]&lt;=[.$J18];[.AV$1]&gt;=[.$I18]);[.$A18];&quot;&quot;)">
            <text:p/>
          </table:table-cell>
          <table:table-cell table:formula="of:=IF(AND([.AW$1]&lt;=[.$J18];[.AW$1]&gt;=[.$I18]);[.$A18];&quot;&quot;)">
            <text:p/>
          </table:table-cell>
          <table:table-cell table:formula="of:=IF(AND([.AX$1]&lt;=[.$J18];[.AX$1]&gt;=[.$I18]);[.$A18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VLOOKUP([.C19];[.$A:.$J];10;0)" office:value-type="float" office:value="5" calcext:value-type="float">
            <text:p>5</text:p>
          </table:table-cell>
          <table:table-cell table:formula="of:=VLOOKUP([.D19];[.$A:.$J];10;0)" office:value-type="float" office:value="9" calcext:value-type="float">
            <text:p>9</text:p>
          </table:table-cell>
          <table:table-cell table:formula="of:=VLOOKUP([.E19];[.$A:.$J];10;0)" office:value-type="float" office:value="0" calcext:value-type="float">
            <text:p/>
          </table:table-cell>
          <table:table-cell table:style-name="ce7" table:formula="of:=[.J19]-[.B19]+1" office:value-type="float" office:value="10" calcext:value-type="float">
            <text:p>10</text:p>
          </table:table-cell>
          <table:table-cell table:style-name="ce7" table:formula="of:=MAX([.F19:.H19])+[.B19]" office:value-type="float" office:value="14" calcext:value-type="float">
            <text:p>14</text:p>
          </table:table-cell>
          <table:table-cell table:formula="of:=IF(AND([.K$1]&lt;=[.$J19];[.K$1]&gt;=[.$I19]);[.$A19];&quot;&quot;)">
            <text:p/>
          </table:table-cell>
          <table:table-cell table:formula="of:=IF(AND([.L$1]&lt;=[.$J19];[.L$1]&gt;=[.$I19]);[.$A19];&quot;&quot;)">
            <text:p/>
          </table:table-cell>
          <table:table-cell table:formula="of:=IF(AND([.M$1]&lt;=[.$J19];[.M$1]&gt;=[.$I19]);[.$A19];&quot;&quot;)">
            <text:p/>
          </table:table-cell>
          <table:table-cell table:formula="of:=IF(AND([.N$1]&lt;=[.$J19];[.N$1]&gt;=[.$I19]);[.$A19];&quot;&quot;)">
            <text:p/>
          </table:table-cell>
          <table:table-cell table:formula="of:=IF(AND([.O$1]&lt;=[.$J19];[.O$1]&gt;=[.$I19]);[.$A19];&quot;&quot;)">
            <text:p/>
          </table:table-cell>
          <table:table-cell table:formula="of:=IF(AND([.P$1]&lt;=[.$J19];[.P$1]&gt;=[.$I19]);[.$A19];&quot;&quot;)">
            <text:p/>
          </table:table-cell>
          <table:table-cell table:formula="of:=IF(AND([.Q$1]&lt;=[.$J19];[.Q$1]&gt;=[.$I19]);[.$A19];&quot;&quot;)">
            <text:p/>
          </table:table-cell>
          <table:table-cell table:formula="of:=IF(AND([.R$1]&lt;=[.$J19];[.R$1]&gt;=[.$I19]);[.$A19];&quot;&quot;)">
            <text:p/>
          </table:table-cell>
          <table:table-cell table:formula="of:=IF(AND([.S$1]&lt;=[.$J19];[.S$1]&gt;=[.$I19]);[.$A19];&quot;&quot;)">
            <text:p/>
          </table:table-cell>
          <table:table-cell table:formula="of:=IF(AND([.T$1]&lt;=[.$J19];[.T$1]&gt;=[.$I19]);[.$A19];&quot;&quot;)" office:value-type="float" office:value="18" calcext:value-type="float">
            <text:p>18</text:p>
          </table:table-cell>
          <table:table-cell table:formula="of:=IF(AND([.U$1]&lt;=[.$J19];[.U$1]&gt;=[.$I19]);[.$A19];&quot;&quot;)" office:value-type="float" office:value="18" calcext:value-type="float">
            <text:p>18</text:p>
          </table:table-cell>
          <table:table-cell table:formula="of:=IF(AND([.V$1]&lt;=[.$J19];[.V$1]&gt;=[.$I19]);[.$A19];&quot;&quot;)" office:value-type="float" office:value="18" calcext:value-type="float">
            <text:p>18</text:p>
          </table:table-cell>
          <table:table-cell table:formula="of:=IF(AND([.W$1]&lt;=[.$J19];[.W$1]&gt;=[.$I19]);[.$A19];&quot;&quot;)" office:value-type="float" office:value="18" calcext:value-type="float">
            <text:p>18</text:p>
          </table:table-cell>
          <table:table-cell table:formula="of:=IF(AND([.X$1]&lt;=[.$J19];[.X$1]&gt;=[.$I19]);[.$A19];&quot;&quot;)" office:value-type="float" office:value="18" calcext:value-type="float">
            <text:p>18</text:p>
          </table:table-cell>
          <table:table-cell table:formula="of:=IF(AND([.Y$1]&lt;=[.$J19];[.Y$1]&gt;=[.$I19]);[.$A19];&quot;&quot;)">
            <text:p/>
          </table:table-cell>
          <table:table-cell table:formula="of:=IF(AND([.Z$1]&lt;=[.$J19];[.Z$1]&gt;=[.$I19]);[.$A19];&quot;&quot;)">
            <text:p/>
          </table:table-cell>
          <table:table-cell table:formula="of:=IF(AND([.AA$1]&lt;=[.$J19];[.AA$1]&gt;=[.$I19]);[.$A19];&quot;&quot;)">
            <text:p/>
          </table:table-cell>
          <table:table-cell table:formula="of:=IF(AND([.AB$1]&lt;=[.$J19];[.AB$1]&gt;=[.$I19]);[.$A19];&quot;&quot;)">
            <text:p/>
          </table:table-cell>
          <table:table-cell table:formula="of:=IF(AND([.AC$1]&lt;=[.$J19];[.AC$1]&gt;=[.$I19]);[.$A19];&quot;&quot;)">
            <text:p/>
          </table:table-cell>
          <table:table-cell table:formula="of:=IF(AND([.AD$1]&lt;=[.$J19];[.AD$1]&gt;=[.$I19]);[.$A19];&quot;&quot;)">
            <text:p/>
          </table:table-cell>
          <table:table-cell table:formula="of:=IF(AND([.AE$1]&lt;=[.$J19];[.AE$1]&gt;=[.$I19]);[.$A19];&quot;&quot;)">
            <text:p/>
          </table:table-cell>
          <table:table-cell table:formula="of:=IF(AND([.AF$1]&lt;=[.$J19];[.AF$1]&gt;=[.$I19]);[.$A19];&quot;&quot;)">
            <text:p/>
          </table:table-cell>
          <table:table-cell table:formula="of:=IF(AND([.AG$1]&lt;=[.$J19];[.AG$1]&gt;=[.$I19]);[.$A19];&quot;&quot;)">
            <text:p/>
          </table:table-cell>
          <table:table-cell table:formula="of:=IF(AND([.AH$1]&lt;=[.$J19];[.AH$1]&gt;=[.$I19]);[.$A19];&quot;&quot;)">
            <text:p/>
          </table:table-cell>
          <table:table-cell table:formula="of:=IF(AND([.AI$1]&lt;=[.$J19];[.AI$1]&gt;=[.$I19]);[.$A19];&quot;&quot;)">
            <text:p/>
          </table:table-cell>
          <table:table-cell table:formula="of:=IF(AND([.AJ$1]&lt;=[.$J19];[.AJ$1]&gt;=[.$I19]);[.$A19];&quot;&quot;)">
            <text:p/>
          </table:table-cell>
          <table:table-cell table:formula="of:=IF(AND([.AK$1]&lt;=[.$J19];[.AK$1]&gt;=[.$I19]);[.$A19];&quot;&quot;)">
            <text:p/>
          </table:table-cell>
          <table:table-cell table:formula="of:=IF(AND([.AL$1]&lt;=[.$J19];[.AL$1]&gt;=[.$I19]);[.$A19];&quot;&quot;)">
            <text:p/>
          </table:table-cell>
          <table:table-cell table:formula="of:=IF(AND([.AM$1]&lt;=[.$J19];[.AM$1]&gt;=[.$I19]);[.$A19];&quot;&quot;)">
            <text:p/>
          </table:table-cell>
          <table:table-cell table:formula="of:=IF(AND([.AN$1]&lt;=[.$J19];[.AN$1]&gt;=[.$I19]);[.$A19];&quot;&quot;)">
            <text:p/>
          </table:table-cell>
          <table:table-cell table:formula="of:=IF(AND([.AO$1]&lt;=[.$J19];[.AO$1]&gt;=[.$I19]);[.$A19];&quot;&quot;)">
            <text:p/>
          </table:table-cell>
          <table:table-cell table:formula="of:=IF(AND([.AP$1]&lt;=[.$J19];[.AP$1]&gt;=[.$I19]);[.$A19];&quot;&quot;)">
            <text:p/>
          </table:table-cell>
          <table:table-cell table:formula="of:=IF(AND([.AQ$1]&lt;=[.$J19];[.AQ$1]&gt;=[.$I19]);[.$A19];&quot;&quot;)">
            <text:p/>
          </table:table-cell>
          <table:table-cell table:formula="of:=IF(AND([.AR$1]&lt;=[.$J19];[.AR$1]&gt;=[.$I19]);[.$A19];&quot;&quot;)">
            <text:p/>
          </table:table-cell>
          <table:table-cell table:formula="of:=IF(AND([.AS$1]&lt;=[.$J19];[.AS$1]&gt;=[.$I19]);[.$A19];&quot;&quot;)">
            <text:p/>
          </table:table-cell>
          <table:table-cell table:formula="of:=IF(AND([.AT$1]&lt;=[.$J19];[.AT$1]&gt;=[.$I19]);[.$A19];&quot;&quot;)">
            <text:p/>
          </table:table-cell>
          <table:table-cell table:formula="of:=IF(AND([.AU$1]&lt;=[.$J19];[.AU$1]&gt;=[.$I19]);[.$A19];&quot;&quot;)">
            <text:p/>
          </table:table-cell>
          <table:table-cell table:formula="of:=IF(AND([.AV$1]&lt;=[.$J19];[.AV$1]&gt;=[.$I19]);[.$A19];&quot;&quot;)">
            <text:p/>
          </table:table-cell>
          <table:table-cell table:formula="of:=IF(AND([.AW$1]&lt;=[.$J19];[.AW$1]&gt;=[.$I19]);[.$A19];&quot;&quot;)">
            <text:p/>
          </table:table-cell>
          <table:table-cell table:formula="of:=IF(AND([.AX$1]&lt;=[.$J19];[.AX$1]&gt;=[.$I19]);[.$A19];&quot;&quot;)">
            <text:p/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0];[.$A:.$J];10;0)" office:value-type="float" office:value="14" calcext:value-type="float">
            <text:p>14</text:p>
          </table:table-cell>
          <table:table-cell table:formula="of:=VLOOKUP([.D20];[.$A:.$J];10;0)" office:value-type="float" office:value="0" calcext:value-type="float">
            <text:p/>
          </table:table-cell>
          <table:table-cell table:formula="of:=VLOOKUP([.E20];[.$A:.$J];10;0)" office:value-type="float" office:value="0" calcext:value-type="float">
            <text:p/>
          </table:table-cell>
          <table:table-cell table:style-name="ce7" table:formula="of:=[.J20]-[.B20]+1" office:value-type="float" office:value="15" calcext:value-type="float">
            <text:p>15</text:p>
          </table:table-cell>
          <table:table-cell table:style-name="ce7" table:formula="of:=MAX([.F20:.H20])+[.B20]" office:value-type="float" office:value="15" calcext:value-type="float">
            <text:p>15</text:p>
          </table:table-cell>
          <table:table-cell table:formula="of:=IF(AND([.K$1]&lt;=[.$J20];[.K$1]&gt;=[.$I20]);[.$A20];&quot;&quot;)">
            <text:p/>
          </table:table-cell>
          <table:table-cell table:formula="of:=IF(AND([.L$1]&lt;=[.$J20];[.L$1]&gt;=[.$I20]);[.$A20];&quot;&quot;)">
            <text:p/>
          </table:table-cell>
          <table:table-cell table:formula="of:=IF(AND([.M$1]&lt;=[.$J20];[.M$1]&gt;=[.$I20]);[.$A20];&quot;&quot;)">
            <text:p/>
          </table:table-cell>
          <table:table-cell table:formula="of:=IF(AND([.N$1]&lt;=[.$J20];[.N$1]&gt;=[.$I20]);[.$A20];&quot;&quot;)">
            <text:p/>
          </table:table-cell>
          <table:table-cell table:formula="of:=IF(AND([.O$1]&lt;=[.$J20];[.O$1]&gt;=[.$I20]);[.$A20];&quot;&quot;)">
            <text:p/>
          </table:table-cell>
          <table:table-cell table:formula="of:=IF(AND([.P$1]&lt;=[.$J20];[.P$1]&gt;=[.$I20]);[.$A20];&quot;&quot;)">
            <text:p/>
          </table:table-cell>
          <table:table-cell table:formula="of:=IF(AND([.Q$1]&lt;=[.$J20];[.Q$1]&gt;=[.$I20]);[.$A20];&quot;&quot;)">
            <text:p/>
          </table:table-cell>
          <table:table-cell table:formula="of:=IF(AND([.R$1]&lt;=[.$J20];[.R$1]&gt;=[.$I20]);[.$A20];&quot;&quot;)">
            <text:p/>
          </table:table-cell>
          <table:table-cell table:formula="of:=IF(AND([.S$1]&lt;=[.$J20];[.S$1]&gt;=[.$I20]);[.$A20];&quot;&quot;)">
            <text:p/>
          </table:table-cell>
          <table:table-cell table:formula="of:=IF(AND([.T$1]&lt;=[.$J20];[.T$1]&gt;=[.$I20]);[.$A20];&quot;&quot;)">
            <text:p/>
          </table:table-cell>
          <table:table-cell table:formula="of:=IF(AND([.U$1]&lt;=[.$J20];[.U$1]&gt;=[.$I20]);[.$A20];&quot;&quot;)">
            <text:p/>
          </table:table-cell>
          <table:table-cell table:formula="of:=IF(AND([.V$1]&lt;=[.$J20];[.V$1]&gt;=[.$I20]);[.$A20];&quot;&quot;)">
            <text:p/>
          </table:table-cell>
          <table:table-cell table:formula="of:=IF(AND([.W$1]&lt;=[.$J20];[.W$1]&gt;=[.$I20]);[.$A20];&quot;&quot;)">
            <text:p/>
          </table:table-cell>
          <table:table-cell table:formula="of:=IF(AND([.X$1]&lt;=[.$J20];[.X$1]&gt;=[.$I20]);[.$A20];&quot;&quot;)">
            <text:p/>
          </table:table-cell>
          <table:table-cell table:formula="of:=IF(AND([.Y$1]&lt;=[.$J20];[.Y$1]&gt;=[.$I20]);[.$A20];&quot;&quot;)" office:value-type="float" office:value="19" calcext:value-type="float">
            <text:p>19</text:p>
          </table:table-cell>
          <table:table-cell table:formula="of:=IF(AND([.Z$1]&lt;=[.$J20];[.Z$1]&gt;=[.$I20]);[.$A20];&quot;&quot;)">
            <text:p/>
          </table:table-cell>
          <table:table-cell table:formula="of:=IF(AND([.AA$1]&lt;=[.$J20];[.AA$1]&gt;=[.$I20]);[.$A20];&quot;&quot;)">
            <text:p/>
          </table:table-cell>
          <table:table-cell table:formula="of:=IF(AND([.AB$1]&lt;=[.$J20];[.AB$1]&gt;=[.$I20]);[.$A20];&quot;&quot;)">
            <text:p/>
          </table:table-cell>
          <table:table-cell table:formula="of:=IF(AND([.AC$1]&lt;=[.$J20];[.AC$1]&gt;=[.$I20]);[.$A20];&quot;&quot;)">
            <text:p/>
          </table:table-cell>
          <table:table-cell table:formula="of:=IF(AND([.AD$1]&lt;=[.$J20];[.AD$1]&gt;=[.$I20]);[.$A20];&quot;&quot;)">
            <text:p/>
          </table:table-cell>
          <table:table-cell table:formula="of:=IF(AND([.AE$1]&lt;=[.$J20];[.AE$1]&gt;=[.$I20]);[.$A20];&quot;&quot;)">
            <text:p/>
          </table:table-cell>
          <table:table-cell table:formula="of:=IF(AND([.AF$1]&lt;=[.$J20];[.AF$1]&gt;=[.$I20]);[.$A20];&quot;&quot;)">
            <text:p/>
          </table:table-cell>
          <table:table-cell table:formula="of:=IF(AND([.AG$1]&lt;=[.$J20];[.AG$1]&gt;=[.$I20]);[.$A20];&quot;&quot;)">
            <text:p/>
          </table:table-cell>
          <table:table-cell table:formula="of:=IF(AND([.AH$1]&lt;=[.$J20];[.AH$1]&gt;=[.$I20]);[.$A20];&quot;&quot;)">
            <text:p/>
          </table:table-cell>
          <table:table-cell table:formula="of:=IF(AND([.AI$1]&lt;=[.$J20];[.AI$1]&gt;=[.$I20]);[.$A20];&quot;&quot;)">
            <text:p/>
          </table:table-cell>
          <table:table-cell table:formula="of:=IF(AND([.AJ$1]&lt;=[.$J20];[.AJ$1]&gt;=[.$I20]);[.$A20];&quot;&quot;)">
            <text:p/>
          </table:table-cell>
          <table:table-cell table:formula="of:=IF(AND([.AK$1]&lt;=[.$J20];[.AK$1]&gt;=[.$I20]);[.$A20];&quot;&quot;)">
            <text:p/>
          </table:table-cell>
          <table:table-cell table:formula="of:=IF(AND([.AL$1]&lt;=[.$J20];[.AL$1]&gt;=[.$I20]);[.$A20];&quot;&quot;)">
            <text:p/>
          </table:table-cell>
          <table:table-cell table:formula="of:=IF(AND([.AM$1]&lt;=[.$J20];[.AM$1]&gt;=[.$I20]);[.$A20];&quot;&quot;)">
            <text:p/>
          </table:table-cell>
          <table:table-cell table:formula="of:=IF(AND([.AN$1]&lt;=[.$J20];[.AN$1]&gt;=[.$I20]);[.$A20];&quot;&quot;)">
            <text:p/>
          </table:table-cell>
          <table:table-cell table:formula="of:=IF(AND([.AO$1]&lt;=[.$J20];[.AO$1]&gt;=[.$I20]);[.$A20];&quot;&quot;)">
            <text:p/>
          </table:table-cell>
          <table:table-cell table:formula="of:=IF(AND([.AP$1]&lt;=[.$J20];[.AP$1]&gt;=[.$I20]);[.$A20];&quot;&quot;)">
            <text:p/>
          </table:table-cell>
          <table:table-cell table:formula="of:=IF(AND([.AQ$1]&lt;=[.$J20];[.AQ$1]&gt;=[.$I20]);[.$A20];&quot;&quot;)">
            <text:p/>
          </table:table-cell>
          <table:table-cell table:formula="of:=IF(AND([.AR$1]&lt;=[.$J20];[.AR$1]&gt;=[.$I20]);[.$A20];&quot;&quot;)">
            <text:p/>
          </table:table-cell>
          <table:table-cell table:formula="of:=IF(AND([.AS$1]&lt;=[.$J20];[.AS$1]&gt;=[.$I20]);[.$A20];&quot;&quot;)">
            <text:p/>
          </table:table-cell>
          <table:table-cell table:formula="of:=IF(AND([.AT$1]&lt;=[.$J20];[.AT$1]&gt;=[.$I20]);[.$A20];&quot;&quot;)">
            <text:p/>
          </table:table-cell>
          <table:table-cell table:formula="of:=IF(AND([.AU$1]&lt;=[.$J20];[.AU$1]&gt;=[.$I20]);[.$A20];&quot;&quot;)">
            <text:p/>
          </table:table-cell>
          <table:table-cell table:formula="of:=IF(AND([.AV$1]&lt;=[.$J20];[.AV$1]&gt;=[.$I20]);[.$A20];&quot;&quot;)">
            <text:p/>
          </table:table-cell>
          <table:table-cell table:formula="of:=IF(AND([.AW$1]&lt;=[.$J20];[.AW$1]&gt;=[.$I20]);[.$A20];&quot;&quot;)">
            <text:p/>
          </table:table-cell>
          <table:table-cell table:formula="of:=IF(AND([.AX$1]&lt;=[.$J20];[.AX$1]&gt;=[.$I20]);[.$A20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1];[.$A:.$J];10;0)" office:value-type="float" office:value="11" calcext:value-type="float">
            <text:p>11</text:p>
          </table:table-cell>
          <table:table-cell table:formula="of:=VLOOKUP([.D21];[.$A:.$J];10;0)" office:value-type="float" office:value="0" calcext:value-type="float">
            <text:p/>
          </table:table-cell>
          <table:table-cell table:formula="of:=VLOOKUP([.E21];[.$A:.$J];10;0)" office:value-type="float" office:value="0" calcext:value-type="float">
            <text:p/>
          </table:table-cell>
          <table:table-cell table:style-name="ce7" table:formula="of:=[.J21]-[.B21]+1" office:value-type="float" office:value="12" calcext:value-type="float">
            <text:p>12</text:p>
          </table:table-cell>
          <table:table-cell table:style-name="ce7" table:formula="of:=MAX([.F21:.H21])+[.B21]" office:value-type="float" office:value="13" calcext:value-type="float">
            <text:p>13</text:p>
          </table:table-cell>
          <table:table-cell table:formula="of:=IF(AND([.K$1]&lt;=[.$J21];[.K$1]&gt;=[.$I21]);[.$A21];&quot;&quot;)">
            <text:p/>
          </table:table-cell>
          <table:table-cell table:formula="of:=IF(AND([.L$1]&lt;=[.$J21];[.L$1]&gt;=[.$I21]);[.$A21];&quot;&quot;)">
            <text:p/>
          </table:table-cell>
          <table:table-cell table:formula="of:=IF(AND([.M$1]&lt;=[.$J21];[.M$1]&gt;=[.$I21]);[.$A21];&quot;&quot;)">
            <text:p/>
          </table:table-cell>
          <table:table-cell table:formula="of:=IF(AND([.N$1]&lt;=[.$J21];[.N$1]&gt;=[.$I21]);[.$A21];&quot;&quot;)">
            <text:p/>
          </table:table-cell>
          <table:table-cell table:formula="of:=IF(AND([.O$1]&lt;=[.$J21];[.O$1]&gt;=[.$I21]);[.$A21];&quot;&quot;)">
            <text:p/>
          </table:table-cell>
          <table:table-cell table:formula="of:=IF(AND([.P$1]&lt;=[.$J21];[.P$1]&gt;=[.$I21]);[.$A21];&quot;&quot;)">
            <text:p/>
          </table:table-cell>
          <table:table-cell table:formula="of:=IF(AND([.Q$1]&lt;=[.$J21];[.Q$1]&gt;=[.$I21]);[.$A21];&quot;&quot;)">
            <text:p/>
          </table:table-cell>
          <table:table-cell table:formula="of:=IF(AND([.R$1]&lt;=[.$J21];[.R$1]&gt;=[.$I21]);[.$A21];&quot;&quot;)">
            <text:p/>
          </table:table-cell>
          <table:table-cell table:formula="of:=IF(AND([.S$1]&lt;=[.$J21];[.S$1]&gt;=[.$I21]);[.$A21];&quot;&quot;)">
            <text:p/>
          </table:table-cell>
          <table:table-cell table:formula="of:=IF(AND([.T$1]&lt;=[.$J21];[.T$1]&gt;=[.$I21]);[.$A21];&quot;&quot;)">
            <text:p/>
          </table:table-cell>
          <table:table-cell table:formula="of:=IF(AND([.U$1]&lt;=[.$J21];[.U$1]&gt;=[.$I21]);[.$A21];&quot;&quot;)">
            <text:p/>
          </table:table-cell>
          <table:table-cell table:formula="of:=IF(AND([.V$1]&lt;=[.$J21];[.V$1]&gt;=[.$I21]);[.$A21];&quot;&quot;)" office:value-type="float" office:value="20" calcext:value-type="float">
            <text:p>20</text:p>
          </table:table-cell>
          <table:table-cell table:formula="of:=IF(AND([.W$1]&lt;=[.$J21];[.W$1]&gt;=[.$I21]);[.$A21];&quot;&quot;)" office:value-type="float" office:value="20" calcext:value-type="float">
            <text:p>20</text:p>
          </table:table-cell>
          <table:table-cell table:formula="of:=IF(AND([.X$1]&lt;=[.$J21];[.X$1]&gt;=[.$I21]);[.$A21];&quot;&quot;)">
            <text:p/>
          </table:table-cell>
          <table:table-cell table:formula="of:=IF(AND([.Y$1]&lt;=[.$J21];[.Y$1]&gt;=[.$I21]);[.$A21];&quot;&quot;)">
            <text:p/>
          </table:table-cell>
          <table:table-cell table:formula="of:=IF(AND([.Z$1]&lt;=[.$J21];[.Z$1]&gt;=[.$I21]);[.$A21];&quot;&quot;)">
            <text:p/>
          </table:table-cell>
          <table:table-cell table:formula="of:=IF(AND([.AA$1]&lt;=[.$J21];[.AA$1]&gt;=[.$I21]);[.$A21];&quot;&quot;)">
            <text:p/>
          </table:table-cell>
          <table:table-cell table:formula="of:=IF(AND([.AB$1]&lt;=[.$J21];[.AB$1]&gt;=[.$I21]);[.$A21];&quot;&quot;)">
            <text:p/>
          </table:table-cell>
          <table:table-cell table:formula="of:=IF(AND([.AC$1]&lt;=[.$J21];[.AC$1]&gt;=[.$I21]);[.$A21];&quot;&quot;)">
            <text:p/>
          </table:table-cell>
          <table:table-cell table:formula="of:=IF(AND([.AD$1]&lt;=[.$J21];[.AD$1]&gt;=[.$I21]);[.$A21];&quot;&quot;)">
            <text:p/>
          </table:table-cell>
          <table:table-cell table:formula="of:=IF(AND([.AE$1]&lt;=[.$J21];[.AE$1]&gt;=[.$I21]);[.$A21];&quot;&quot;)">
            <text:p/>
          </table:table-cell>
          <table:table-cell table:formula="of:=IF(AND([.AF$1]&lt;=[.$J21];[.AF$1]&gt;=[.$I21]);[.$A21];&quot;&quot;)">
            <text:p/>
          </table:table-cell>
          <table:table-cell table:formula="of:=IF(AND([.AG$1]&lt;=[.$J21];[.AG$1]&gt;=[.$I21]);[.$A21];&quot;&quot;)">
            <text:p/>
          </table:table-cell>
          <table:table-cell table:formula="of:=IF(AND([.AH$1]&lt;=[.$J21];[.AH$1]&gt;=[.$I21]);[.$A21];&quot;&quot;)">
            <text:p/>
          </table:table-cell>
          <table:table-cell table:formula="of:=IF(AND([.AI$1]&lt;=[.$J21];[.AI$1]&gt;=[.$I21]);[.$A21];&quot;&quot;)">
            <text:p/>
          </table:table-cell>
          <table:table-cell table:formula="of:=IF(AND([.AJ$1]&lt;=[.$J21];[.AJ$1]&gt;=[.$I21]);[.$A21];&quot;&quot;)">
            <text:p/>
          </table:table-cell>
          <table:table-cell table:formula="of:=IF(AND([.AK$1]&lt;=[.$J21];[.AK$1]&gt;=[.$I21]);[.$A21];&quot;&quot;)">
            <text:p/>
          </table:table-cell>
          <table:table-cell table:formula="of:=IF(AND([.AL$1]&lt;=[.$J21];[.AL$1]&gt;=[.$I21]);[.$A21];&quot;&quot;)">
            <text:p/>
          </table:table-cell>
          <table:table-cell table:formula="of:=IF(AND([.AM$1]&lt;=[.$J21];[.AM$1]&gt;=[.$I21]);[.$A21];&quot;&quot;)">
            <text:p/>
          </table:table-cell>
          <table:table-cell table:formula="of:=IF(AND([.AN$1]&lt;=[.$J21];[.AN$1]&gt;=[.$I21]);[.$A21];&quot;&quot;)">
            <text:p/>
          </table:table-cell>
          <table:table-cell table:formula="of:=IF(AND([.AO$1]&lt;=[.$J21];[.AO$1]&gt;=[.$I21]);[.$A21];&quot;&quot;)">
            <text:p/>
          </table:table-cell>
          <table:table-cell table:formula="of:=IF(AND([.AP$1]&lt;=[.$J21];[.AP$1]&gt;=[.$I21]);[.$A21];&quot;&quot;)">
            <text:p/>
          </table:table-cell>
          <table:table-cell table:formula="of:=IF(AND([.AQ$1]&lt;=[.$J21];[.AQ$1]&gt;=[.$I21]);[.$A21];&quot;&quot;)">
            <text:p/>
          </table:table-cell>
          <table:table-cell table:formula="of:=IF(AND([.AR$1]&lt;=[.$J21];[.AR$1]&gt;=[.$I21]);[.$A21];&quot;&quot;)">
            <text:p/>
          </table:table-cell>
          <table:table-cell table:formula="of:=IF(AND([.AS$1]&lt;=[.$J21];[.AS$1]&gt;=[.$I21]);[.$A21];&quot;&quot;)">
            <text:p/>
          </table:table-cell>
          <table:table-cell table:formula="of:=IF(AND([.AT$1]&lt;=[.$J21];[.AT$1]&gt;=[.$I21]);[.$A21];&quot;&quot;)">
            <text:p/>
          </table:table-cell>
          <table:table-cell table:formula="of:=IF(AND([.AU$1]&lt;=[.$J21];[.AU$1]&gt;=[.$I21]);[.$A21];&quot;&quot;)">
            <text:p/>
          </table:table-cell>
          <table:table-cell table:formula="of:=IF(AND([.AV$1]&lt;=[.$J21];[.AV$1]&gt;=[.$I21]);[.$A21];&quot;&quot;)">
            <text:p/>
          </table:table-cell>
          <table:table-cell table:formula="of:=IF(AND([.AW$1]&lt;=[.$J21];[.AW$1]&gt;=[.$I21]);[.$A21];&quot;&quot;)">
            <text:p/>
          </table:table-cell>
          <table:table-cell table:formula="of:=IF(AND([.AX$1]&lt;=[.$J21];[.AX$1]&gt;=[.$I21]);[.$A21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22];[.$A:.$J];10;0)" office:value-type="float" office:value="0" calcext:value-type="float">
            <text:p/>
          </table:table-cell>
          <table:table-cell table:formula="of:=VLOOKUP([.D22];[.$A:.$J];10;0)" office:value-type="float" office:value="0" calcext:value-type="float">
            <text:p/>
          </table:table-cell>
          <table:table-cell table:formula="of:=VLOOKUP([.E22];[.$A:.$J];10;0)" office:value-type="float" office:value="0" calcext:value-type="float">
            <text:p/>
          </table:table-cell>
          <table:table-cell table:style-name="ce7" table:formula="of:=[.J22]-[.B22]+1" office:value-type="float" office:value="1" calcext:value-type="float">
            <text:p>1</text:p>
          </table:table-cell>
          <table:table-cell table:style-name="ce7" table:formula="of:=MAX([.F22:.H22])+[.B22]" office:value-type="float" office:value="5" calcext:value-type="float">
            <text:p>5</text:p>
          </table:table-cell>
          <table:table-cell table:formula="of:=IF(AND([.K$1]&lt;=[.$J22];[.K$1]&gt;=[.$I22]);[.$A22];&quot;&quot;)" office:value-type="float" office:value="21" calcext:value-type="float">
            <text:p>21</text:p>
          </table:table-cell>
          <table:table-cell table:formula="of:=IF(AND([.L$1]&lt;=[.$J22];[.L$1]&gt;=[.$I22]);[.$A22];&quot;&quot;)" office:value-type="float" office:value="21" calcext:value-type="float">
            <text:p>21</text:p>
          </table:table-cell>
          <table:table-cell table:formula="of:=IF(AND([.M$1]&lt;=[.$J22];[.M$1]&gt;=[.$I22]);[.$A22];&quot;&quot;)" office:value-type="float" office:value="21" calcext:value-type="float">
            <text:p>21</text:p>
          </table:table-cell>
          <table:table-cell table:formula="of:=IF(AND([.N$1]&lt;=[.$J22];[.N$1]&gt;=[.$I22]);[.$A22];&quot;&quot;)" office:value-type="float" office:value="21" calcext:value-type="float">
            <text:p>21</text:p>
          </table:table-cell>
          <table:table-cell table:formula="of:=IF(AND([.O$1]&lt;=[.$J22];[.O$1]&gt;=[.$I22]);[.$A22];&quot;&quot;)" office:value-type="float" office:value="21" calcext:value-type="float">
            <text:p>21</text:p>
          </table:table-cell>
          <table:table-cell table:formula="of:=IF(AND([.P$1]&lt;=[.$J22];[.P$1]&gt;=[.$I22]);[.$A22];&quot;&quot;)">
            <text:p/>
          </table:table-cell>
          <table:table-cell table:formula="of:=IF(AND([.Q$1]&lt;=[.$J22];[.Q$1]&gt;=[.$I22]);[.$A22];&quot;&quot;)">
            <text:p/>
          </table:table-cell>
          <table:table-cell table:formula="of:=IF(AND([.R$1]&lt;=[.$J22];[.R$1]&gt;=[.$I22]);[.$A22];&quot;&quot;)">
            <text:p/>
          </table:table-cell>
          <table:table-cell table:formula="of:=IF(AND([.S$1]&lt;=[.$J22];[.S$1]&gt;=[.$I22]);[.$A22];&quot;&quot;)">
            <text:p/>
          </table:table-cell>
          <table:table-cell table:formula="of:=IF(AND([.T$1]&lt;=[.$J22];[.T$1]&gt;=[.$I22]);[.$A22];&quot;&quot;)">
            <text:p/>
          </table:table-cell>
          <table:table-cell table:formula="of:=IF(AND([.U$1]&lt;=[.$J22];[.U$1]&gt;=[.$I22]);[.$A22];&quot;&quot;)">
            <text:p/>
          </table:table-cell>
          <table:table-cell table:formula="of:=IF(AND([.V$1]&lt;=[.$J22];[.V$1]&gt;=[.$I22]);[.$A22];&quot;&quot;)">
            <text:p/>
          </table:table-cell>
          <table:table-cell table:formula="of:=IF(AND([.W$1]&lt;=[.$J22];[.W$1]&gt;=[.$I22]);[.$A22];&quot;&quot;)">
            <text:p/>
          </table:table-cell>
          <table:table-cell table:formula="of:=IF(AND([.X$1]&lt;=[.$J22];[.X$1]&gt;=[.$I22]);[.$A22];&quot;&quot;)">
            <text:p/>
          </table:table-cell>
          <table:table-cell table:formula="of:=IF(AND([.Y$1]&lt;=[.$J22];[.Y$1]&gt;=[.$I22]);[.$A22];&quot;&quot;)">
            <text:p/>
          </table:table-cell>
          <table:table-cell table:formula="of:=IF(AND([.Z$1]&lt;=[.$J22];[.Z$1]&gt;=[.$I22]);[.$A22];&quot;&quot;)">
            <text:p/>
          </table:table-cell>
          <table:table-cell table:formula="of:=IF(AND([.AA$1]&lt;=[.$J22];[.AA$1]&gt;=[.$I22]);[.$A22];&quot;&quot;)">
            <text:p/>
          </table:table-cell>
          <table:table-cell table:formula="of:=IF(AND([.AB$1]&lt;=[.$J22];[.AB$1]&gt;=[.$I22]);[.$A22];&quot;&quot;)">
            <text:p/>
          </table:table-cell>
          <table:table-cell table:formula="of:=IF(AND([.AC$1]&lt;=[.$J22];[.AC$1]&gt;=[.$I22]);[.$A22];&quot;&quot;)">
            <text:p/>
          </table:table-cell>
          <table:table-cell table:formula="of:=IF(AND([.AD$1]&lt;=[.$J22];[.AD$1]&gt;=[.$I22]);[.$A22];&quot;&quot;)">
            <text:p/>
          </table:table-cell>
          <table:table-cell table:formula="of:=IF(AND([.AE$1]&lt;=[.$J22];[.AE$1]&gt;=[.$I22]);[.$A22];&quot;&quot;)">
            <text:p/>
          </table:table-cell>
          <table:table-cell table:formula="of:=IF(AND([.AF$1]&lt;=[.$J22];[.AF$1]&gt;=[.$I22]);[.$A22];&quot;&quot;)">
            <text:p/>
          </table:table-cell>
          <table:table-cell table:formula="of:=IF(AND([.AG$1]&lt;=[.$J22];[.AG$1]&gt;=[.$I22]);[.$A22];&quot;&quot;)">
            <text:p/>
          </table:table-cell>
          <table:table-cell table:formula="of:=IF(AND([.AH$1]&lt;=[.$J22];[.AH$1]&gt;=[.$I22]);[.$A22];&quot;&quot;)">
            <text:p/>
          </table:table-cell>
          <table:table-cell table:formula="of:=IF(AND([.AI$1]&lt;=[.$J22];[.AI$1]&gt;=[.$I22]);[.$A22];&quot;&quot;)">
            <text:p/>
          </table:table-cell>
          <table:table-cell table:formula="of:=IF(AND([.AJ$1]&lt;=[.$J22];[.AJ$1]&gt;=[.$I22]);[.$A22];&quot;&quot;)">
            <text:p/>
          </table:table-cell>
          <table:table-cell table:formula="of:=IF(AND([.AK$1]&lt;=[.$J22];[.AK$1]&gt;=[.$I22]);[.$A22];&quot;&quot;)">
            <text:p/>
          </table:table-cell>
          <table:table-cell table:formula="of:=IF(AND([.AL$1]&lt;=[.$J22];[.AL$1]&gt;=[.$I22]);[.$A22];&quot;&quot;)">
            <text:p/>
          </table:table-cell>
          <table:table-cell table:formula="of:=IF(AND([.AM$1]&lt;=[.$J22];[.AM$1]&gt;=[.$I22]);[.$A22];&quot;&quot;)">
            <text:p/>
          </table:table-cell>
          <table:table-cell table:formula="of:=IF(AND([.AN$1]&lt;=[.$J22];[.AN$1]&gt;=[.$I22]);[.$A22];&quot;&quot;)">
            <text:p/>
          </table:table-cell>
          <table:table-cell table:formula="of:=IF(AND([.AO$1]&lt;=[.$J22];[.AO$1]&gt;=[.$I22]);[.$A22];&quot;&quot;)">
            <text:p/>
          </table:table-cell>
          <table:table-cell table:formula="of:=IF(AND([.AP$1]&lt;=[.$J22];[.AP$1]&gt;=[.$I22]);[.$A22];&quot;&quot;)">
            <text:p/>
          </table:table-cell>
          <table:table-cell table:formula="of:=IF(AND([.AQ$1]&lt;=[.$J22];[.AQ$1]&gt;=[.$I22]);[.$A22];&quot;&quot;)">
            <text:p/>
          </table:table-cell>
          <table:table-cell table:formula="of:=IF(AND([.AR$1]&lt;=[.$J22];[.AR$1]&gt;=[.$I22]);[.$A22];&quot;&quot;)">
            <text:p/>
          </table:table-cell>
          <table:table-cell table:formula="of:=IF(AND([.AS$1]&lt;=[.$J22];[.AS$1]&gt;=[.$I22]);[.$A22];&quot;&quot;)">
            <text:p/>
          </table:table-cell>
          <table:table-cell table:formula="of:=IF(AND([.AT$1]&lt;=[.$J22];[.AT$1]&gt;=[.$I22]);[.$A22];&quot;&quot;)">
            <text:p/>
          </table:table-cell>
          <table:table-cell table:formula="of:=IF(AND([.AU$1]&lt;=[.$J22];[.AU$1]&gt;=[.$I22]);[.$A22];&quot;&quot;)">
            <text:p/>
          </table:table-cell>
          <table:table-cell table:formula="of:=IF(AND([.AV$1]&lt;=[.$J22];[.AV$1]&gt;=[.$I22]);[.$A22];&quot;&quot;)">
            <text:p/>
          </table:table-cell>
          <table:table-cell table:formula="of:=IF(AND([.AW$1]&lt;=[.$J22];[.AW$1]&gt;=[.$I22]);[.$A22];&quot;&quot;)">
            <text:p/>
          </table:table-cell>
          <table:table-cell table:formula="of:=IF(AND([.AX$1]&lt;=[.$J22];[.AX$1]&gt;=[.$I22]);[.$A22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[.C23];[.$A:.$J];10;0)" office:value-type="float" office:value="0" calcext:value-type="float">
            <text:p/>
          </table:table-cell>
          <table:table-cell table:formula="of:=VLOOKUP([.D23];[.$A:.$J];10;0)" office:value-type="float" office:value="0" calcext:value-type="float">
            <text:p/>
          </table:table-cell>
          <table:table-cell table:formula="of:=VLOOKUP([.E23];[.$A:.$J];10;0)" office:value-type="float" office:value="0" calcext:value-type="float">
            <text:p/>
          </table:table-cell>
          <table:table-cell table:style-name="ce7" table:formula="of:=[.J23]-[.B23]+1" office:value-type="float" office:value="1" calcext:value-type="float">
            <text:p>1</text:p>
          </table:table-cell>
          <table:table-cell table:style-name="ce7" table:formula="of:=MAX([.F23:.H23])+[.B23]" office:value-type="float" office:value="5" calcext:value-type="float">
            <text:p>5</text:p>
          </table:table-cell>
          <table:table-cell table:formula="of:=IF(AND([.K$1]&lt;=[.$J23];[.K$1]&gt;=[.$I23]);[.$A23];&quot;&quot;)" office:value-type="float" office:value="22" calcext:value-type="float">
            <text:p>22</text:p>
          </table:table-cell>
          <table:table-cell table:formula="of:=IF(AND([.L$1]&lt;=[.$J23];[.L$1]&gt;=[.$I23]);[.$A23];&quot;&quot;)" office:value-type="float" office:value="22" calcext:value-type="float">
            <text:p>22</text:p>
          </table:table-cell>
          <table:table-cell table:formula="of:=IF(AND([.M$1]&lt;=[.$J23];[.M$1]&gt;=[.$I23]);[.$A23];&quot;&quot;)" office:value-type="float" office:value="22" calcext:value-type="float">
            <text:p>22</text:p>
          </table:table-cell>
          <table:table-cell table:formula="of:=IF(AND([.N$1]&lt;=[.$J23];[.N$1]&gt;=[.$I23]);[.$A23];&quot;&quot;)" office:value-type="float" office:value="22" calcext:value-type="float">
            <text:p>22</text:p>
          </table:table-cell>
          <table:table-cell table:formula="of:=IF(AND([.O$1]&lt;=[.$J23];[.O$1]&gt;=[.$I23]);[.$A23];&quot;&quot;)" office:value-type="float" office:value="22" calcext:value-type="float">
            <text:p>22</text:p>
          </table:table-cell>
          <table:table-cell table:formula="of:=IF(AND([.P$1]&lt;=[.$J23];[.P$1]&gt;=[.$I23]);[.$A23];&quot;&quot;)">
            <text:p/>
          </table:table-cell>
          <table:table-cell table:formula="of:=IF(AND([.Q$1]&lt;=[.$J23];[.Q$1]&gt;=[.$I23]);[.$A23];&quot;&quot;)">
            <text:p/>
          </table:table-cell>
          <table:table-cell table:formula="of:=IF(AND([.R$1]&lt;=[.$J23];[.R$1]&gt;=[.$I23]);[.$A23];&quot;&quot;)">
            <text:p/>
          </table:table-cell>
          <table:table-cell table:formula="of:=IF(AND([.S$1]&lt;=[.$J23];[.S$1]&gt;=[.$I23]);[.$A23];&quot;&quot;)">
            <text:p/>
          </table:table-cell>
          <table:table-cell table:formula="of:=IF(AND([.T$1]&lt;=[.$J23];[.T$1]&gt;=[.$I23]);[.$A23];&quot;&quot;)">
            <text:p/>
          </table:table-cell>
          <table:table-cell table:formula="of:=IF(AND([.U$1]&lt;=[.$J23];[.U$1]&gt;=[.$I23]);[.$A23];&quot;&quot;)">
            <text:p/>
          </table:table-cell>
          <table:table-cell table:formula="of:=IF(AND([.V$1]&lt;=[.$J23];[.V$1]&gt;=[.$I23]);[.$A23];&quot;&quot;)">
            <text:p/>
          </table:table-cell>
          <table:table-cell table:formula="of:=IF(AND([.W$1]&lt;=[.$J23];[.W$1]&gt;=[.$I23]);[.$A23];&quot;&quot;)">
            <text:p/>
          </table:table-cell>
          <table:table-cell table:formula="of:=IF(AND([.X$1]&lt;=[.$J23];[.X$1]&gt;=[.$I23]);[.$A23];&quot;&quot;)">
            <text:p/>
          </table:table-cell>
          <table:table-cell table:formula="of:=IF(AND([.Y$1]&lt;=[.$J23];[.Y$1]&gt;=[.$I23]);[.$A23];&quot;&quot;)">
            <text:p/>
          </table:table-cell>
          <table:table-cell table:formula="of:=IF(AND([.Z$1]&lt;=[.$J23];[.Z$1]&gt;=[.$I23]);[.$A23];&quot;&quot;)">
            <text:p/>
          </table:table-cell>
          <table:table-cell table:formula="of:=IF(AND([.AA$1]&lt;=[.$J23];[.AA$1]&gt;=[.$I23]);[.$A23];&quot;&quot;)">
            <text:p/>
          </table:table-cell>
          <table:table-cell table:formula="of:=IF(AND([.AB$1]&lt;=[.$J23];[.AB$1]&gt;=[.$I23]);[.$A23];&quot;&quot;)">
            <text:p/>
          </table:table-cell>
          <table:table-cell table:formula="of:=IF(AND([.AC$1]&lt;=[.$J23];[.AC$1]&gt;=[.$I23]);[.$A23];&quot;&quot;)">
            <text:p/>
          </table:table-cell>
          <table:table-cell table:formula="of:=IF(AND([.AD$1]&lt;=[.$J23];[.AD$1]&gt;=[.$I23]);[.$A23];&quot;&quot;)">
            <text:p/>
          </table:table-cell>
          <table:table-cell table:formula="of:=IF(AND([.AE$1]&lt;=[.$J23];[.AE$1]&gt;=[.$I23]);[.$A23];&quot;&quot;)">
            <text:p/>
          </table:table-cell>
          <table:table-cell table:formula="of:=IF(AND([.AF$1]&lt;=[.$J23];[.AF$1]&gt;=[.$I23]);[.$A23];&quot;&quot;)">
            <text:p/>
          </table:table-cell>
          <table:table-cell table:formula="of:=IF(AND([.AG$1]&lt;=[.$J23];[.AG$1]&gt;=[.$I23]);[.$A23];&quot;&quot;)">
            <text:p/>
          </table:table-cell>
          <table:table-cell table:formula="of:=IF(AND([.AH$1]&lt;=[.$J23];[.AH$1]&gt;=[.$I23]);[.$A23];&quot;&quot;)">
            <text:p/>
          </table:table-cell>
          <table:table-cell table:formula="of:=IF(AND([.AI$1]&lt;=[.$J23];[.AI$1]&gt;=[.$I23]);[.$A23];&quot;&quot;)">
            <text:p/>
          </table:table-cell>
          <table:table-cell table:formula="of:=IF(AND([.AJ$1]&lt;=[.$J23];[.AJ$1]&gt;=[.$I23]);[.$A23];&quot;&quot;)">
            <text:p/>
          </table:table-cell>
          <table:table-cell table:formula="of:=IF(AND([.AK$1]&lt;=[.$J23];[.AK$1]&gt;=[.$I23]);[.$A23];&quot;&quot;)">
            <text:p/>
          </table:table-cell>
          <table:table-cell table:formula="of:=IF(AND([.AL$1]&lt;=[.$J23];[.AL$1]&gt;=[.$I23]);[.$A23];&quot;&quot;)">
            <text:p/>
          </table:table-cell>
          <table:table-cell table:formula="of:=IF(AND([.AM$1]&lt;=[.$J23];[.AM$1]&gt;=[.$I23]);[.$A23];&quot;&quot;)">
            <text:p/>
          </table:table-cell>
          <table:table-cell table:formula="of:=IF(AND([.AN$1]&lt;=[.$J23];[.AN$1]&gt;=[.$I23]);[.$A23];&quot;&quot;)">
            <text:p/>
          </table:table-cell>
          <table:table-cell table:formula="of:=IF(AND([.AO$1]&lt;=[.$J23];[.AO$1]&gt;=[.$I23]);[.$A23];&quot;&quot;)">
            <text:p/>
          </table:table-cell>
          <table:table-cell table:formula="of:=IF(AND([.AP$1]&lt;=[.$J23];[.AP$1]&gt;=[.$I23]);[.$A23];&quot;&quot;)">
            <text:p/>
          </table:table-cell>
          <table:table-cell table:formula="of:=IF(AND([.AQ$1]&lt;=[.$J23];[.AQ$1]&gt;=[.$I23]);[.$A23];&quot;&quot;)">
            <text:p/>
          </table:table-cell>
          <table:table-cell table:formula="of:=IF(AND([.AR$1]&lt;=[.$J23];[.AR$1]&gt;=[.$I23]);[.$A23];&quot;&quot;)">
            <text:p/>
          </table:table-cell>
          <table:table-cell table:formula="of:=IF(AND([.AS$1]&lt;=[.$J23];[.AS$1]&gt;=[.$I23]);[.$A23];&quot;&quot;)">
            <text:p/>
          </table:table-cell>
          <table:table-cell table:formula="of:=IF(AND([.AT$1]&lt;=[.$J23];[.AT$1]&gt;=[.$I23]);[.$A23];&quot;&quot;)">
            <text:p/>
          </table:table-cell>
          <table:table-cell table:formula="of:=IF(AND([.AU$1]&lt;=[.$J23];[.AU$1]&gt;=[.$I23]);[.$A23];&quot;&quot;)">
            <text:p/>
          </table:table-cell>
          <table:table-cell table:formula="of:=IF(AND([.AV$1]&lt;=[.$J23];[.AV$1]&gt;=[.$I23]);[.$A23];&quot;&quot;)">
            <text:p/>
          </table:table-cell>
          <table:table-cell table:formula="of:=IF(AND([.AW$1]&lt;=[.$J23];[.AW$1]&gt;=[.$I23]);[.$A23];&quot;&quot;)">
            <text:p/>
          </table:table-cell>
          <table:table-cell table:formula="of:=IF(AND([.AX$1]&lt;=[.$J23];[.AX$1]&gt;=[.$I23]);[.$A23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LOOKUP([.C24];[.$A:.$J];10;0)" office:value-type="float" office:value="16" calcext:value-type="float">
            <text:p>16</text:p>
          </table:table-cell>
          <table:table-cell table:formula="of:=VLOOKUP([.D24];[.$A:.$J];10;0)" office:value-type="float" office:value="11" calcext:value-type="float">
            <text:p>11</text:p>
          </table:table-cell>
          <table:table-cell table:formula="of:=VLOOKUP([.E24];[.$A:.$J];10;0)" office:value-type="float" office:value="0" calcext:value-type="float">
            <text:p/>
          </table:table-cell>
          <table:table-cell table:style-name="ce7" table:formula="of:=[.J24]-[.B24]+1" office:value-type="float" office:value="17" calcext:value-type="float">
            <text:p>17</text:p>
          </table:table-cell>
          <table:table-cell table:style-name="ce7" table:formula="of:=MAX([.F24:.H24])+[.B24]" office:value-type="float" office:value="22" calcext:value-type="float">
            <text:p>22</text:p>
          </table:table-cell>
          <table:table-cell table:formula="of:=IF(AND([.K$1]&lt;=[.$J24];[.K$1]&gt;=[.$I24]);[.$A24];&quot;&quot;)">
            <text:p/>
          </table:table-cell>
          <table:table-cell table:formula="of:=IF(AND([.L$1]&lt;=[.$J24];[.L$1]&gt;=[.$I24]);[.$A24];&quot;&quot;)">
            <text:p/>
          </table:table-cell>
          <table:table-cell table:formula="of:=IF(AND([.M$1]&lt;=[.$J24];[.M$1]&gt;=[.$I24]);[.$A24];&quot;&quot;)">
            <text:p/>
          </table:table-cell>
          <table:table-cell table:formula="of:=IF(AND([.N$1]&lt;=[.$J24];[.N$1]&gt;=[.$I24]);[.$A24];&quot;&quot;)">
            <text:p/>
          </table:table-cell>
          <table:table-cell table:formula="of:=IF(AND([.O$1]&lt;=[.$J24];[.O$1]&gt;=[.$I24]);[.$A24];&quot;&quot;)">
            <text:p/>
          </table:table-cell>
          <table:table-cell table:formula="of:=IF(AND([.P$1]&lt;=[.$J24];[.P$1]&gt;=[.$I24]);[.$A24];&quot;&quot;)">
            <text:p/>
          </table:table-cell>
          <table:table-cell table:formula="of:=IF(AND([.Q$1]&lt;=[.$J24];[.Q$1]&gt;=[.$I24]);[.$A24];&quot;&quot;)">
            <text:p/>
          </table:table-cell>
          <table:table-cell table:formula="of:=IF(AND([.R$1]&lt;=[.$J24];[.R$1]&gt;=[.$I24]);[.$A24];&quot;&quot;)">
            <text:p/>
          </table:table-cell>
          <table:table-cell table:formula="of:=IF(AND([.S$1]&lt;=[.$J24];[.S$1]&gt;=[.$I24]);[.$A24];&quot;&quot;)">
            <text:p/>
          </table:table-cell>
          <table:table-cell table:formula="of:=IF(AND([.T$1]&lt;=[.$J24];[.T$1]&gt;=[.$I24]);[.$A24];&quot;&quot;)">
            <text:p/>
          </table:table-cell>
          <table:table-cell table:formula="of:=IF(AND([.U$1]&lt;=[.$J24];[.U$1]&gt;=[.$I24]);[.$A24];&quot;&quot;)">
            <text:p/>
          </table:table-cell>
          <table:table-cell table:formula="of:=IF(AND([.V$1]&lt;=[.$J24];[.V$1]&gt;=[.$I24]);[.$A24];&quot;&quot;)">
            <text:p/>
          </table:table-cell>
          <table:table-cell table:formula="of:=IF(AND([.W$1]&lt;=[.$J24];[.W$1]&gt;=[.$I24]);[.$A24];&quot;&quot;)">
            <text:p/>
          </table:table-cell>
          <table:table-cell table:formula="of:=IF(AND([.X$1]&lt;=[.$J24];[.X$1]&gt;=[.$I24]);[.$A24];&quot;&quot;)">
            <text:p/>
          </table:table-cell>
          <table:table-cell table:formula="of:=IF(AND([.Y$1]&lt;=[.$J24];[.Y$1]&gt;=[.$I24]);[.$A24];&quot;&quot;)">
            <text:p/>
          </table:table-cell>
          <table:table-cell table:formula="of:=IF(AND([.Z$1]&lt;=[.$J24];[.Z$1]&gt;=[.$I24]);[.$A24];&quot;&quot;)">
            <text:p/>
          </table:table-cell>
          <table:table-cell table:formula="of:=IF(AND([.AA$1]&lt;=[.$J24];[.AA$1]&gt;=[.$I24]);[.$A24];&quot;&quot;)" office:value-type="float" office:value="23" calcext:value-type="float">
            <text:p>23</text:p>
          </table:table-cell>
          <table:table-cell table:formula="of:=IF(AND([.AB$1]&lt;=[.$J24];[.AB$1]&gt;=[.$I24]);[.$A24];&quot;&quot;)" office:value-type="float" office:value="23" calcext:value-type="float">
            <text:p>23</text:p>
          </table:table-cell>
          <table:table-cell table:formula="of:=IF(AND([.AC$1]&lt;=[.$J24];[.AC$1]&gt;=[.$I24]);[.$A24];&quot;&quot;)" office:value-type="float" office:value="23" calcext:value-type="float">
            <text:p>23</text:p>
          </table:table-cell>
          <table:table-cell table:formula="of:=IF(AND([.AD$1]&lt;=[.$J24];[.AD$1]&gt;=[.$I24]);[.$A24];&quot;&quot;)" office:value-type="float" office:value="23" calcext:value-type="float">
            <text:p>23</text:p>
          </table:table-cell>
          <table:table-cell table:formula="of:=IF(AND([.AE$1]&lt;=[.$J24];[.AE$1]&gt;=[.$I24]);[.$A24];&quot;&quot;)" office:value-type="float" office:value="23" calcext:value-type="float">
            <text:p>23</text:p>
          </table:table-cell>
          <table:table-cell table:formula="of:=IF(AND([.AF$1]&lt;=[.$J24];[.AF$1]&gt;=[.$I24]);[.$A24];&quot;&quot;)" office:value-type="float" office:value="23" calcext:value-type="float">
            <text:p>23</text:p>
          </table:table-cell>
          <table:table-cell table:formula="of:=IF(AND([.AG$1]&lt;=[.$J24];[.AG$1]&gt;=[.$I24]);[.$A24];&quot;&quot;)">
            <text:p/>
          </table:table-cell>
          <table:table-cell table:formula="of:=IF(AND([.AH$1]&lt;=[.$J24];[.AH$1]&gt;=[.$I24]);[.$A24];&quot;&quot;)">
            <text:p/>
          </table:table-cell>
          <table:table-cell table:formula="of:=IF(AND([.AI$1]&lt;=[.$J24];[.AI$1]&gt;=[.$I24]);[.$A24];&quot;&quot;)">
            <text:p/>
          </table:table-cell>
          <table:table-cell table:formula="of:=IF(AND([.AJ$1]&lt;=[.$J24];[.AJ$1]&gt;=[.$I24]);[.$A24];&quot;&quot;)">
            <text:p/>
          </table:table-cell>
          <table:table-cell table:formula="of:=IF(AND([.AK$1]&lt;=[.$J24];[.AK$1]&gt;=[.$I24]);[.$A24];&quot;&quot;)">
            <text:p/>
          </table:table-cell>
          <table:table-cell table:formula="of:=IF(AND([.AL$1]&lt;=[.$J24];[.AL$1]&gt;=[.$I24]);[.$A24];&quot;&quot;)">
            <text:p/>
          </table:table-cell>
          <table:table-cell table:formula="of:=IF(AND([.AM$1]&lt;=[.$J24];[.AM$1]&gt;=[.$I24]);[.$A24];&quot;&quot;)">
            <text:p/>
          </table:table-cell>
          <table:table-cell table:formula="of:=IF(AND([.AN$1]&lt;=[.$J24];[.AN$1]&gt;=[.$I24]);[.$A24];&quot;&quot;)">
            <text:p/>
          </table:table-cell>
          <table:table-cell table:formula="of:=IF(AND([.AO$1]&lt;=[.$J24];[.AO$1]&gt;=[.$I24]);[.$A24];&quot;&quot;)">
            <text:p/>
          </table:table-cell>
          <table:table-cell table:formula="of:=IF(AND([.AP$1]&lt;=[.$J24];[.AP$1]&gt;=[.$I24]);[.$A24];&quot;&quot;)">
            <text:p/>
          </table:table-cell>
          <table:table-cell table:formula="of:=IF(AND([.AQ$1]&lt;=[.$J24];[.AQ$1]&gt;=[.$I24]);[.$A24];&quot;&quot;)">
            <text:p/>
          </table:table-cell>
          <table:table-cell table:formula="of:=IF(AND([.AR$1]&lt;=[.$J24];[.AR$1]&gt;=[.$I24]);[.$A24];&quot;&quot;)">
            <text:p/>
          </table:table-cell>
          <table:table-cell table:formula="of:=IF(AND([.AS$1]&lt;=[.$J24];[.AS$1]&gt;=[.$I24]);[.$A24];&quot;&quot;)">
            <text:p/>
          </table:table-cell>
          <table:table-cell table:formula="of:=IF(AND([.AT$1]&lt;=[.$J24];[.AT$1]&gt;=[.$I24]);[.$A24];&quot;&quot;)">
            <text:p/>
          </table:table-cell>
          <table:table-cell table:formula="of:=IF(AND([.AU$1]&lt;=[.$J24];[.AU$1]&gt;=[.$I24]);[.$A24];&quot;&quot;)">
            <text:p/>
          </table:table-cell>
          <table:table-cell table:formula="of:=IF(AND([.AV$1]&lt;=[.$J24];[.AV$1]&gt;=[.$I24]);[.$A24];&quot;&quot;)">
            <text:p/>
          </table:table-cell>
          <table:table-cell table:formula="of:=IF(AND([.AW$1]&lt;=[.$J24];[.AW$1]&gt;=[.$I24]);[.$A24];&quot;&quot;)">
            <text:p/>
          </table:table-cell>
          <table:table-cell table:formula="of:=IF(AND([.AX$1]&lt;=[.$J24];[.AX$1]&gt;=[.$I24]);[.$A24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VLOOKUP([.C25];[.$A:.$J];10;0)" office:value-type="float" office:value="5" calcext:value-type="float">
            <text:p>5</text:p>
          </table:table-cell>
          <table:table-cell table:formula="of:=VLOOKUP([.D25];[.$A:.$J];10;0)" office:value-type="float" office:value="7" calcext:value-type="float">
            <text:p>7</text:p>
          </table:table-cell>
          <table:table-cell table:formula="of:=VLOOKUP([.E25];[.$A:.$J];10;0)" office:value-type="float" office:value="5" calcext:value-type="float">
            <text:p>5</text:p>
          </table:table-cell>
          <table:table-cell table:style-name="ce7" table:formula="of:=[.J25]-[.B25]+1" office:value-type="float" office:value="8" calcext:value-type="float">
            <text:p>8</text:p>
          </table:table-cell>
          <table:table-cell table:style-name="ce7" table:formula="of:=MAX([.F25:.H25])+[.B25]" office:value-type="float" office:value="9" calcext:value-type="float">
            <text:p>9</text:p>
          </table:table-cell>
          <table:table-cell table:formula="of:=IF(AND([.K$1]&lt;=[.$J25];[.K$1]&gt;=[.$I25]);[.$A25];&quot;&quot;)">
            <text:p/>
          </table:table-cell>
          <table:table-cell table:formula="of:=IF(AND([.L$1]&lt;=[.$J25];[.L$1]&gt;=[.$I25]);[.$A25];&quot;&quot;)">
            <text:p/>
          </table:table-cell>
          <table:table-cell table:formula="of:=IF(AND([.M$1]&lt;=[.$J25];[.M$1]&gt;=[.$I25]);[.$A25];&quot;&quot;)">
            <text:p/>
          </table:table-cell>
          <table:table-cell table:formula="of:=IF(AND([.N$1]&lt;=[.$J25];[.N$1]&gt;=[.$I25]);[.$A25];&quot;&quot;)">
            <text:p/>
          </table:table-cell>
          <table:table-cell table:formula="of:=IF(AND([.O$1]&lt;=[.$J25];[.O$1]&gt;=[.$I25]);[.$A25];&quot;&quot;)">
            <text:p/>
          </table:table-cell>
          <table:table-cell table:formula="of:=IF(AND([.P$1]&lt;=[.$J25];[.P$1]&gt;=[.$I25]);[.$A25];&quot;&quot;)">
            <text:p/>
          </table:table-cell>
          <table:table-cell table:formula="of:=IF(AND([.Q$1]&lt;=[.$J25];[.Q$1]&gt;=[.$I25]);[.$A25];&quot;&quot;)">
            <text:p/>
          </table:table-cell>
          <table:table-cell table:formula="of:=IF(AND([.R$1]&lt;=[.$J25];[.R$1]&gt;=[.$I25]);[.$A25];&quot;&quot;)" office:value-type="float" office:value="24" calcext:value-type="float">
            <text:p>24</text:p>
          </table:table-cell>
          <table:table-cell table:formula="of:=IF(AND([.S$1]&lt;=[.$J25];[.S$1]&gt;=[.$I25]);[.$A25];&quot;&quot;)" office:value-type="float" office:value="24" calcext:value-type="float">
            <text:p>24</text:p>
          </table:table-cell>
          <table:table-cell table:formula="of:=IF(AND([.T$1]&lt;=[.$J25];[.T$1]&gt;=[.$I25]);[.$A25];&quot;&quot;)">
            <text:p/>
          </table:table-cell>
          <table:table-cell table:formula="of:=IF(AND([.U$1]&lt;=[.$J25];[.U$1]&gt;=[.$I25]);[.$A25];&quot;&quot;)">
            <text:p/>
          </table:table-cell>
          <table:table-cell table:formula="of:=IF(AND([.V$1]&lt;=[.$J25];[.V$1]&gt;=[.$I25]);[.$A25];&quot;&quot;)">
            <text:p/>
          </table:table-cell>
          <table:table-cell table:formula="of:=IF(AND([.W$1]&lt;=[.$J25];[.W$1]&gt;=[.$I25]);[.$A25];&quot;&quot;)">
            <text:p/>
          </table:table-cell>
          <table:table-cell table:formula="of:=IF(AND([.X$1]&lt;=[.$J25];[.X$1]&gt;=[.$I25]);[.$A25];&quot;&quot;)">
            <text:p/>
          </table:table-cell>
          <table:table-cell table:formula="of:=IF(AND([.Y$1]&lt;=[.$J25];[.Y$1]&gt;=[.$I25]);[.$A25];&quot;&quot;)">
            <text:p/>
          </table:table-cell>
          <table:table-cell table:formula="of:=IF(AND([.Z$1]&lt;=[.$J25];[.Z$1]&gt;=[.$I25]);[.$A25];&quot;&quot;)">
            <text:p/>
          </table:table-cell>
          <table:table-cell table:formula="of:=IF(AND([.AA$1]&lt;=[.$J25];[.AA$1]&gt;=[.$I25]);[.$A25];&quot;&quot;)">
            <text:p/>
          </table:table-cell>
          <table:table-cell table:formula="of:=IF(AND([.AB$1]&lt;=[.$J25];[.AB$1]&gt;=[.$I25]);[.$A25];&quot;&quot;)">
            <text:p/>
          </table:table-cell>
          <table:table-cell table:formula="of:=IF(AND([.AC$1]&lt;=[.$J25];[.AC$1]&gt;=[.$I25]);[.$A25];&quot;&quot;)">
            <text:p/>
          </table:table-cell>
          <table:table-cell table:formula="of:=IF(AND([.AD$1]&lt;=[.$J25];[.AD$1]&gt;=[.$I25]);[.$A25];&quot;&quot;)">
            <text:p/>
          </table:table-cell>
          <table:table-cell table:formula="of:=IF(AND([.AE$1]&lt;=[.$J25];[.AE$1]&gt;=[.$I25]);[.$A25];&quot;&quot;)">
            <text:p/>
          </table:table-cell>
          <table:table-cell table:formula="of:=IF(AND([.AF$1]&lt;=[.$J25];[.AF$1]&gt;=[.$I25]);[.$A25];&quot;&quot;)">
            <text:p/>
          </table:table-cell>
          <table:table-cell table:formula="of:=IF(AND([.AG$1]&lt;=[.$J25];[.AG$1]&gt;=[.$I25]);[.$A25];&quot;&quot;)">
            <text:p/>
          </table:table-cell>
          <table:table-cell table:formula="of:=IF(AND([.AH$1]&lt;=[.$J25];[.AH$1]&gt;=[.$I25]);[.$A25];&quot;&quot;)">
            <text:p/>
          </table:table-cell>
          <table:table-cell table:formula="of:=IF(AND([.AI$1]&lt;=[.$J25];[.AI$1]&gt;=[.$I25]);[.$A25];&quot;&quot;)">
            <text:p/>
          </table:table-cell>
          <table:table-cell table:formula="of:=IF(AND([.AJ$1]&lt;=[.$J25];[.AJ$1]&gt;=[.$I25]);[.$A25];&quot;&quot;)">
            <text:p/>
          </table:table-cell>
          <table:table-cell table:formula="of:=IF(AND([.AK$1]&lt;=[.$J25];[.AK$1]&gt;=[.$I25]);[.$A25];&quot;&quot;)">
            <text:p/>
          </table:table-cell>
          <table:table-cell table:formula="of:=IF(AND([.AL$1]&lt;=[.$J25];[.AL$1]&gt;=[.$I25]);[.$A25];&quot;&quot;)">
            <text:p/>
          </table:table-cell>
          <table:table-cell table:formula="of:=IF(AND([.AM$1]&lt;=[.$J25];[.AM$1]&gt;=[.$I25]);[.$A25];&quot;&quot;)">
            <text:p/>
          </table:table-cell>
          <table:table-cell table:formula="of:=IF(AND([.AN$1]&lt;=[.$J25];[.AN$1]&gt;=[.$I25]);[.$A25];&quot;&quot;)">
            <text:p/>
          </table:table-cell>
          <table:table-cell table:formula="of:=IF(AND([.AO$1]&lt;=[.$J25];[.AO$1]&gt;=[.$I25]);[.$A25];&quot;&quot;)">
            <text:p/>
          </table:table-cell>
          <table:table-cell table:formula="of:=IF(AND([.AP$1]&lt;=[.$J25];[.AP$1]&gt;=[.$I25]);[.$A25];&quot;&quot;)">
            <text:p/>
          </table:table-cell>
          <table:table-cell table:formula="of:=IF(AND([.AQ$1]&lt;=[.$J25];[.AQ$1]&gt;=[.$I25]);[.$A25];&quot;&quot;)">
            <text:p/>
          </table:table-cell>
          <table:table-cell table:formula="of:=IF(AND([.AR$1]&lt;=[.$J25];[.AR$1]&gt;=[.$I25]);[.$A25];&quot;&quot;)">
            <text:p/>
          </table:table-cell>
          <table:table-cell table:formula="of:=IF(AND([.AS$1]&lt;=[.$J25];[.AS$1]&gt;=[.$I25]);[.$A25];&quot;&quot;)">
            <text:p/>
          </table:table-cell>
          <table:table-cell table:formula="of:=IF(AND([.AT$1]&lt;=[.$J25];[.AT$1]&gt;=[.$I25]);[.$A25];&quot;&quot;)">
            <text:p/>
          </table:table-cell>
          <table:table-cell table:formula="of:=IF(AND([.AU$1]&lt;=[.$J25];[.AU$1]&gt;=[.$I25]);[.$A25];&quot;&quot;)">
            <text:p/>
          </table:table-cell>
          <table:table-cell table:formula="of:=IF(AND([.AV$1]&lt;=[.$J25];[.AV$1]&gt;=[.$I25]);[.$A25];&quot;&quot;)">
            <text:p/>
          </table:table-cell>
          <table:table-cell table:formula="of:=IF(AND([.AW$1]&lt;=[.$J25];[.AW$1]&gt;=[.$I25]);[.$A25];&quot;&quot;)">
            <text:p/>
          </table:table-cell>
          <table:table-cell table:formula="of:=IF(AND([.AX$1]&lt;=[.$J25];[.AX$1]&gt;=[.$I25]);[.$A25];&quot;&quot;)">
            <text:p/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6];[.$A:.$J];10;0)" office:value-type="float" office:value="12" calcext:value-type="float">
            <text:p>12</text:p>
          </table:table-cell>
          <table:table-cell table:formula="of:=VLOOKUP([.D26];[.$A:.$J];10;0)" office:value-type="float" office:value="0" calcext:value-type="float">
            <text:p/>
          </table:table-cell>
          <table:table-cell table:formula="of:=VLOOKUP([.E26];[.$A:.$J];10;0)" office:value-type="float" office:value="0" calcext:value-type="float">
            <text:p/>
          </table:table-cell>
          <table:table-cell table:style-name="ce7" table:formula="of:=[.J26]-[.B26]+1" office:value-type="float" office:value="13" calcext:value-type="float">
            <text:p>13</text:p>
          </table:table-cell>
          <table:table-cell table:style-name="ce7" table:formula="of:=MAX([.F26:.H26])+[.B26]" office:value-type="float" office:value="16" calcext:value-type="float">
            <text:p>16</text:p>
          </table:table-cell>
          <table:table-cell table:formula="of:=IF(AND([.K$1]&lt;=[.$J26];[.K$1]&gt;=[.$I26]);[.$A26];&quot;&quot;)">
            <text:p/>
          </table:table-cell>
          <table:table-cell table:formula="of:=IF(AND([.L$1]&lt;=[.$J26];[.L$1]&gt;=[.$I26]);[.$A26];&quot;&quot;)">
            <text:p/>
          </table:table-cell>
          <table:table-cell table:formula="of:=IF(AND([.M$1]&lt;=[.$J26];[.M$1]&gt;=[.$I26]);[.$A26];&quot;&quot;)">
            <text:p/>
          </table:table-cell>
          <table:table-cell table:formula="of:=IF(AND([.N$1]&lt;=[.$J26];[.N$1]&gt;=[.$I26]);[.$A26];&quot;&quot;)">
            <text:p/>
          </table:table-cell>
          <table:table-cell table:formula="of:=IF(AND([.O$1]&lt;=[.$J26];[.O$1]&gt;=[.$I26]);[.$A26];&quot;&quot;)">
            <text:p/>
          </table:table-cell>
          <table:table-cell table:formula="of:=IF(AND([.P$1]&lt;=[.$J26];[.P$1]&gt;=[.$I26]);[.$A26];&quot;&quot;)">
            <text:p/>
          </table:table-cell>
          <table:table-cell table:formula="of:=IF(AND([.Q$1]&lt;=[.$J26];[.Q$1]&gt;=[.$I26]);[.$A26];&quot;&quot;)">
            <text:p/>
          </table:table-cell>
          <table:table-cell table:formula="of:=IF(AND([.R$1]&lt;=[.$J26];[.R$1]&gt;=[.$I26]);[.$A26];&quot;&quot;)">
            <text:p/>
          </table:table-cell>
          <table:table-cell table:formula="of:=IF(AND([.S$1]&lt;=[.$J26];[.S$1]&gt;=[.$I26]);[.$A26];&quot;&quot;)">
            <text:p/>
          </table:table-cell>
          <table:table-cell table:formula="of:=IF(AND([.T$1]&lt;=[.$J26];[.T$1]&gt;=[.$I26]);[.$A26];&quot;&quot;)">
            <text:p/>
          </table:table-cell>
          <table:table-cell table:formula="of:=IF(AND([.U$1]&lt;=[.$J26];[.U$1]&gt;=[.$I26]);[.$A26];&quot;&quot;)">
            <text:p/>
          </table:table-cell>
          <table:table-cell table:formula="of:=IF(AND([.V$1]&lt;=[.$J26];[.V$1]&gt;=[.$I26]);[.$A26];&quot;&quot;)">
            <text:p/>
          </table:table-cell>
          <table:table-cell table:formula="of:=IF(AND([.W$1]&lt;=[.$J26];[.W$1]&gt;=[.$I26]);[.$A26];&quot;&quot;)" office:value-type="float" office:value="25" calcext:value-type="float">
            <text:p>25</text:p>
          </table:table-cell>
          <table:table-cell table:formula="of:=IF(AND([.X$1]&lt;=[.$J26];[.X$1]&gt;=[.$I26]);[.$A26];&quot;&quot;)" office:value-type="float" office:value="25" calcext:value-type="float">
            <text:p>25</text:p>
          </table:table-cell>
          <table:table-cell table:formula="of:=IF(AND([.Y$1]&lt;=[.$J26];[.Y$1]&gt;=[.$I26]);[.$A26];&quot;&quot;)" office:value-type="float" office:value="25" calcext:value-type="float">
            <text:p>25</text:p>
          </table:table-cell>
          <table:table-cell table:formula="of:=IF(AND([.Z$1]&lt;=[.$J26];[.Z$1]&gt;=[.$I26]);[.$A26];&quot;&quot;)" office:value-type="float" office:value="25" calcext:value-type="float">
            <text:p>25</text:p>
          </table:table-cell>
          <table:table-cell table:formula="of:=IF(AND([.AA$1]&lt;=[.$J26];[.AA$1]&gt;=[.$I26]);[.$A26];&quot;&quot;)">
            <text:p/>
          </table:table-cell>
          <table:table-cell table:formula="of:=IF(AND([.AB$1]&lt;=[.$J26];[.AB$1]&gt;=[.$I26]);[.$A26];&quot;&quot;)">
            <text:p/>
          </table:table-cell>
          <table:table-cell table:formula="of:=IF(AND([.AC$1]&lt;=[.$J26];[.AC$1]&gt;=[.$I26]);[.$A26];&quot;&quot;)">
            <text:p/>
          </table:table-cell>
          <table:table-cell table:formula="of:=IF(AND([.AD$1]&lt;=[.$J26];[.AD$1]&gt;=[.$I26]);[.$A26];&quot;&quot;)">
            <text:p/>
          </table:table-cell>
          <table:table-cell table:formula="of:=IF(AND([.AE$1]&lt;=[.$J26];[.AE$1]&gt;=[.$I26]);[.$A26];&quot;&quot;)">
            <text:p/>
          </table:table-cell>
          <table:table-cell table:formula="of:=IF(AND([.AF$1]&lt;=[.$J26];[.AF$1]&gt;=[.$I26]);[.$A26];&quot;&quot;)">
            <text:p/>
          </table:table-cell>
          <table:table-cell table:formula="of:=IF(AND([.AG$1]&lt;=[.$J26];[.AG$1]&gt;=[.$I26]);[.$A26];&quot;&quot;)">
            <text:p/>
          </table:table-cell>
          <table:table-cell table:formula="of:=IF(AND([.AH$1]&lt;=[.$J26];[.AH$1]&gt;=[.$I26]);[.$A26];&quot;&quot;)">
            <text:p/>
          </table:table-cell>
          <table:table-cell table:formula="of:=IF(AND([.AI$1]&lt;=[.$J26];[.AI$1]&gt;=[.$I26]);[.$A26];&quot;&quot;)">
            <text:p/>
          </table:table-cell>
          <table:table-cell table:formula="of:=IF(AND([.AJ$1]&lt;=[.$J26];[.AJ$1]&gt;=[.$I26]);[.$A26];&quot;&quot;)">
            <text:p/>
          </table:table-cell>
          <table:table-cell table:formula="of:=IF(AND([.AK$1]&lt;=[.$J26];[.AK$1]&gt;=[.$I26]);[.$A26];&quot;&quot;)">
            <text:p/>
          </table:table-cell>
          <table:table-cell table:formula="of:=IF(AND([.AL$1]&lt;=[.$J26];[.AL$1]&gt;=[.$I26]);[.$A26];&quot;&quot;)">
            <text:p/>
          </table:table-cell>
          <table:table-cell table:formula="of:=IF(AND([.AM$1]&lt;=[.$J26];[.AM$1]&gt;=[.$I26]);[.$A26];&quot;&quot;)">
            <text:p/>
          </table:table-cell>
          <table:table-cell table:formula="of:=IF(AND([.AN$1]&lt;=[.$J26];[.AN$1]&gt;=[.$I26]);[.$A26];&quot;&quot;)">
            <text:p/>
          </table:table-cell>
          <table:table-cell table:formula="of:=IF(AND([.AO$1]&lt;=[.$J26];[.AO$1]&gt;=[.$I26]);[.$A26];&quot;&quot;)">
            <text:p/>
          </table:table-cell>
          <table:table-cell table:formula="of:=IF(AND([.AP$1]&lt;=[.$J26];[.AP$1]&gt;=[.$I26]);[.$A26];&quot;&quot;)">
            <text:p/>
          </table:table-cell>
          <table:table-cell table:formula="of:=IF(AND([.AQ$1]&lt;=[.$J26];[.AQ$1]&gt;=[.$I26]);[.$A26];&quot;&quot;)">
            <text:p/>
          </table:table-cell>
          <table:table-cell table:formula="of:=IF(AND([.AR$1]&lt;=[.$J26];[.AR$1]&gt;=[.$I26]);[.$A26];&quot;&quot;)">
            <text:p/>
          </table:table-cell>
          <table:table-cell table:formula="of:=IF(AND([.AS$1]&lt;=[.$J26];[.AS$1]&gt;=[.$I26]);[.$A26];&quot;&quot;)">
            <text:p/>
          </table:table-cell>
          <table:table-cell table:formula="of:=IF(AND([.AT$1]&lt;=[.$J26];[.AT$1]&gt;=[.$I26]);[.$A26];&quot;&quot;)">
            <text:p/>
          </table:table-cell>
          <table:table-cell table:formula="of:=IF(AND([.AU$1]&lt;=[.$J26];[.AU$1]&gt;=[.$I26]);[.$A26];&quot;&quot;)">
            <text:p/>
          </table:table-cell>
          <table:table-cell table:formula="of:=IF(AND([.AV$1]&lt;=[.$J26];[.AV$1]&gt;=[.$I26]);[.$A26];&quot;&quot;)">
            <text:p/>
          </table:table-cell>
          <table:table-cell table:formula="of:=IF(AND([.AW$1]&lt;=[.$J26];[.AW$1]&gt;=[.$I26]);[.$A26];&quot;&quot;)">
            <text:p/>
          </table:table-cell>
          <table:table-cell table:formula="of:=IF(AND([.AX$1]&lt;=[.$J26];[.AX$1]&gt;=[.$I26]);[.$A26];&quot;&quot;)">
            <text:p/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/>
          <table:table-cell table:formula="of:=SUM([.K2:.K26])" office:value-type="float" office:value="60" calcext:value-type="float">
            <text:p>60</text:p>
          </table:table-cell>
          <table:table-cell table:formula="of:=SUM([.L2:.L26])" office:value-type="float" office:value="60" calcext:value-type="float">
            <text:p>60</text:p>
          </table:table-cell>
          <table:table-cell table:formula="of:=SUM([.M2:.M26])" office:value-type="float" office:value="60" calcext:value-type="float">
            <text:p>60</text:p>
          </table:table-cell>
          <table:table-cell table:formula="of:=SUM([.N2:.N26])" office:value-type="float" office:value="60" calcext:value-type="float">
            <text:p>60</text:p>
          </table:table-cell>
          <table:table-cell table:formula="of:=SUM([.O2:.O26])" office:value-type="float" office:value="60" calcext:value-type="float">
            <text:p>60</text:p>
          </table:table-cell>
          <table:table-cell table:formula="of:=SUM([.P2:.P26])" office:value-type="float" office:value="22" calcext:value-type="float">
            <text:p>22</text:p>
          </table:table-cell>
          <table:table-cell table:formula="of:=SUM([.Q2:.Q26])" office:value-type="float" office:value="22" calcext:value-type="float">
            <text:p>22</text:p>
          </table:table-cell>
          <table:table-cell table:formula="of:=SUM([.R2:.R26])" office:value-type="float" office:value="58" calcext:value-type="float">
            <text:p>58</text:p>
          </table:table-cell>
          <table:table-cell table:formula="of:=SUM([.S2:.S26])" office:value-type="float" office:value="58" calcext:value-type="float">
            <text:p>58</text:p>
          </table:table-cell>
          <table:table-cell table:formula="of:=SUM([.T2:.T26])" office:value-type="float" office:value="51" calcext:value-type="float">
            <text:p>51</text:p>
          </table:table-cell>
          <table:table-cell table:formula="of:=SUM([.U2:.U26])" office:value-type="float" office:value="49" calcext:value-type="float">
            <text:p>49</text:p>
          </table:table-cell>
          <table:table-cell table:formula="of:=SUM([.V2:.V26])" office:value-type="float" office:value="58" calcext:value-type="float">
            <text:p>58</text:p>
          </table:table-cell>
          <table:table-cell table:formula="of:=SUM([.W2:.W26])" office:value-type="float" office:value="98" calcext:value-type="float">
            <text:p>98</text:p>
          </table:table-cell>
          <table:table-cell table:formula="of:=SUM([.X2:.X26])" office:value-type="float" office:value="65" calcext:value-type="float">
            <text:p>65</text:p>
          </table:table-cell>
          <table:table-cell table:formula="of:=SUM([.Y2:.Y26])" office:value-type="float" office:value="66" calcext:value-type="float">
            <text:p>66</text:p>
          </table:table-cell>
          <table:table-cell table:formula="of:=SUM([.Z2:.Z26])" office:value-type="float" office:value="47" calcext:value-type="float">
            <text:p>47</text:p>
          </table:table-cell>
          <table:table-cell table:formula="of:=SUM([.AA2:.AA26])" office:value-type="float" office:value="44" calcext:value-type="float">
            <text:p>44</text:p>
          </table:table-cell>
          <table:table-cell table:formula="of:=SUM([.AB2:.AB26])" office:value-type="float" office:value="52" calcext:value-type="float">
            <text:p>52</text:p>
          </table:table-cell>
          <table:table-cell table:formula="of:=SUM([.AC2:.AC26])" office:value-type="float" office:value="52" calcext:value-type="float">
            <text:p>52</text:p>
          </table:table-cell>
          <table:table-cell table:formula="of:=SUM([.AD2:.AD26])" office:value-type="float" office:value="52" calcext:value-type="float">
            <text:p>52</text:p>
          </table:table-cell>
          <table:table-cell table:formula="of:=SUM([.AE2:.AE26])" office:value-type="float" office:value="52" calcext:value-type="float">
            <text:p>52</text:p>
          </table:table-cell>
          <table:table-cell table:formula="of:=SUM([.AF2:.AF26])" office:value-type="float" office:value="52" calcext:value-type="float">
            <text:p>52</text:p>
          </table:table-cell>
          <table:table-cell table:formula="of:=SUM([.AG2:.AG26])" office:value-type="float" office:value="23" calcext:value-type="float">
            <text:p>23</text:p>
          </table:table-cell>
          <table:table-cell table:formula="of:=SUM([.AH2:.AH26])" office:value-type="float" office:value="5" calcext:value-type="float">
            <text:p>5</text:p>
          </table:table-cell>
          <table:table-cell table:formula="of:=SUM([.AI2:.AI26])" office:value-type="float" office:value="5" calcext:value-type="float">
            <text:p>5</text:p>
          </table:table-cell>
          <table:table-cell table:number-columns-repeated="29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.00.0000</text:date>, <text:time style:data-style-name="N2" text:time-value="21:26:14.314165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  <meta:initial-creator>Denis M. Ushakov</meta:initial-creator>
    <meta:creation-date>2025-07-12T17:36:23Z</meta:creation-date>
    <dc:date>2026-03-12T21:32:28.877171418</dc:date>
    <meta:editing-duration>PT6M26S</meta:editing-duration>
    <meta:editing-cycles>3</meta:editing-cycles>
    <meta:document-statistic meta:table-count="1" meta:cell-count="1324" meta:object-count="0"/>
  </office:meta>
</office:document-meta>
</file>